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calligra="http://www.calligra.org/2005/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Monospace" svg:font-family="Monospace"/>
    <style:font-face style:name="OpenSymbol" svg:font-family="OpenSymbol"/>
    <style:font-face style:name="Times New Roman" svg:font-family="'Times New Roman'"/>
    <style:font-face style:name="courier new" svg:font-family="'courier new'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fo:font-weight="bold" style:letter-kerning="true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1pt" fo:language="en" fo:country="US" style:letter-kerning="true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letter-kerning="true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letter-kerning="true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" fo:font-size="11pt" fo:language="en" fo:country="US" style:letter-kerning="true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start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" fo:font-size="11pt" fo:language="en" fo:country="US" style:letter-kerning="true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" fo:font-size="12pt" fo:language="en" fo:country="US" style:letter-kerning="true" fo:hyphenate="false" fo:hyphenation-remain-char-count="2" fo:hyphenation-push-char-count="2"/>
    </style:style>
    <style:style style:name="P13" style:family="paragraph" style:parent-style-name="Standard">
      <style:paragraph-properties fo:line-height="150%" fo:hyphenation-ladder-count="no-limit" style:text-autospace="ideograph-alpha" style:punctuation-wrap="hanging" style:line-break="strict" style:writing-mode="page"/>
      <style:text-properties style:use-window-font-color="true" style:font-name="Courier New1" fo:font-size="12pt" fo:language="en" fo:country="US" style:letter-kerning="true" fo:hyphenate="false" fo:hyphenation-remain-char-count="2" fo:hyphenation-push-char-count="2"/>
    </style:style>
    <style:style style:name="P14" style:family="paragraph" style:parent-style-name="Standard">
      <style:paragraph-properties fo:line-height="150%" fo:hyphenation-ladder-count="no-limit" style:text-autospace="ideograph-alpha" style:punctuation-wrap="hanging" style:line-break="strict" style:writing-mode="page"/>
      <style:text-properties style:use-window-font-color="true" style:font-name="Courier New1" fo:font-size="11pt" fo:language="en" fo:country="US" style:letter-kerning="true" style:font-size-asian="11pt" style:font-size-complex="11pt" fo:hyphenate="false" fo:hyphenation-remain-char-count="2" fo:hyphenation-push-char-count="2"/>
    </style:style>
    <style:style style:name="P15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1" fo:font-size="11pt" fo:language="en" fo:country="US" style:letter-kerning="true" style:font-size-asian="11pt" style:font-size-complex="11pt" fo:hyphenate="false" fo:hyphenation-remain-char-count="2" fo:hyphenation-push-char-count="2"/>
    </style:style>
    <style:style style:name="P16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17" style:family="paragraph" style:parent-style-name="Standard">
      <style:paragraph-properties fo:line-height="150%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background-color="#efefef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tyle="normal" style:text-underline-style="none" fo:font-weight="normal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1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fo:background-color="#efefef" style:font-size-asian="11pt" style:font-size-complex="11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 style:text-autospace="ideograph-alpha" style:punctuation-wrap="hanging" style:line-break="strict" style:writing-mode="page"/>
      <style:text-properties fo:color="#3f7f5f" style:font-name="Monospace" fo:font-size="10pt" fo:language="en" fo:country="US" style:text-underline-style="none" style:letter-kerning="true" fo:hyphenate="false" fo:hyphenation-remain-char-count="2" fo:hyphenation-push-char-count="2"/>
    </style:style>
    <style:style style:name="P25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1pt" fo:language="en" fo:country="US" style:letter-kerning="true" fo:hyphenate="false" fo:hyphenation-remain-char-count="2" fo:hyphenation-push-char-count="2"/>
    </style:style>
    <style:style style:name="P26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1pt" fo:language="en" fo:country="US" style:letter-kerning="true" fo:background-color="#efefef" fo:hyphenate="false" fo:hyphenation-remain-char-count="2" fo:hyphenation-push-char-count="2"/>
    </style:style>
    <style:style style:name="P27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1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28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29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1pt" fo:language="en" fo:country="US" fo:font-style="normal" style:text-underline-style="none" fo:font-weight="normal" style:letter-kerning="true" fo:background-color="#efefef" fo:hyphenate="false" fo:hyphenation-remain-char-count="2" fo:hyphenation-push-char-count="2"/>
    </style:style>
    <style:style style:name="P30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31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fo:background-color="#e4e4ff" style:font-size-asian="11pt" style:font-size-complex="11pt" fo:hyphenate="false" fo:hyphenation-remain-char-count="2" fo:hyphenation-push-char-count="2"/>
    </style:style>
    <style:style style:name="P32" style:family="paragraph" style:parent-style-name="Preformatted_20_Text">
      <style:paragraph-properties fo:line-height="150%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style:letter-kerning="true" style:font-size-asian="11pt" style:font-size-complex="11pt" fo:hyphenate="false" fo:hyphenation-remain-char-count="2" fo:hyphenation-push-char-count="2"/>
    </style:style>
    <style:style style:name="P33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style:letter-kerning="true" style:font-size-asian="11pt" style:font-size-complex="11pt" fo:hyphenate="false" fo:hyphenation-remain-char-count="2" fo:hyphenation-push-char-count="2"/>
    </style:style>
    <style:style style:name="P34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hyphenate="false" fo:hyphenation-remain-char-count="2" fo:hyphenation-push-char-count="2"/>
    </style:style>
    <style:style style:name="P35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background-color="#efefef" style:font-size-asian="11pt" style:font-size-complex="11pt" fo:hyphenate="false" fo:hyphenation-remain-char-count="2" fo:hyphenation-push-char-count="2"/>
    </style:style>
    <style:style style:name="P36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background-color="#e4e4ff" style:font-size-asian="11pt" style:font-size-complex="11pt" fo:hyphenate="false" fo:hyphenation-remain-char-count="2" fo:hyphenation-push-char-count="2"/>
    </style:style>
    <style:style style:name="P37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style:font-size-asian="11pt" style:font-size-complex="11pt" fo:hyphenate="false" fo:hyphenation-remain-char-count="2" fo:hyphenation-push-char-count="2"/>
    </style:style>
    <style:style style:name="P38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" fo:font-size="11pt" fo:language="en" fo:country="US" style:letter-kerning="true" fo:background-color="#efefef" fo:hyphenate="false" fo:hyphenation-remain-char-count="2" fo:hyphenation-push-char-count="2"/>
    </style:style>
    <style:style style:name="P39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" fo:font-size="11pt" fo:language="en" fo:country="US" style:letter-kerning="true" fo:hyphenate="false" fo:hyphenation-remain-char-count="2" fo:hyphenation-push-char-count="2"/>
    </style:style>
    <style:style style:name="P40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808080" style:font-name="Courier New1" fo:font-size="11pt" fo:language="en" fo:country="US" fo:font-style="italic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41" style:family="paragraph" style:parent-style-name="Preformatted_20_Text">
      <style:paragraph-properties fo:line-height="150%" fo:hyphenation-ladder-count="no-limit" style:text-autospace="ideograph-alpha" style:punctuation-wrap="hanging" style:line-break="strict" style:writing-mode="page"/>
      <style:text-properties fo:color="#000080" style:font-name="Courier New1" fo:font-size="11pt" fo:language="en" fo:country="US" fo:font-weight="bold" style:letter-kerning="true" fo:background-color="#f7faff" style:font-size-asian="11pt" style:font-size-complex="11pt" fo:hyphenate="false" fo:hyphenation-remain-char-count="2" fo:hyphenation-push-char-count="2"/>
    </style:style>
    <style:style style:name="P42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000000" style:font-name="Courier New1" fo:font-size="11pt" fo:letter-spacing="normal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43" style:family="paragraph" style:parent-style-name="Preformatted_20_Text">
      <style:paragraph-properties fo:hyphenation-ladder-count="no-limit" fo:background-color="#ffffff" style:text-autospace="ideograph-alpha" style:punctuation-wrap="hanging" style:line-break="strict" style:writing-mode="page">
        <style:background-image/>
      </style:paragraph-properties>
      <style:text-properties fo:color="#000000" style:font-name="Courier New" fo:font-size="11pt" fo:language="en" fo:country="US" style:letter-kerning="true" fo:hyphenate="false" fo:hyphenation-remain-char-count="2" fo:hyphenation-push-char-count="2"/>
    </style:style>
    <style:style style:name="P44" style:family="paragraph" style:parent-style-name="Preformatted_20_Text">
      <style:paragraph-properties fo:hyphenation-ladder-count="no-limit" fo:background-color="#ffffff" style:text-autospace="ideograph-alpha" style:punctuation-wrap="hanging" style:line-break="strict" style:writing-mode="page">
        <style:background-image/>
      </style:paragraph-properties>
      <style:text-properties fo:color="#808080" style:font-name="Courier New" fo:font-size="11pt" fo:language="en" fo:country="US" fo:font-style="italic" style:letter-kerning="true" fo:hyphenate="false" fo:hyphenation-remain-char-count="2" fo:hyphenation-push-char-count="2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11pt" style:font-size-asian="11pt" style:font-size-complex="11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11pt" fo:background-color="#f7faff" style:font-size-asian="11pt" style:font-size-complex="11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 fo:font-size="11pt" fo:font-style="italic" style:font-size-asian="11pt" style:font-size-complex="11pt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660e7a" style:font-name="Courier New1" fo:font-size="11pt" fo:font-style="italic" fo:font-weight="bold" style:font-size-asian="11pt" style:font-size-complex="11pt"/>
    </style:style>
    <style:style style:name="P49" style:family="paragraph" style:parent-style-name="Preformatted_20_Text">
      <style:paragraph-properties fo:margin-top="0cm" fo:margin-bottom="0.499cm" fo:hyphenation-ladder-count="no-limit" fo:background-color="#ffffff" style:text-autospace="ideograph-alpha" style:punctuation-wrap="hanging" style:line-break="strict" style:writing-mode="page">
        <style:background-image/>
      </style:paragraph-properties>
      <style:text-properties fo:color="#000000" style:font-name="Courier New" fo:font-size="11pt" fo:language="en" fo:country="US" style:letter-kerning="true" fo:hyphenate="false" fo:hyphenation-remain-char-count="2" fo:hyphenation-push-char-count="2"/>
    </style:style>
    <style:style style:name="P5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 fo:font-size="11pt" style:font-size-asian="11pt" style:font-size-complex="11pt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style:font-name="Arial" fo:font-style="normal" style:text-underline-style="none" fo:font-weight="normal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/>
    </style:style>
    <style:style style:name="P53" style:family="paragraph" style:parent-style-name="Standard">
      <style:paragraph-properties fo:line-height="150%"/>
      <style:text-properties style:font-name="Ari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55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Courier New" fo:font-size="11pt" fo:font-style="normal" style:text-underline-style="none" fo:font-weight="normal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 fo:font-size="11pt" style:font-size-asian="11pt" style:font-size-complex="11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11pt" style:font-size-asian="11pt" style:font-size-complex="11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color="#660e7a" style:font-name="Courier New1" fo:font-size="11pt" fo:font-style="italic" fo:font-weight="bold" style:font-size-asian="11pt" style:font-size-complex="11pt"/>
    </style:style>
    <style:style style:name="P61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808080" style:font-name="Courier New1" fo:font-size="11pt" fo:language="en" fo:country="US" fo:font-style="italic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62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font-variant="normal" fo:text-transform="none" fo:color="#000000" style:font-name="Courier New1" fo:font-size="11pt" fo:letter-spacing="normal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63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660e7a" style:font-name="Courier New1" fo:font-size="11pt" fo:language="en" fo:country="US" fo:font-style="italic" style:text-underline-style="none" fo:font-weight="bold" style:letter-kerning="true" style:font-size-asian="11pt" style:font-size-complex="11pt" fo:hyphenate="false" fo:hyphenation-remain-char-count="2" fo:hyphenation-push-char-count="2"/>
    </style:style>
    <style:style style:name="P64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65" style:family="paragraph" style:parent-style-name="Preformatted_20_Text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1" fo:font-size="11pt" fo:language="en" fo:country="US" fo:font-style="normal" style:text-underline-style="none" fo:font-weight="normal" style:letter-kerning="true" fo:background-color="#e4e4ff" style:font-size-asian="11pt" style:font-size-complex="11pt" fo:hyphenate="false" fo:hyphenation-remain-char-count="2" fo:hyphenation-push-char-count="2"/>
    </style:style>
    <style:style style:name="P66" style:family="paragraph" style:parent-style-name="Heading_20_1">
      <style:paragraph-properties fo:margin-top="0.423cm" fo:margin-bottom="0.212cm" fo:hyphenation-ladder-count="no-limit" fo:keep-with-next="always" style:text-autospace="ideograph-alpha" style:punctuation-wrap="hanging" style:line-break="strict" style:writing-mode="page"/>
      <style:text-properties style:use-window-font-color="true" style:font-name="Arial1" fo:font-size="16.1000003814697pt" fo:language="en" fo:country="US" style:letter-kerning="true" fo:hyphenate="false" fo:hyphenation-remain-char-count="2" fo:hyphenation-push-char-count="2"/>
    </style:style>
    <style:style style:name="P67" style:family="paragraph" style:parent-style-name="Heading_20_2">
      <style:paragraph-properties fo:margin-top="0.423cm" fo:margin-bottom="0.212cm" fo:hyphenation-ladder-count="no-limit" fo:keep-with-next="always" style:text-autospace="ideograph-alpha" style:punctuation-wrap="hanging" style:line-break="strict" style:writing-mode="page"/>
      <style:text-properties style:use-window-font-color="true" style:font-name="Arial1" fo:language="en" fo:country="US" style:letter-kerning="true" fo:hyphenate="false" fo:hyphenation-remain-char-count="2" fo:hyphenation-push-char-count="2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fo:color="#000000" style:font-name="Arial" fo:font-style="normal" style:text-underline-style="none" fo:font-weight="normal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fo:color="#000000" style:font-name="Courier New" fo:font-style="normal" style:text-underline-style="none" fo:font-weight="normal"/>
    </style:style>
    <style:style style:name="P70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71" style:family="paragraph" style:parent-style-name="Standard" style:list-style-name="L1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2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3" style:family="paragraph" style:parent-style-name="Standard">
      <style:paragraph-properties fo:line-height="150%" fo:hyphenation-ladder-count="no-limit" style:text-autospace="ideograph-alpha" style:punctuation-wrap="hanging" style:line-break="strict" style:writing-mode="page"/>
      <style:text-properties fo:color="#000000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4" style:family="paragraph" style:parent-style-name="Standard" style:list-style-name="L1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fo:color="#000000" style:font-name="Courier New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5" style:family="paragraph" style:parent-style-name="Standard" style:list-style-name="L1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76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style style:name="P77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78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fo:font-style="normal" style:text-underline-style="none" fo:font-weight="normal" style:letter-kerning="true" fo:hyphenate="false" fo:hyphenation-remain-char-count="2" fo:hyphenation-push-char-count="2"/>
    </style:style>
    <style:style style:name="P79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letter-kerning="true" fo:hyphenate="false" fo:hyphenation-remain-char-count="2" fo:hyphenation-push-char-count="2"/>
    </style:style>
    <style:style style:name="P80" style:family="paragraph" style:parent-style-name="Standard">
      <style:paragraph-properties fo:line-height="150%" fo:text-align="justify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Courier New1" fo:font-size="11pt" fo:language="en" fo:country="US" fo:font-style="normal" style:text-underline-style="none" fo:font-weight="normal" style:letter-kerning="true" style:font-size-asian="11pt" style:font-size-complex="11pt" fo:hyphenate="false" fo:hyphenation-remain-char-count="2" fo:hyphenation-push-char-count="2"/>
    </style:style>
    <style:style style:name="P81" style:family="paragraph" style:parent-style-name="Standard" style:list-style-name="">
      <style:paragraph-properties fo:margin-top="0.423cm" fo:margin-bottom="0.212cm" fo:keep-with-next="always"/>
      <style:text-properties style:font-name="Arial1" fo:font-size="14pt" fo:font-style="italic" fo:font-weight="bold"/>
    </style:style>
    <style:style style:name="T1" style:family="text">
      <style:text-properties fo:color="#0000ff"/>
    </style:style>
    <style:style style:name="T2" style:family="text">
      <style:text-properties fo:color="#0000ff" fo:font-weight="bold"/>
    </style:style>
    <style:style style:name="T3" style:family="text">
      <style:text-properties fo:color="#0000ff" fo:font-weight="bold" fo:background-color="#efefef"/>
    </style:style>
    <style:style style:name="T4" style:family="text">
      <style:text-properties fo:color="#0000ff" fo:font-weight="bold" fo:background-color="#efefef" style:font-size-asian="11pt" style:font-size-complex="11pt"/>
    </style:style>
    <style:style style:name="T5" style:family="text">
      <style:text-properties fo:color="#0000ff" style:font-name="Courier New2" fo:font-size="11pt" fo:font-weight="bold" fo:background-color="#efefef"/>
    </style:style>
    <style:style style:name="T6" style:family="text">
      <style:text-properties fo:color="#0000ff" fo:background-color="#f7faff"/>
    </style:style>
    <style:style style:name="T7" style:family="text">
      <style:text-properties fo:color="#0000ff" style:font-name="Consolas" fo:font-size="15pt"/>
    </style:style>
    <style:style style:name="T8" style:family="text">
      <style:text-properties fo:color="#0000ff" style:font-name="Consolas" fo:font-size="15pt" fo:font-weight="bold" fo:background-color="#efefef"/>
    </style:style>
    <style:style style:name="T9" style:family="text">
      <style:text-properties fo:color="#0000ff" fo:font-size="15pt"/>
    </style:style>
    <style:style style:name="T10" style:family="text">
      <style:text-properties fo:color="#0000ff" fo:font-size="15pt" fo:font-weight="bold" fo:background-color="#efefef"/>
    </style:style>
    <style:style style:name="T11" style:family="text">
      <style:text-properties fo:background-color="#efefef"/>
    </style:style>
    <style:style style:name="T12" style:family="text">
      <style:text-properties fo:background-color="#efefef" style:font-size-asian="11pt" style:font-size-complex="11pt"/>
    </style:style>
    <style:style style:name="T13" style:family="text">
      <style:text-properties fo:color="#000080" fo:font-weight="bold"/>
    </style:style>
    <style:style style:name="T14" style:family="text">
      <style:text-properties fo:color="#000080" fo:font-weight="bold" fo:background-color="#efefef"/>
    </style:style>
    <style:style style:name="T15" style:family="text">
      <style:text-properties fo:color="#000080" fo:font-weight="bold" fo:background-color="#f7faff"/>
    </style:style>
    <style:style style:name="T16" style:family="text">
      <style:text-properties fo:color="#000080" style:font-name="Courier New2" fo:font-size="11pt" fo:font-weight="bold"/>
    </style:style>
    <style:style style:name="T17" style:family="text">
      <style:text-properties fo:color="#000080" style:font-name="Courier New2" fo:font-size="11pt" fo:font-weight="bold" fo:background-color="#efefef"/>
    </style:style>
    <style:style style:name="T18" style:family="text">
      <style:text-properties fo:color="#000080" style:font-name="Consolas" fo:font-size="15pt" fo:font-weight="bold"/>
    </style:style>
    <style:style style:name="T19" style:family="text">
      <style:text-properties fo:color="#000080" style:font-name="Consolas" fo:font-size="15pt" fo:font-weight="bold" fo:background-color="#efefef"/>
    </style:style>
    <style:style style:name="T20" style:family="text">
      <style:text-properties fo:color="#000080" fo:font-size="15pt" fo:font-weight="bold"/>
    </style:style>
    <style:style style:name="T21" style:family="text">
      <style:text-properties fo:color="#000080" fo:font-size="15pt" fo:font-weight="bold" fo:background-color="#efefef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weight="bold" fo:background-color="#efefef"/>
    </style:style>
    <style:style style:name="T25" style:family="text">
      <style:text-properties fo:color="#008000" fo:font-weight="bold" fo:background-color="#f7faff"/>
    </style:style>
    <style:style style:name="T26" style:family="text">
      <style:text-properties fo:color="#008000" fo:background-color="#efefef"/>
    </style:style>
    <style:style style:name="T27" style:family="text">
      <style:text-properties fo:color="#008000" style:font-name="Courier New2" fo:font-size="11pt" fo:font-weight="bold"/>
    </style:style>
    <style:style style:name="T28" style:family="text">
      <style:text-properties fo:color="#008000" style:font-name="Courier New2" fo:font-size="11pt" fo:font-weight="bold" fo:background-color="#efefef"/>
    </style:style>
    <style:style style:name="T29" style:family="text">
      <style:text-properties fo:color="#008000" style:font-name="Consolas" fo:font-size="15pt" fo:font-weight="bold"/>
    </style:style>
    <style:style style:name="T30" style:family="text">
      <style:text-properties fo:color="#008000" style:font-name="Consolas" fo:font-size="15pt" fo:font-weight="bold" fo:background-color="#efefef"/>
    </style:style>
    <style:style style:name="T31" style:family="text">
      <style:text-properties fo:color="#008000" fo:font-size="15pt" fo:font-weight="bold"/>
    </style:style>
    <style:style style:name="T32" style:family="text">
      <style:text-properties fo:color="#008000" fo:font-size="15pt" fo:font-weight="bold" fo:background-color="#efefef"/>
    </style:style>
    <style:style style:name="T33" style:family="text">
      <style:text-properties fo:color="#000000" style:font-name="Courier New" fo:font-style="normal" style:text-underline-style="none" fo:font-weight="normal"/>
    </style:style>
    <style:style style:name="T34" style:family="text">
      <style:text-properties style:font-name="Courier New"/>
    </style:style>
    <style:style style:name="T35" style:family="text">
      <style:text-properties style:font-name="Courier New" fo:background-color="#efefef"/>
    </style:style>
    <style:style style:name="T36" style:family="text">
      <style:text-properties fo:color="#660e7a"/>
    </style:style>
    <style:style style:name="T37" style:family="text">
      <style:text-properties fo:color="#660e7a" fo:font-style="italic" fo:font-weight="bold"/>
    </style:style>
    <style:style style:name="T38" style:family="text">
      <style:text-properties fo:color="#660e7a" fo:font-style="italic" fo:font-weight="bold" fo:background-color="#f7faff"/>
    </style:style>
    <style:style style:name="T39" style:family="text">
      <style:text-properties fo:color="#660e7a" fo:font-weight="bold"/>
    </style:style>
    <style:style style:name="T40" style:family="text">
      <style:text-properties fo:color="#660e7a" style:font-name="Courier New2" fo:font-size="11pt" fo:font-weight="bold"/>
    </style:style>
    <style:style style:name="T41" style:family="text">
      <style:text-properties fo:color="#660e7a" style:font-name="Consolas" fo:font-size="15pt" fo:font-weight="bold"/>
    </style:style>
    <style:style style:name="T42" style:family="text">
      <style:text-properties fo:color="#660e7a" style:font-name="Consolas" fo:font-size="15pt" fo:font-style="italic" fo:font-weight="bold"/>
    </style:style>
    <style:style style:name="T43" style:family="text">
      <style:text-properties fo:color="#660e7a" fo:font-size="15pt" fo:font-weight="bold"/>
    </style:style>
    <style:style style:name="T44" style:family="text">
      <style:text-properties fo:color="#660e7a" fo:font-size="15pt" fo:font-style="italic" fo:font-weight="bold"/>
    </style:style>
    <style:style style:name="T45" style:family="text">
      <style:text-properties fo:font-style="italic"/>
    </style:style>
    <style:style style:name="T46" style:family="text">
      <style:text-properties fo:font-style="italic" fo:background-color="#f7faff"/>
    </style:style>
    <style:style style:name="T47" style:family="text">
      <style:text-properties fo:color="#7a7a43"/>
    </style:style>
    <style:style style:name="T48" style:family="text">
      <style:text-properties fo:color="#7a7a43" style:font-name="Courier New2" fo:font-size="11pt"/>
    </style:style>
    <style:style style:name="T49" style:family="text">
      <style:text-properties fo:color="#7a7a43" style:font-name="Consolas" fo:font-size="15pt"/>
    </style:style>
    <style:style style:name="T50" style:family="text">
      <style:text-properties fo:color="#7a7a43" fo:font-size="15pt"/>
    </style:style>
    <style:style style:name="T51" style:family="text">
      <style:text-properties fo:color="#808080"/>
    </style:style>
    <style:style style:name="T52" style:family="text">
      <style:text-properties fo:color="#808080" fo:font-style="italic"/>
    </style:style>
    <style:style style:name="T53" style:family="text">
      <style:text-properties fo:color="#808080" fo:font-style="italic" fo:font-weight="bold"/>
    </style:style>
    <style:style style:name="T54" style:family="text">
      <style:text-properties fo:color="#808080" style:font-name="Courier New2" fo:font-size="11pt" fo:font-style="italic"/>
    </style:style>
    <style:style style:name="T55" style:family="text">
      <style:text-properties fo:color="#808080" style:font-name="Consolas" fo:font-size="15pt" fo:font-style="italic"/>
    </style:style>
    <style:style style:name="T56" style:family="text">
      <style:text-properties fo:color="#808080" fo:font-size="15pt" fo:font-style="italic"/>
    </style:style>
    <style:style style:name="T57" style:family="text">
      <style:text-properties style:font-name="Courier New2" fo:font-size="11pt"/>
    </style:style>
    <style:style style:name="T58" style:family="text">
      <style:text-properties style:font-name="Courier New2" fo:font-size="11pt" fo:background-color="#efefef"/>
    </style:style>
    <style:style style:name="T59" style:family="text">
      <style:text-properties style:font-name="Consolas" fo:font-size="15pt"/>
    </style:style>
    <style:style style:name="T60" style:family="text">
      <style:text-properties style:font-name="Consolas" fo:font-size="15pt" fo:background-color="#efefef"/>
    </style:style>
    <style:style style:name="T61" style:family="text">
      <style:text-properties style:font-name="Consolas" fo:font-size="15pt" fo:font-style="italic"/>
    </style:style>
    <style:style style:name="T62" style:family="text">
      <style:text-properties style:font-name="Consolas" fo:font-size="15pt" fo:background-color="#e4e4ff"/>
    </style:style>
    <style:style style:name="T63" style:family="text">
      <style:text-properties fo:font-size="15pt"/>
    </style:style>
    <style:style style:name="T64" style:family="text">
      <style:text-properties fo:font-size="15pt" fo:background-color="#efefef"/>
    </style:style>
    <style:style style:name="T65" style:family="text">
      <style:text-properties fo:font-size="15pt" fo:font-style="italic"/>
    </style:style>
    <style:style style:name="T66" style:family="text">
      <style:text-properties fo:font-size="15pt" fo:background-color="#e4e4ff"/>
    </style:style>
    <style:style style:name="T67" style:family="text">
      <style:text-properties style:font-name="Courier New1"/>
    </style:style>
    <style:style style:name="T68" style:family="text">
      <style:text-properties fo:background-color="#f7faff"/>
    </style:style>
    <style:style style:name="T69" style:family="text">
      <style:text-properties fo:color="#660000" fo:background-color="#f7faff"/>
    </style:style>
    <style:style style:name="T70" style:family="text">
      <style:text-properties fo:color="#458383"/>
    </style:style>
    <style:style style:name="T71" style:family="text">
      <style:text-properties fo:color="#458383" style:font-name="Consolas" fo:font-size="15pt"/>
    </style:style>
    <style:style style:name="T72" style:family="text">
      <style:text-properties fo:color="#458383" fo:font-size="15pt"/>
    </style:style>
    <style:style style:name="T73" style:family="text">
      <style:text-properties fo:background-color="#e4e4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 text:outline-level="1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 text:outline-level="2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 text:outline-level="3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 text:outline-level="4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 text:outline-level="5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 text:outline-level="6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 text:outline-level="7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 text:outline-level="8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 text:outline-level="9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7"><text:a xlink:type="simple" xlink:href="#__RefHeading__876_125555529" text:style-name="Internet_20_link" text:visited-style-name="Visited_20_Internet_20_Link">1. Angular JS<text:tab/>1</text:a></text:p>
          <text:p text:style-name="P56"><text:a xlink:type="simple" xlink:href="#__RefHeading__2438_682025447" text:style-name="Internet_20_link" text:visited-style-name="Visited_20_Internet_20_Link">1.1 Sub Topico<text:tab/>1</text:a></text:p>
          <text:p text:style-name="P57"><text:a xlink:type="simple" xlink:href="#__RefHeading__876_1255555291" text:style-name="Internet_20_link" text:visited-style-name="Visited_20_Internet_20_Link">2. Primeira aplicação<text:tab/>2</text:a></text:p>
          <text:p text:style-name="P56"><text:a xlink:type="simple" xlink:href="#__RefHeading__2438_6820254471" text:style-name="Internet_20_link" text:visited-style-name="Visited_20_Internet_20_Link">2.1 Primeira aplicação<text:tab/>2</text:a></text:p>
          <text:p text:style-name="P57"><text:a xlink:type="simple" xlink:href="#__RefHeading__876_12555552911" text:style-name="Internet_20_link" text:visited-style-name="Visited_20_Internet_20_Link">3. Trabalhando com Controllers<text:tab/>4</text:a></text:p>
          <text:p text:style-name="P56"><text:a xlink:type="simple" xlink:href="#__RefHeading__2438_68202544711" text:style-name="Internet_20_link" text:visited-style-name="Visited_20_Internet_20_Link">3.1 Primeiro Controller <text:tab/>4</text:a></text:p>
          <text:p text:style-name="P56"><text:a xlink:type="simple" xlink:href="#__RefHeading__2438_682025447111" text:style-name="Internet_20_link" text:visited-style-name="Visited_20_Internet_20_Link">3.2 Controller utilizando scope<text:tab/>5</text:a></text:p>
          <text:p text:style-name="P57"><text:a xlink:type="simple" xlink:href="#__RefHeading__876_125555529111" text:style-name="Internet_20_link" text:visited-style-name="Visited_20_Internet_20_Link">4. Executando mudanças com Watch<text:tab/>7</text:a></text:p>
          <text:p text:style-name="P56"><text:a xlink:type="simple" xlink:href="#__RefHeading__2438_682025447112" text:style-name="Internet_20_link" text:visited-style-name="Visited_20_Internet_20_Link">4.1 Usando watch – mostrar alert <text:s/>sempre que o nome for alterado<text:tab/>7</text:a></text:p>
          <text:p text:style-name="P57"><text:a xlink:type="simple" xlink:href="#__RefHeading__876_1255555291111" text:style-name="Internet_20_link" text:visited-style-name="Visited_20_Internet_20_Link">5. Testando ng-show e ng-hide<text:tab/>8</text:a></text:p>
          <text:p text:style-name="P56"><text:a xlink:type="simple" xlink:href="#__RefHeading__2438_6820254471121" text:style-name="Internet_20_link" text:visited-style-name="Visited_20_Internet_20_Link">5.1 Usando ng-show para mostrar conteúdo oculto<text:tab/>8</text:a></text:p>
          <text:p text:style-name="P56"><text:a xlink:type="simple" xlink:href="#__RefHeading__2438_68202544711211" text:style-name="Internet_20_link" text:visited-style-name="Visited_20_Internet_20_Link">5.2 Usando ng-hide para ocultar conteúdo<text:tab/>9</text:a></text:p>
          <text:p text:style-name="P57"><text:a xlink:type="simple" xlink:href="#__RefHeading__876_12555552911111" text:style-name="Internet_20_link" text:visited-style-name="Visited_20_Internet_20_Link">6. Lista de repetição<text:tab/>10</text:a></text:p>
          <text:p text:style-name="P56"><text:a xlink:type="simple" xlink:href="#__RefHeading__2438_68202544711212" text:style-name="Internet_20_link" text:visited-style-name="Visited_20_Internet_20_Link">6.1 Lista de repetição<text:tab/>10</text:a></text:p>
          <text:p text:style-name="P57"><text:a xlink:type="simple" xlink:href="#__RefHeading__876_125555529111111" text:style-name="Internet_20_link" text:visited-style-name="Visited_20_Internet_20_Link">7. Filtrando Lista <text:tab/>11</text:a></text:p>
          <text:p text:style-name="P56"><text:a xlink:type="simple" xlink:href="#__RefHeading__2438_682025447112121" text:style-name="Internet_20_link" text:visited-style-name="Visited_20_Internet_20_Link">7.1 Fazendo busca na lista de repetição<text:tab/>11</text:a></text:p>
          <text:p text:style-name="P57"><text:a xlink:type="simple" xlink:href="#__RefHeading__876_1255555291111111" text:style-name="Internet_20_link" text:visited-style-name="Visited_20_Internet_20_Link">8. Diretivas <text:tab/>12</text:a></text:p>
          <text:p text:style-name="P56"><text:a xlink:type="simple" xlink:href="#__RefHeading__2438_6820254471121211" text:style-name="Internet_20_link" text:visited-style-name="Visited_20_Internet_20_Link">8.1 Diretiva ng-click para adicionar<text:tab/>12</text:a></text:p>
          <text:p text:style-name="P56"><text:a xlink:type="simple" xlink:href="#__RefHeading__2438_68202544711212111" text:style-name="Internet_20_link" text:visited-style-name="Visited_20_Internet_20_Link">8.2 Diretiva ng-click para remover<text:tab/>14</text:a></text:p>
          <text:p text:style-name="P56"><text:a xlink:type="simple" xlink:href="#__RefHeading__2438_682025447112121111" text:style-name="Internet_20_link" text:visited-style-name="Visited_20_Internet_20_Link">8.3 Adicionando total<text:tab/>15</text:a></text:p>
          <text:p text:style-name="P56"><text:a xlink:type="simple" xlink:href="#__RefHeading__2438_6820254471121211111" text:style-name="Internet_20_link" text:visited-style-name="Visited_20_Internet_20_Link">8.4 Diretiva ng-change – disparando uma função quando algo é alterado<text:tab/>17</text:a></text:p>
          <text:p text:style-name="P56"><text:a xlink:type="simple" xlink:href="#__RefHeading__2438_68202544711212111111" text:style-name="Internet_20_link" text:visited-style-name="Visited_20_Internet_20_Link">8.5 Diretiva ng-options – lidando com combo<text:tab/>18</text:a></text:p>
          <text:p text:style-name="P57"><text:a xlink:type="simple" xlink:href="#__RefHeading__876_12555552911111111" text:style-name="Internet_20_link" text:visited-style-name="Visited_20_Internet_20_Link">9. Módulos<text:tab/>19</text:a></text:p>
          <text:p text:style-name="P56"><text:a xlink:type="simple" xlink:href="#__RefHeading__2438_68202544711212112" text:style-name="Internet_20_link" text:visited-style-name="Visited_20_Internet_20_Link">9.1 Trabalhando com módulos<text:tab/>19</text:a></text:p>
          <text:p text:style-name="P57"><text:a xlink:type="simple" xlink:href="#__RefHeading__876_125555529111111111" text:style-name="Internet_20_link" text:visited-style-name="Visited_20_Internet_20_Link">10. Dependency Injection<text:tab/>20</text:a></text:p>
          <text:p text:style-name="P56"><text:a xlink:type="simple" xlink:href="#__RefHeading__2438_682025447112121121" text:style-name="Internet_20_link" text:visited-style-name="Visited_20_Internet_20_Link">10.1 Testando Dependency Injection<text:tab/>20</text:a></text:p>
          <text:p text:style-name="P57"><text:a xlink:type="simple" xlink:href="#__RefHeading__876_1255555291111111111" text:style-name="Internet_20_link" text:visited-style-name="Visited_20_Internet_20_Link">11. App Base<text:tab/>21</text:a></text:p>
          <text:p text:style-name="P56"><text:a xlink:type="simple" xlink:href="#__RefHeading__2438_6820254471121211211" text:style-name="Internet_20_link" text:visited-style-name="Visited_20_Internet_20_Link">11.1 Criando a app base<text:tab/>21</text:a></text:p>
          <text:p text:style-name="P57"><text:a xlink:type="simple" xlink:href="#__RefHeading__876_12555552911111111111" text:style-name="Internet_20_link" text:visited-style-name="Visited_20_Internet_20_Link">12. Rotas<text:tab/>22</text:a></text:p>
          <text:p text:style-name="P56"><text:a xlink:type="simple" xlink:href="#__RefHeading__2438_68202544711212112111" text:style-name="Internet_20_link" text:visited-style-name="Visited_20_Internet_20_Link">12.1 Criando rotas<text:tab/>22</text:a></text:p>
          <text:p text:style-name="P57"><text:a xlink:type="simple" xlink:href="#__RefHeading__876_125555529111111111111" text:style-name="Internet_20_link" text:visited-style-name="Visited_20_Internet_20_Link">13. Adicionando elementos (pessoas)<text:tab/>24</text:a></text:p>
          <text:p text:style-name="P56"><text:a xlink:type="simple" xlink:href="#__RefHeading__2438_682025447112121121111" text:style-name="Internet_20_link" text:visited-style-name="Visited_20_Internet_20_Link">13.1 Criando controller para adicionar pessoas<text:tab/>24</text:a></text:p>
          <text:p text:style-name="P56"><text:a xlink:type="simple" xlink:href="#__RefHeading__2438_6820254471121211211111" text:style-name="Internet_20_link" text:visited-style-name="Visited_20_Internet_20_Link">13.2 Adicionando pessoas<text:tab/>25</text:a></text:p>
          <text:p text:style-name="P56"><text:a xlink:type="simple" xlink:href="#__RefHeading__2438_68202544711212112111111" text:style-name="Internet_20_link" text:visited-style-name="Visited_20_Internet_20_Link">13.3 Editando pessoas<text:tab/>26</text:a></text:p>
          <text:p text:style-name="P56"><text:a xlink:type="simple" xlink:href="#__RefHeading__2438_682025447112121121111111" text:style-name="Internet_20_link" text:visited-style-name="Visited_20_Internet_20_Link">13.4 Deletando pessoas<text:tab/>27</text:a></text:p>
          <text:p text:style-name="P57"><text:a xlink:type="simple" xlink:href="#__RefHeading__876_12555552911111111111141" text:style-name="Internet_20_link" text:visited-style-name="Visited_20_Internet_20_Link">14. Filtros e diretivas<text:tab/>29</text:a></text:p>
          <text:p text:style-name="P56"><text:a xlink:type="simple" xlink:href="#__RefHeading__2438_68202544711212112111142" text:style-name="Internet_20_link" text:visited-style-name="Visited_20_Internet_20_Link">14.1 Trabalhando com filtros – Criando um filtro simples<text:tab/>29</text:a></text:p>
          <text:p text:style-name="P56"><text:a xlink:type="simple" xlink:href="#__RefHeading__2438_68202544711212112111142_1" text:style-name="Internet_20_link" text:visited-style-name="Visited_20_Internet_20_Link">14.2 Trabalhando com filtros – Criando um filtro com parâmetros<text:tab/>31</text:a></text:p>
          <text:p text:style-name="P56"><text:a xlink:type="simple" xlink:href="#__RefHeading__2438_68202544711212112111142_11" text:style-name="Internet_20_link" text:visited-style-name="Visited_20_Internet_20_Link">14.3 Trabalhando com filtros – Criando um filtro com parâmetros<text:tab/>32</text:a></text:p>
        </text:index-body>
      </text:table-of-content>
      <text:p text:style-name="P2"/>
      <text:p text:style-name="P2"/>
      <text:h text:style-name="P66" text:outline-level="1"><text:bookmark-start text:name="__RefHeading__876_125555529"/>1. Angular JS<text:bookmark-end text:name="__RefHeading__876_125555529"/></text:h>
      <text:p text:style-name="P8"/>
      <text:h text:style-name="P67" text:outline-level="2"><text:bookmark-start text:name="__RefHeading__2438_682025447"/>1.1 Sub Topico<text:bookmark-end text:name="__RefHeading__2438_682025447"/></text:h>
      <text:p text:style-name="P3"/>
      <text:p text:style-name="P4">Angularjs.org</text:p>
      <text:p text:style-name="P4"/>
      <text:p text:style-name="P4"><text:bookmark-start text:name="__DdeLink__5202_1586615193"/><text:soft-page-break/></text:p>
      <text:p text:style-name="P2"/>
      <text:h text:style-name="P66" text:outline-level="1"><text:bookmark-start text:name="__RefHeading__876_1255555291"/>2. Primeira aplicação<text:bookmark-end text:name="__RefHeading__876_1255555291"/></text:h>
      <text:p text:style-name="P8"/>
      <text:h text:style-name="P67" text:outline-level="2"><text:bookmark-start text:name="__RefHeading__2438_6820254471"/>2.1 Primeira aplicação<text:bookmark-end text:name="__RefHeading__2438_6820254471"/></text:h>
      <text:p text:style-name="P3"/>
      <text:p text:style-name="P4">1. Abrir a IDE (ex: PHP Storm)</text:p>
      <text:p text:style-name="P4"/>
      <text:p text:style-name="P4">2. Criar um novo projeto (ex: curso-angular)</text:p>
      <text:p text:style-name="P4"/>
      <text:p text:style-name="P4">3. Criar um arquivo index.html com o seguinte conteúdo do site do angular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</text:span><text:span text:style-name="T11">&gt;</text:span></text:p>
      <text:p text:style-name="P43"><text:s text:c="4"/><text:span text:style-name="T11">&lt;</text:span><text:span text:style-name="T14">label</text:span><text:span text:style-name="T11">&gt;</text:span>Name:<text:span text:style-name="T11">&lt;/</text:span><text:span text:style-name="T14">label</text:span><text:span text:style-name="T11">&gt;</text:span></text:p>
      <text:p text:style-name="P43"><text:s text:c="4"/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yourName" </text:span><text:span text:style-name="T3">placeholder=</text:span><text:span text:style-name="T24">"Enter a name here"</text:span><text:span text:style-name="T11">&gt;</text:span></text:p>
      <text:p text:style-name="P43"><text:s text:c="4"/><text:span text:style-name="T11">&lt;</text:span><text:span text:style-name="T14">hr</text:span><text:span text:style-name="T11">&gt;</text:span></text:p>
      <text:p text:style-name="P43"><text:s text:c="4"/><text:span text:style-name="T11">&lt;</text:span><text:span text:style-name="T14">h1</text:span><text:span text:style-name="T11">&gt;</text:span>Hello {{yourName}}!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10"/>
      <text:p text:style-name="P4">4. Testar</text:p>
      <text:p text:style-name="P16">Iniciar servidor PHP pela linha de comando</text:p>
      <text:list xml:id="list7234474580918761778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</text:span></text:p>
        </text:list-item>
      </text:list>
      <text:p text:style-name="P4"/>
      <text:p text:style-name="P16">5. Explicação</text:p>
      <text:p text:style-name="P16">ng-app – prepara o html para funcionar com o javascript do angular</text:p>
      <text:p text:style-name="P16">ng-model é o valor que será impresso na tela expresso por {{ }}</text:p>
      <text:p text:style-name="P16"/>
      <text:p text:style-name="P16">6. <text:s/>Testar depois conforme abaixo:</text:p>
      <text:p text:style-name="P27"><text:soft-page-break/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</text:span><text:span text:style-name="T11">&gt;</text:span></text:p>
      <text:p text:style-name="P43"><text:s text:c="4"/><text:span text:style-name="T11">&lt;</text:span><text:span text:style-name="T14">label</text:span><text:span text:style-name="T11">&gt;</text:span>Primeiro nome:<text:span text:style-name="T11">&lt;/</text:span><text:span text:style-name="T14">label</text:span><text:span text:style-name="T11">&gt;</text:span></text:p>
      <text:p text:style-name="P43"><text:s text:c="4"/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firstName" </text:span><text:span text:style-name="T11">&gt;</text:span></text:p>
      <text:p text:style-name="P43"><text:s text:c="4"/><text:span text:style-name="T11">&lt;</text:span><text:span text:style-name="T14">label</text:span><text:span text:style-name="T11">&gt;</text:span>Último nome:<text:span text:style-name="T11">&lt;/</text:span><text:span text:style-name="T14">label</text:span><text:span text:style-name="T11">&gt;</text:span></text:p>
      <text:p text:style-name="P43"><text:s text:c="4"/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lastName" </text:span><text:span text:style-name="T11">&gt;</text:span></text:p>
      <text:p text:style-name="P43"><text:s text:c="4"/><text:span text:style-name="T11">&lt;</text:span><text:span text:style-name="T14">hr</text:span><text:span text:style-name="T11">&gt;</text:span></text:p>
      <text:p text:style-name="P43"><text:s text:c="4"/><text:span text:style-name="T11">&lt;</text:span><text:span text:style-name="T14">h1</text:span><text:span text:style-name="T11">&gt;</text:span>Hello {{firstName}} {{lastName}}!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0"/>
      <text:p text:style-name="P16"><text:bookmark-end text:name="__DdeLink__5202_1586615193"/></text:p>
      <text:p text:style-name="P16"/>
      <text:p text:style-name="P16"/>
      <text:p text:style-name="P5">Diferenças entre a versão 1.0.8 e as últimas versões</text:p>
      <text:p text:style-name="P4">Os vídeos do curso são baseados na versão 1.0.8 do AngularJS, mas, se você for fazer download do pacote pode ser de uma versão posterior. Com as novas versões a estrutura de inicialização de uma aplicação com Angular muda um pouco. Porque, foi incluído a criação de estruturas explícitas, ou seja, no caso da criação de um controller usando a versão 1.3.16 não funcionará. O controller terá que ser registrado explicitamente.</text:p>
      <text:p text:style-name="P4"/>
      <text:p text:style-name="P4">Veja a diferença da criação do controller no exemplo passado com a versão 1.3.16:</text:p>
      <text:p text:style-name="P4"/>
      <text:p text:style-name="P11">&lt;!doctype html&gt;</text:p>
      <text:p text:style-name="P11">&lt;html ng-app="app"&gt;</text:p>
      <text:p text:style-name="P11">&lt;head&gt;</text:p>
      <text:p text:style-name="P11">&lt;script src="https://ajax.googleapis.com/ajax/libs/angularjs/1.3.16/angular.min.js"&gt;&lt;/script&gt;</text:p>
      <text:p text:style-name="P11">&lt;/head&gt;</text:p>
      <text:p text:style-name="P11">&lt;body&gt;</text:p>
      <text:p text:style-name="P7"/>
      <text:p text:style-name="P10">&lt;div ng-controller="CtrlApp"&gt;</text:p>
      <text:p text:style-name="P10">&lt;/div&gt;</text:p>
      <text:p text:style-name="P10"><text:soft-page-break/>&lt;script&gt;</text:p>
      <text:p text:style-name="P10"><text:s text:c="4"/>var myApp = angular.module('app', []);</text:p>
      <text:p text:style-name="P10"><text:s text:c="4"/>var CtrlApp = function(){</text:p>
      <text:p text:style-name="P10"><text:s text:c="4"/>}</text:p>
      <text:p text:style-name="P10"><text:s text:c="4"/>myApp.controller('CtrlApp', CtrlApp);</text:p>
      <text:p text:style-name="P10">&lt;/script&gt;</text:p>
      <text:p text:style-name="P10">&lt;/body&gt;</text:p>
      <text:p text:style-name="P10">&lt;/html&gt;</text:p>
      <text:p text:style-name="P4"><text:s/></text:p>
      <text:p text:style-name="P4"/>
      <text:p text:style-name="P4">Veja que temos que criar a aplicação explicitamente com: <text:span text:style-name="T34">angular.module('app',[]);.</text:span> Este 'app' é este:</text:p>
      <text:p text:style-name="P4"/>
      <text:p text:style-name="P12">&lt;html ng-app="app"&gt;</text:p>
      <text:p text:style-name="P4">Você pode dar o nome que quiser para aplicação Angular. Feito isto resta registrarmos o controller na aplicação:</text:p>
      <text:p text:style-name="P4"/>
      <text:p text:style-name="P12">myApp.controller('CtrlApp', CtrlApp);</text:p>
      <text:p text:style-name="P4">A variável <text:span text:style-name="T34">CtrlApp</text:span> poderia ser outro nome, o importante é o nome do primeiro parâmetro no registro do controller. Assim, também, é o registro de filters, factory, providers, etc.</text:p>
      <text:p text:style-name="P4"/>
      <text:p text:style-name="P12">myApp.filter('meuFiltro',Filtro);</text:p>
      <text:p text:style-name="P12"/>
      <text:p text:style-name="P12">myApp.factory('meuFiltro',Filtro);</text:p>
      <text:p text:style-name="P4"/>
      <text:p text:style-name="P4"/>
      <text:p text:style-name="P2"/>
      <text:h text:style-name="P66" text:outline-level="1"><text:bookmark-start text:name="__RefHeading__876_12555552911"/>3. Trabalhando com Controllers<text:bookmark-end text:name="__RefHeading__876_12555552911"/></text:h>
      <text:p text:style-name="P8"/>
      <text:h text:style-name="P67" text:outline-level="2"><text:bookmark-start text:name="__RefHeading__2438_68202544711"/>3.1 Primeiro Controller <text:bookmark-end text:name="__RefHeading__2438_68202544711"/></text:h>
      <text:p text:style-name="P3"/>
      <text:p text:style-name="P4">1. Abrir o projeto curso-angular</text:p>
      <text:p text:style-name="P4"/>
      <text:p text:style-name="P4">3. Criar um arquivo <text:span text:style-name="T34">angular.html</text:span> com o seguinte conteúdo</text:p>
      <text:p text:style-name="P25"><text:bookmark-start text:name="__DdeLink__5291_1586615193"/><text:soft-page-break/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App </text:span>= <text:span text:style-name="T13">function</text:span>() {</text:p>
      <text:p text:style-name="P43"><text:s text:c="4"/>}</text:p>
      <text:p text:style-name="P43"><text:s text:c="4"/><text:span text:style-name="T37">myApp</text:span>.controller(<text:span text:style-name="T23">'CtrlApp'</text:span>, <text:span text:style-name="T45">CtrlApp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text:bookmark-end text:name="__DdeLink__5291_1586615193"/></text:p>
      <text:p text:style-name="P38"/>
      <text:p text:style-name="P4">4. Testar</text:p>
      <text:p text:style-name="P16">Iniciar servidor PHP pela linha de comando</text:p>
      <text:list xml:id="list907421780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.html</text:span></text:p>
        </text:list-item>
      </text:list>
      <text:p text:style-name="P4"/>
      <text:p text:style-name="P4">Não vai exibir nada na tela e não vai aparecer erro no console</text:p>
      <text:p text:style-name="P4"/>
      <text:p text:style-name="P16"/>
      <text:p text:style-name="P8"/>
      <text:h text:style-name="P67" text:outline-level="2"><text:bookmark-start text:name="__RefHeading__2438_682025447111"/>3.2 Controller utilizando scope<text:bookmark-end text:name="__RefHeading__2438_682025447111"/></text:h>
      <text:p text:style-name="P3"/>
      <text:p text:style-name="P4">1. Abrir o projeto curso-angular</text:p>
      <text:p text:style-name="P4"/>
      <text:p text:style-name="P4">2. Alterar o arquivo <text:span text:style-name="T34">angular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3"><text:soft-page-break/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App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5</text:span>;</text:p>
      <text:p text:style-name="P43"><text:s text:c="8"/>$scope.<text:span text:style-name="T39">cidade </text:span>= <text:span text:style-name="T23">"Rio de Janeiro"</text:span>;</text:p>
      <text:p text:style-name="P43"><text:s text:c="4"/>}</text:p>
      <text:p text:style-name="P43"><text:s text:c="4"/><text:span text:style-name="T37">myApp</text:span>.controller(<text:span text:style-name="T23">'CtrlApp'</text:span>, <text:span text:style-name="T45">CtrlApp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158799419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.html</text:span></text:p>
        </text:list-item>
      </text:list>
      <text:p text:style-name="P4"/>
      <text:p text:style-name="P5">Vai exibir os dados que estão no scope Controller.</text:p>
      <text:p text:style-name="P4"/>
      <text:p text:style-name="P4">4. Testar dois controllers diferentes com escopos diferentes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2"</text:span><text:span text:style-name="T11">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bookmark-start text:name="__DdeLink__5256_1586615193"/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App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5</text:span>;</text:p>
      <text:p text:style-name="P43"><text:s text:c="8"/>$scope.<text:span text:style-name="T39">cidade </text:span>= <text:span text:style-name="T23">"Rio de Janeiro"</text:span>;</text:p>
      <text:p text:style-name="P43"><text:s text:c="4"/>}</text:p>
      <text:p text:style-name="P43"><text:s text:c="4"/><text:span text:style-name="T13">var </text:span><text:span text:style-name="T45">CtrlApp2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6</text:span>;</text:p>
      <text:p text:style-name="P43"><text:s text:c="8"/>$scope.<text:span text:style-name="T39">cidade </text:span>= <text:span text:style-name="T23">"Campos"</text:span>;</text:p>
      <text:p text:style-name="P43"><text:soft-page-break/><text:s text:c="4"/>}</text:p>
      <text:p text:style-name="P43"><text:s text:c="4"/><text:span text:style-name="T37">myApp</text:span>.controller(<text:span text:style-name="T23">'CtrlApp'</text:span>, <text:span text:style-name="T45">CtrlApp</text:span>);</text:p>
      <text:p text:style-name="P43"><text:s text:c="4"/><text:span text:style-name="T37">myApp</text:span>.controller(<text:span text:style-name="T23">'CtrlApp2'</text:span>, <text:span text:style-name="T45">CtrlApp2</text:span>);</text:p>
      <text:p text:style-name="P43"><text:span text:style-name="T11">&lt;/</text:span><text:span text:style-name="T14">script</text:span><text:span text:style-name="T11">&gt;</text:span><text:bookmark-end text:name="__DdeLink__5256_1586615193"/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39"/>
      <text:p text:style-name="P4"/>
      <text:h text:style-name="P66" text:outline-level="1"><text:bookmark-start text:name="__RefHeading__876_125555529111"/>4. Executando mudanças com Watch<text:bookmark-end text:name="__RefHeading__876_125555529111"/></text:h>
      <text:p text:style-name="P8"/>
      <text:h text:style-name="P67" text:outline-level="2"><text:bookmark-start text:name="__RefHeading__2438_682025447112"/>4.1 Usando watch – mostrar alert <text:s/>sempre que o nome for alterado<text:bookmark-end text:name="__RefHeading__2438_682025447112"/></text:h>
      <text:p text:style-name="P3"/>
      <text:p text:style-name="P4">1. Abrir o projeto curso-angular</text:p>
      <text:p text:style-name="P4"/>
      <text:p text:style-name="P4">2. Alterar o arquivo <text:span text:style-name="T34">angular.html</text:span> com o seguinte conteúdo (adicionar campo de texto para o Controller CtrlApp e a função watch)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3"><text:s text:c="4"/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nome" </text:span><text:span text:style-name="T11">/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App2"</text:span><text:span text:style-name="T11">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App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5</text:span>;</text:p>
      <text:p text:style-name="P43"><text:s text:c="8"/>$scope.<text:span text:style-name="T39">cidade </text:span>= <text:span text:style-name="T23">"Rio de Janeiro"</text:span>;</text:p>
      <text:p text:style-name="P43"><text:s text:c="8"/>$scope.$watch(<text:span text:style-name="T23">'nome'</text:span>, <text:span text:style-name="T13">function</text:span>(){</text:p>
      <text:p text:style-name="P43"><text:s text:c="11"/><text:span text:style-name="T39">console</text:span>.<text:span text:style-name="T47">log</text:span>(<text:span text:style-name="T23">'Oi ' </text:span>+ $scope.<text:span text:style-name="T39">nome</text:span>);</text:p>
      <text:p text:style-name="P43"><text:s text:c="8"/>});</text:p>
      <text:p text:style-name="P43"><text:s text:c="4"/>}</text:p>
      <text:p text:style-name="P43"><text:s text:c="4"/><text:span text:style-name="T13">var </text:span><text:span text:style-name="T45">CtrlApp2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6</text:span>;</text:p>
      <text:p text:style-name="P43"><text:s text:c="8"/>$scope.<text:span text:style-name="T39">cidade </text:span>= <text:span text:style-name="T23">"Campos"</text:span>;</text:p>
      <text:p text:style-name="P43"><text:s text:c="4"/>}</text:p>
      <text:p text:style-name="P43"><text:s text:c="4"/><text:span text:style-name="T37">myApp</text:span>.controller(<text:span text:style-name="T23">'CtrlApp'</text:span>, <text:span text:style-name="T45">CtrlApp</text:span>);</text:p>
      <text:p text:style-name="P43"><text:soft-page-break/><text:s text:c="4"/><text:span text:style-name="T37">myApp</text:span>.controller(<text:span text:style-name="T23">'CtrlApp2'</text:span>, <text:span text:style-name="T45">CtrlApp2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1181733721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.html</text:span></text:p>
        </text:list-item>
      </text:list>
      <text:p text:style-name="P4"/>
      <text:p text:style-name="P4">Se alterar o valor do campo de texto, vai aparecer no console do browser. <text:s/>Útil para quando se quer disparar uma ação se algo for alterado em algum controle</text:p>
      <text:p text:style-name="P4"/>
      <text:p text:style-name="P4"/>
      <text:h text:style-name="P66" text:outline-level="1"><text:bookmark-start text:name="__RefHeading__876_1255555291111"/>5. Testando ng-show e ng-hide<text:bookmark-end text:name="__RefHeading__876_1255555291111"/></text:h>
      <text:p text:style-name="P8"/>
      <text:h text:style-name="P67" text:outline-level="2"><text:bookmark-start text:name="__RefHeading__2438_6820254471121"/>5.1 Usando ng-show para mostrar conteúdo oculto<text:bookmark-end text:name="__RefHeading__2438_6820254471121"/></text:h>
      <text:p text:style-name="P3"/>
      <text:p text:style-name="P4">1. Abrir o projeto curso-angular</text:p>
      <text:p text:style-name="P4"/>
      <text:p text:style-name="P4">2. Criar o arquivo <text:span text:style-name="T34">angular2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alor"</text:span><text:span text:style-name="T11">&gt;</text:span></text:p>
      <text:p text:style-name="P43"><text:span text:style-name="T11">&lt;</text:span><text:span text:style-name="T14">input </text:span><text:span text:style-name="T3">type=</text:span><text:span text:style-name="T24">"checkbox" </text:span><text:span text:style-name="T3">ng-model=</text:span><text:span text:style-name="T24">"checado"</text:span><text:span text:style-name="T11">&gt;</text:span> Show</text:p>
      <text:p text:style-name="P44"/>
      <text:p text:style-name="P44">&lt;!-- depende do valor do ng-model checado, se checado mostra --&gt;</text:p>
      <text:p text:style-name="P43"><text:span text:style-name="T11">&lt;</text:span><text:span text:style-name="T14">div </text:span><text:span text:style-name="T3">ng-show=</text:span><text:span text:style-name="T24">"checado"</text:span><text:span text:style-name="T11">&gt;</text:span></text:p>
      <text:p text:style-name="P43"><text:s text:c="4"/>Olá! {{valor}}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oft-page-break/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295226126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2.html</text:span></text:p>
        </text:list-item>
      </text:list>
      <text:p text:style-name="P4"/>
      <text:p text:style-name="P16">Clicar para que o texto apareça</text:p>
      <text:p text:style-name="P24"/>
      <text:p text:style-name="P24"/>
      <text:p text:style-name="P8"/>
      <text:h text:style-name="P67" text:outline-level="2"><text:bookmark-start text:name="__RefHeading__2438_68202544711211"/>5.2 Usando ng-hide para ocultar conteúdo<text:bookmark-end text:name="__RefHeading__2438_68202544711211"/></text:h>
      <text:p text:style-name="P3"/>
      <text:p text:style-name="P4">1. Abrir o projeto curso-angular</text:p>
      <text:p text:style-name="P4"/>
      <text:p text:style-name="P4">2. Criar o arquivo <text:span text:style-name="T34">angular2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alor"</text:span><text:span text:style-name="T11">&gt;</text:span></text:p>
      <text:p text:style-name="P43"><text:span text:style-name="T11">&lt;</text:span><text:span text:style-name="T14">input </text:span><text:span text:style-name="T3">type=</text:span><text:span text:style-name="T24">"checkbox" </text:span><text:span text:style-name="T3">ng-model=</text:span><text:span text:style-name="T24">"checado"</text:span><text:span text:style-name="T11">&gt;</text:span> Show</text:p>
      <text:p text:style-name="P44">&lt;!-- depende do valor do ng-model checado, se checado esconde --&gt;</text:p>
      <text:p text:style-name="P43"><text:span text:style-name="T11">&lt;</text:span><text:span text:style-name="T14">div </text:span><text:span text:style-name="T3">ng-hide=</text:span><text:span text:style-name="T24">"checado"</text:span><text:span text:style-name="T11">&gt;</text:span></text:p>
      <text:p text:style-name="P43"><text:s text:c="4"/>Olá! {{valor}}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1694579149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<text:soft-page-break/>php -S 0.0.0.0:8888</text:p>
        </text:list-item>
        <text:list-item>
          <text:p text:style-name="P75">Acessar: <text:span text:style-name="T33">php -S localhost:8888/angular2.html</text:span></text:p>
        </text:list-item>
      </text:list>
      <text:p text:style-name="P4"/>
      <text:p text:style-name="P16">Clicar para que o texto fique escondido</text:p>
      <text:p text:style-name="P24"/>
      <text:p text:style-name="P24"/>
      <text:p text:style-name="P4"/>
      <text:h text:style-name="P66" text:outline-level="1"><text:bookmark-start text:name="__RefHeading__876_12555552911111"/>6. Lista de repetição<text:bookmark-end text:name="__RefHeading__876_12555552911111"/></text:h>
      <text:p text:style-name="P8"/>
      <text:h text:style-name="P67" text:outline-level="2"><text:bookmark-start text:name="__RefHeading__2438_68202544711212"/>6.1 Lista de repetição<text:bookmark-end text:name="__RefHeading__2438_68202544711212"/></text:h>
      <text:p text:style-name="P3"/>
      <text:p text:style-name="P4">1. Abrir o projeto curso-angular</text:p>
      <text:p text:style-name="P4"/>
      <text:p text:style-name="P4">2. Criar o arquivo <text:span text:style-name="T34">angular3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52">&lt;!-- pessoas refere a pessoas do scope do Controller --&gt;</text:span></text:p>
      <text:p text:style-name="P43"><text:span text:style-name="T51"><text:s text:c="8"/></text:span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12"/>{{ pessoa.nome }}, {{ pessoa.cidade }}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 text:c="8"/>];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><text:soft-page-break/></text:p>
      <text:p text:style-name="P4">3. Testar</text:p>
      <text:p text:style-name="P16">Iniciar servidor PHP pela linha de comando</text:p>
      <text:list xml:id="list259602454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3.html</text:span></text:p>
        </text:list-item>
      </text:list>
      <text:p text:style-name="P4"/>
      <text:p text:style-name="P16">Verificar se a lista foi reproduzida</text:p>
      <text:p text:style-name="P16"/>
      <text:p text:style-name="P16"/>
      <text:p text:style-name="P4"/>
      <text:h text:style-name="P66" text:outline-level="1"><text:bookmark-start text:name="__RefHeading__876_125555529111111"/>7. Filtrando Lista <text:bookmark-end text:name="__RefHeading__876_125555529111111"/></text:h>
      <text:p text:style-name="P8"/>
      <text:h text:style-name="P67" text:outline-level="2"><text:bookmark-start text:name="__RefHeading__2438_682025447112121"/>7.1 Fazendo busca na lista de repetição<text:bookmark-end text:name="__RefHeading__2438_682025447112121"/></text:h>
      <text:p text:style-name="P3"/>
      <text:p text:style-name="P4">1. Abrir o projeto curso-angular</text:p>
      <text:p text:style-name="P4"/>
      <text:p text:style-name="P4">2. Criar o arquivo <text:span text:style-name="T34">angular3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4">&lt;!-- criando o filtro --&gt;</text:p>
      <text:p text:style-name="P43">Busca: <text:span text:style-name="T11">&lt;</text:span><text:span text:style-name="T14">input </text:span><text:span text:style-name="T3">type=</text:span><text:span text:style-name="T24">"search" </text:span><text:span text:style-name="T3">ng-model=</text:span><text:span text:style-name="T24">"busca"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52">&lt;!-- ligou a lista ao filtro --&gt;</text:span></text:p>
      <text:p text:style-name="P43"><text:span text:style-name="T51"><text:s text:c="8"/></text:span><text:span text:style-name="T11">&lt;</text:span><text:span text:style-name="T14">li </text:span><text:span text:style-name="T3">ng-repeat=</text:span><text:span text:style-name="T24">"pessoa in pessoas | filter:busca"</text:span><text:span text:style-name="T11">&gt;</text:span></text:p>
      <text:p text:style-name="P43"><text:s text:c="12"/>{{ pessoa.nome }}, {{ pessoa.cidade }}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oft-page-break/><text:s text:c="8"/>];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152946727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3.html</text:span></text:p>
        </text:list-item>
      </text:list>
      <text:p text:style-name="P4"/>
      <text:p text:style-name="P16">Verificar se a lista foi filtrada</text:p>
      <text:p text:style-name="P16"/>
      <text:p text:style-name="P16"/>
      <text:p text:style-name="P4"/>
      <text:h text:style-name="P66" text:outline-level="1"><text:bookmark-start text:name="__RefHeading__876_1255555291111111"/>8. Diretivas <text:bookmark-end text:name="__RefHeading__876_1255555291111111"/></text:h>
      <text:p text:style-name="P8"/>
      <text:h text:style-name="P67" text:outline-level="2"><text:bookmark-start text:name="__RefHeading__2438_6820254471121211"/>8.1 Diretiva ng-click para adicionar<text:bookmark-end text:name="__RefHeading__2438_6820254471121211"/></text:h>
      <text:p text:style-name="P3"/>
      <text:p text:style-name="P4">1. Abrir o projeto curso-angular</text:p>
      <text:p text:style-name="P4"/>
      <text:p text:style-name="P4">Criar um campo texto e um botão com ng-click para adicionar um elemento na lista criada anteriormente</text:p>
      <text:p text:style-name="P4"/>
      <text:p text:style-name="P4">2. Criar o arquivo <text:span text:style-name="T34">angular4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4">&lt;!-- criando o filtro --&gt;</text:p>
      <text:p text:style-name="P43">Busca: <text:span text:style-name="T11">&lt;</text:span><text:span text:style-name="T14">input </text:span><text:span text:style-name="T3">type=</text:span><text:span text:style-name="T24">"search" </text:span><text:span text:style-name="T3">ng-model=</text:span><text:span text:style-name="T24">"busca"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oft-page-break/><text:s text:c="8"/><text:span text:style-name="T52">&lt;!-- ligou a lista ao filtro --&gt;</text:span></text:p>
      <text:p text:style-name="P43"><text:span text:style-name="T51"><text:s text:c="8"/></text:span><text:span text:style-name="T11">&lt;</text:span><text:span text:style-name="T14">li </text:span><text:span text:style-name="T3">ng-repeat=</text:span><text:span text:style-name="T24">"pessoa in pessoas | filter:busca"</text:span><text:span text:style-name="T11">&gt;</text:span></text:p>
      <text:p text:style-name="P43"><text:s text:c="12"/>{{ pessoa.nome }}, {{ pessoa.cidade }}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 text:c="4"/><text:span text:style-name="T11">&lt;</text:span><text:span text:style-name="T14">div</text:span><text:span text:style-name="T11">&gt;</text:span></text:p>
      <text:p text:style-name="P43"><text:s text:c="8"/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Nom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Cidad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<text:span text:style-name="T11">&lt;</text:span><text:span text:style-name="T14">button </text:span><text:span text:style-name="T3">ng-click=</text:span><text:span text:style-name="T24">"adicionar()"</text:span><text:span text:style-name="T11">&gt;</text:span>Adicionar a lista<text:span text:style-name="T11">&lt;/</text:span><text:span text:style-name="T14">button</text:span><text:span text:style-name="T11">&gt;</text:span></text:p>
      <text:p text:style-name="P43"><text:s text:c="4"/><text:span text:style-name="T11">&lt;/</text:span><text:span text:style-name="T14">div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 text:c="8"/>];</text:p>
      <text:p text:style-name="P43"><text:s text:c="8"/>$scope.<text:span text:style-name="T47">adicionar </text:span>= <text:span text:style-name="T13">function</text:span>() {</text:p>
      <text:p text:style-name="P43"><text:s text:c="12"/>$scope.<text:span text:style-name="T39">pessoas</text:span>.<text:span text:style-name="T47">push</text:span>({</text:p>
      <text:p text:style-name="P43"><text:s text:c="16"/><text:span text:style-name="T39">nome</text:span>: $scope.<text:span text:style-name="T39">vNome</text:span>,</text:p>
      <text:p text:style-name="P43"><text:s text:c="16"/><text:span text:style-name="T39">cidade</text:span>: $scope.<text:span text:style-name="T39">vCidade</text:span></text:p>
      <text:p text:style-name="P43"><text:span text:style-name="T36"><text:s text:c="12"/></text:span>});</text:p>
      <text:p text:style-name="P43"><text:s text:c="12"/>$scope.<text:span text:style-name="T39">vNome </text:span>= <text:span text:style-name="T23">""</text:span>;</text:p>
      <text:p text:style-name="P43"><text:s text:c="12"/>$scope.<text:span text:style-name="T39">vCidade </text:span>= <text:span text:style-name="T23">""</text:span>;</text:p>
      <text:p text:style-name="P43"><text:s text:c="8"/>}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26"/>
      <text:p text:style-name="P38"/>
      <text:p text:style-name="P4">3. Testar</text:p>
      <text:p text:style-name="P16">Iniciar servidor PHP pela linha de comando</text:p>
      <text:list xml:id="list1475780234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4.html</text:span></text:p>
        </text:list-item>
      </text:list>
      <text:p text:style-name="P4"/>
      <text:p text:style-name="P16">Verificar se os elementos estão sendo adicionados na lista</text:p>
      <text:p text:style-name="P16"/>
      <text:p text:style-name="P8"/>
      <text:h text:style-name="P67" text:outline-level="2"><text:bookmark-start text:name="__RefHeading__2438_68202544711212111"/><text:soft-page-break/>8.2 Diretiva ng-click para remover<text:bookmark-end text:name="__RefHeading__2438_68202544711212111"/></text:h>
      <text:p text:style-name="P3"/>
      <text:p text:style-name="P4">1. Abrir o projeto curso-angular</text:p>
      <text:p text:style-name="P4"/>
      <text:p text:style-name="P4">2. Alterar o arquivo <text:span text:style-name="T34">angular4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4">&lt;!-- criando o filtro --&gt;</text:p>
      <text:p text:style-name="P43">Busca: <text:span text:style-name="T11">&lt;</text:span><text:span text:style-name="T14">input </text:span><text:span text:style-name="T3">type=</text:span><text:span text:style-name="T24">"search" </text:span><text:span text:style-name="T3">ng-model=</text:span><text:span text:style-name="T24">"busca"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52">&lt;!-- ligou a lista ao filtro --&gt;</text:span></text:p>
      <text:p text:style-name="P43"><text:span text:style-name="T51"><text:s text:c="8"/></text:span><text:span text:style-name="T11">&lt;</text:span><text:span text:style-name="T14">li </text:span><text:span text:style-name="T3">ng-repeat=</text:span><text:span text:style-name="T24">"pessoa in pessoas | filter:busca"</text:span><text:span text:style-name="T11">&gt;</text:span></text:p>
      <text:p text:style-name="P43"><text:s text:c="12"/><text:span text:style-name="T52">&lt;!-- passando um paramentro index para a função de remover --&gt;</text:span></text:p>
      <text:p text:style-name="P43"><text:span text:style-name="T51"><text:s text:c="12"/></text:span>{{ pessoa.nome }}, {{ pessoa.cidade }} <text:span text:style-name="T11">&lt;</text:span><text:span text:style-name="T14">button </text:span><text:span text:style-name="T3">ng-click=</text:span><text:span text:style-name="T24">"remover($index)"</text:span><text:span text:style-name="T11">&gt;</text:span>Remover<text:span text:style-name="T11">&lt;/</text:span><text:span text:style-name="T14">button</text:span><text:span text:style-name="T11">&gt;</text:span>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 text:c="4"/><text:span text:style-name="T11">&lt;</text:span><text:span text:style-name="T14">div</text:span><text:span text:style-name="T11">&gt;</text:span></text:p>
      <text:p text:style-name="P43"><text:s text:c="8"/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Nom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Cidad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<text:span text:style-name="T11">&lt;</text:span><text:span text:style-name="T14">button </text:span><text:span text:style-name="T3">ng-click=</text:span><text:span text:style-name="T24">"adicionar()"</text:span><text:span text:style-name="T11">&gt;</text:span>Adicionar a lista<text:span text:style-name="T11">&lt;/</text:span><text:span text:style-name="T14">button</text:span><text:span text:style-name="T11">&gt;</text:span></text:p>
      <text:p text:style-name="P43"><text:s text:c="4"/><text:span text:style-name="T11">&lt;/</text:span><text:span text:style-name="T14">div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 text:c="8"/>];</text:p>
      <text:p text:style-name="P43"><text:s text:c="8"/>$scope.<text:span text:style-name="T47">adicionar </text:span>= <text:span text:style-name="T13">function</text:span>() {</text:p>
      <text:p text:style-name="P43"><text:s text:c="12"/>$scope.<text:span text:style-name="T39">pessoas</text:span>.<text:span text:style-name="T47">push</text:span>({</text:p>
      <text:p text:style-name="P43"><text:s text:c="16"/><text:span text:style-name="T39">nome</text:span>: $scope.<text:span text:style-name="T39">vNome</text:span>,</text:p>
      <text:p text:style-name="P43"><text:s text:c="16"/><text:span text:style-name="T39">cidade</text:span>: $scope.<text:span text:style-name="T39">vCidade</text:span></text:p>
      <text:p text:style-name="P43"><text:span text:style-name="T36"><text:s text:c="12"/></text:span>});</text:p>
      <text:p text:style-name="P43"><text:s text:c="12"/>$scope.<text:span text:style-name="T39">vNome </text:span>= <text:span text:style-name="T23">""</text:span>;</text:p>
      <text:p text:style-name="P43"><text:s text:c="12"/>$scope.<text:span text:style-name="T39">vCidade </text:span>= <text:span text:style-name="T23">""</text:span>;</text:p>
      <text:p text:style-name="P43"><text:s text:c="8"/>}</text:p>
      <text:p text:style-name="P43"><text:s text:c="8"/><text:span text:style-name="T52">&lt;!-- splice remove a partir do indice que se quer, a quantidade de elementos --&gt;</text:span></text:p>
      <text:p text:style-name="P43"><text:span text:style-name="T51"><text:s text:c="8"/></text:span>$scope.<text:span text:style-name="T47">remover </text:span>= <text:span text:style-name="T13">function</text:span>(index) {</text:p>
      <text:p text:style-name="P43"><text:s text:c="12"/>$scope.<text:span text:style-name="T39">pessoas</text:span>.<text:span text:style-name="T47">splice</text:span>(index, <text:span text:style-name="T1">1</text:span>);</text:p>
      <text:p text:style-name="P43"><text:soft-page-break/><text:s text:c="8"/>};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26"/>
      <text:p text:style-name="P38"/>
      <text:p text:style-name="P4">3. Testar</text:p>
      <text:p text:style-name="P16">Iniciar servidor PHP pela linha de comando</text:p>
      <text:list xml:id="list1864826151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4.html</text:span></text:p>
        </text:list-item>
      </text:list>
      <text:p text:style-name="P4"/>
      <text:p text:style-name="P16">Verificar se os elementos estão sendo removidos da lista</text:p>
      <text:p text:style-name="P16"/>
      <text:p text:style-name="P8"/>
      <text:h text:style-name="P67" text:outline-level="2"><text:bookmark-start text:name="__RefHeading__2438_682025447112121111"/>8.3 Adicionando total<text:bookmark-end text:name="__RefHeading__2438_682025447112121111"/></text:h>
      <text:p text:style-name="P3"/>
      <text:p text:style-name="P4">1. Abrir o projeto curso-angular</text:p>
      <text:p text:style-name="P4"/>
      <text:p text:style-name="P4">2. Alterar o arquivo <text:span text:style-name="T34">angular4.html</text:span> com o seguinte conteúdo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4">&lt;!-- criando o filtro --&gt;</text:p>
      <text:p text:style-name="P43">Busca: <text:span text:style-name="T11">&lt;</text:span><text:span text:style-name="T14">input </text:span><text:span text:style-name="T3">type=</text:span><text:span text:style-name="T24">"search" </text:span><text:span text:style-name="T3">ng-model=</text:span><text:span text:style-name="T24">"busca"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4"/><text:span text:style-name="T52">&lt;!-- Total de elementos da lista --&gt;</text:span></text:p>
      <text:p text:style-name="P43"><text:span text:style-name="T51"><text:s text:c="4"/></text:span><text:span text:style-name="T11">&lt;</text:span><text:span text:style-name="T14">div</text:span><text:span text:style-name="T11">&gt;</text:span>Total: <text:span text:style-name="T11">&lt;</text:span><text:span text:style-name="T14">b</text:span><text:span text:style-name="T11">&gt;</text:span>{{ pessoas.length }}<text:span text:style-name="T11">&lt;/</text:span><text:span text:style-name="T14">b</text:span><text:span text:style-name="T11">&gt;</text:span> <text:span text:style-name="T11">&lt;/</text:span><text:span text:style-name="T14">div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52">&lt;!-- ligou a lista ao filtro --&gt;</text:span></text:p>
      <text:p text:style-name="P43"><text:span text:style-name="T51"><text:s text:c="8"/></text:span><text:span text:style-name="T11">&lt;</text:span><text:span text:style-name="T14">li </text:span><text:span text:style-name="T3">ng-repeat=</text:span><text:span text:style-name="T24">"pessoa in pessoas | filter:busca"</text:span><text:span text:style-name="T11">&gt;</text:span></text:p>
      <text:p text:style-name="P43"><text:s text:c="12"/><text:span text:style-name="T52">&lt;!-- passando um paramentro index para a função de remover --&gt;</text:span></text:p>
      <text:p text:style-name="P43"><text:span text:style-name="T51"><text:s text:c="12"/></text:span>{{ pessoa.nome }}, {{ pessoa.cidade }} <text:span text:style-name="T11">&lt;</text:span><text:span text:style-name="T14">button </text:span><text:span text:style-name="T3">ng-click=</text:span><text:span text:style-name="T24">"remover($index)"</text:span><text:span text:style-name="T11">&gt;</text:span>Remover<text:span text:style-name="T11">&lt;/</text:span><text:span text:style-name="T14">button</text:span><text:span text:style-name="T11">&gt;</text:span></text:p>
      <text:p text:style-name="P43"><text:s text:c="8"/><text:span text:style-name="T11">&lt;/</text:span><text:span text:style-name="T14">li</text:span><text:span text:style-name="T11">&gt;</text:span></text:p>
      <text:p text:style-name="P43"><text:soft-page-break/><text:s text:c="4"/><text:span text:style-name="T11">&lt;/</text:span><text:span text:style-name="T14">ul</text:span><text:span text:style-name="T11">&gt;</text:span></text:p>
      <text:p text:style-name="P43"><text:s text:c="4"/><text:span text:style-name="T11">&lt;</text:span><text:span text:style-name="T14">div</text:span><text:span text:style-name="T11">&gt;</text:span></text:p>
      <text:p text:style-name="P43"><text:s text:c="8"/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Nom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vCidade"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<text:span text:style-name="T11">&lt;</text:span><text:span text:style-name="T14">button </text:span><text:span text:style-name="T3">ng-click=</text:span><text:span text:style-name="T24">"adicionar()"</text:span><text:span text:style-name="T11">&gt;</text:span>Adicionar a lista<text:span text:style-name="T11">&lt;/</text:span><text:span text:style-name="T14">button</text:span><text:span text:style-name="T11">&gt;</text:span></text:p>
      <text:p text:style-name="P43"><text:s text:c="4"/><text:span text:style-name="T11">&lt;/</text:span><text:span text:style-name="T14">div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 text:c="8"/>];</text:p>
      <text:p text:style-name="P43"><text:s text:c="8"/>$scope.<text:span text:style-name="T47">adicionar </text:span>= <text:span text:style-name="T13">function</text:span>() {</text:p>
      <text:p text:style-name="P43"><text:s text:c="12"/>$scope.<text:span text:style-name="T39">pessoas</text:span>.<text:span text:style-name="T47">push</text:span>({</text:p>
      <text:p text:style-name="P43"><text:s text:c="16"/><text:span text:style-name="T39">nome</text:span>: $scope.<text:span text:style-name="T39">vNome</text:span>,</text:p>
      <text:p text:style-name="P43"><text:s text:c="16"/><text:span text:style-name="T39">cidade</text:span>: $scope.<text:span text:style-name="T39">vCidade</text:span></text:p>
      <text:p text:style-name="P43"><text:span text:style-name="T36"><text:s text:c="12"/></text:span>});</text:p>
      <text:p text:style-name="P43"><text:s text:c="12"/>$scope.<text:span text:style-name="T39">vNome </text:span>= <text:span text:style-name="T23">""</text:span>;</text:p>
      <text:p text:style-name="P43"><text:s text:c="12"/>$scope.<text:span text:style-name="T39">vCidade </text:span>= <text:span text:style-name="T23">""</text:span>;</text:p>
      <text:p text:style-name="P43"><text:s text:c="8"/>}</text:p>
      <text:p text:style-name="P43"><text:s text:c="8"/><text:span text:style-name="T52">&lt;!-- splice remove a partir do indice que se quer, a quantidade de elementos --&gt;</text:span></text:p>
      <text:p text:style-name="P43"><text:span text:style-name="T51"><text:s text:c="8"/></text:span>$scope.<text:span text:style-name="T47">remover </text:span>= <text:span text:style-name="T13">function</text:span>(index) {</text:p>
      <text:p text:style-name="P43"><text:s text:c="12"/>$scope.<text:span text:style-name="T39">pessoas</text:span>.<text:span text:style-name="T47">splice</text:span>(index, <text:span text:style-name="T1">1</text:span>);</text:p>
      <text:p text:style-name="P43"><text:s text:c="8"/>};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26"/>
      <text:p text:style-name="P26"/>
      <text:p text:style-name="P38"/>
      <text:p text:style-name="P4">3. Testar</text:p>
      <text:p text:style-name="P16">Iniciar servidor PHP pela linha de comando</text:p>
      <text:list xml:id="list2145203308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4.html</text:span></text:p>
        </text:list-item>
      </text:list>
      <text:p text:style-name="P4"/>
      <text:p text:style-name="P16">Verificar se a quantidade de elementos estão somados</text:p>
      <text:p text:style-name="P16"/>
      <text:p text:style-name="P16"/>
      <text:p text:style-name="P8"><text:soft-page-break/></text:p>
      <text:h text:style-name="P67" text:outline-level="2"><text:bookmark-start text:name="__RefHeading__2438_6820254471121211111"/>8.4 Diretiva ng-change – disparando uma função quando algo é alterado<text:bookmark-end text:name="__RefHeading__2438_6820254471121211111"/></text:h>
      <text:p text:style-name="P3"/>
      <text:p text:style-name="P4">1. Abrir o projeto curso-angular</text:p>
      <text:p text:style-name="P4"/>
      <text:p text:style-name="P4">2. Criar o arquivo <text:span text:style-name="T34">angular5.html</text:span> com o seguinte conteúdo</text:p>
      <text:p text:style-name="P26">&lt;!doctype <text:span text:style-name="T2">html</text:span>&gt;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4">&lt;!-- ng-change monitora o input (tem ng-model) e executa uma função sempre que ele é alterado--&gt;</text:p>
      <text:p text:style-name="P43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3"><text:s text:c="4"/>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nome" </text:span><text:span text:style-name="T3">ng-change=</text:span><text:span text:style-name="T24">"logar()" </text:span><text:span text:style-name="T11">/&gt;</text:span></text:p>
      <text:p text:style-name="P43"><text:s text:c="4"/><text:span text:style-name="T11">&lt;</text:span><text:span text:style-name="T14">h1</text:span><text:span text:style-name="T11">&gt;</text:span>{{nome}} - {{idade}}, {{cidade}}<text:span text:style-name="T11">&lt;/</text:span><text:span text:style-name="T14">h1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App </text:span>= <text:span text:style-name="T13">function</text:span>($scope) {</text:p>
      <text:p text:style-name="P43"><text:s text:c="8"/>$scope.<text:span text:style-name="T39">nome </text:span>= <text:span text:style-name="T23">"James"</text:span>;</text:p>
      <text:p text:style-name="P43"><text:s text:c="8"/>$scope.<text:span text:style-name="T39">idade </text:span>= <text:span text:style-name="T1">35</text:span>;</text:p>
      <text:p text:style-name="P43"><text:s text:c="8"/>$scope.<text:span text:style-name="T39">cidade </text:span>= <text:span text:style-name="T23">"Rio de Janeiro"</text:span>;</text:p>
      <text:p text:style-name="P43"><text:s text:c="8"/>$scope.<text:span text:style-name="T47">logar </text:span>= <text:span text:style-name="T13">function</text:span>() {</text:p>
      <text:p text:style-name="P43"><text:s text:c="12"/><text:span text:style-name="T47">alert</text:span>($scope.<text:span text:style-name="T39">nome</text:span>);</text:p>
      <text:p text:style-name="P43"><text:s text:c="8"/>}</text:p>
      <text:p text:style-name="P43"><text:s text:c="4"/>}</text:p>
      <text:p text:style-name="P43"><text:s text:c="4"/><text:span text:style-name="T37">myApp</text:span>.controller(<text:span text:style-name="T23">'CtrlApp'</text:span>, <text:span text:style-name="T45">CtrlApp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Iniciar servidor PHP pela linha de comando</text:p>
      <text:list xml:id="list1034178828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5.html</text:span></text:p>
        </text:list-item>
      </text:list>
      <text:p text:style-name="P4"/>
      <text:p text:style-name="P16">Verificar se o pop up aparece quando o texto é alterado</text:p>
      <text:p text:style-name="P16"/>
      <text:p text:style-name="P16"/>
      <text:p text:style-name="P16"><text:soft-page-break/></text:p>
      <text:p text:style-name="P8"/>
      <text:h text:style-name="P67" text:outline-level="2"><text:bookmark-start text:name="__RefHeading__2438_68202544711212111111"/>8.5 Diretiva ng-options – lidando com combo<text:bookmark-end text:name="__RefHeading__2438_68202544711212111111"/></text:h>
      <text:p text:style-name="P3"/>
      <text:p text:style-name="P4">1. Abrir o projeto curso-angular</text:p>
      <text:p text:style-name="P4"/>
      <text:p text:style-name="P4">2. Criar o arquivo <text:span text:style-name="T34">angular6.html</text:span> com o seguinte conteúdo</text:p>
      <text:p text:style-name="P26">&lt;!doctype <text:span text:style-name="T2">html</text:span>&gt;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Busca: <text:span text:style-name="T11">&lt;</text:span><text:span text:style-name="T14">input </text:span><text:span text:style-name="T3">type=</text:span><text:span text:style-name="T24">"search" </text:span><text:span text:style-name="T3">ng-model=</text:span><text:span text:style-name="T24">"busca"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Lista"</text:span><text:span text:style-name="T11">&gt;</text:span></text:p>
      <text:p text:style-name="P43"><text:s text:c="2"/>&lt;!-- pode usar o pipe para filtrar pelo model busca --&gt;<text:tab/><text:tab/></text:p>
      <text:p text:style-name="P43"><text:s text:c="4"/>Pessoas:</text:p>
      <text:p text:style-name="P43"><text:s text:c="4"/><text:span text:style-name="T11">&lt;</text:span><text:span text:style-name="T14">select </text:span><text:span text:style-name="T3">ng-model=</text:span><text:span text:style-name="T24">"selected"</text:span></text:p>
      <text:p text:style-name="P43"><text:span text:style-name="T26"><text:s text:c="12"/></text:span><text:span text:style-name="T3">ng-options=</text:span><text:span text:style-name="T24">"pessoa.nome for pessoa in pessoas | filter:busca"</text:span><text:span text:style-name="T11">&gt;</text:span></text:p>
      <text:p text:style-name="P43"><text:s text:c="8"/><text:span text:style-name="T11">&lt;</text:span><text:span text:style-name="T14">option </text:span><text:span text:style-name="T3">value=</text:span><text:span text:style-name="T24">""</text:span><text:span text:style-name="T11">&gt;</text:span>Selecione alguem<text:span text:style-name="T11">&lt;/</text:span><text:span text:style-name="T14">option</text:span><text:span text:style-name="T11">&gt;</text:span></text:p>
      <text:p text:style-name="P43"><text:s text:c="4"/><text:span text:style-name="T11">&lt;/</text:span><text:span text:style-name="T14">select</text:span><text:span text:style-name="T11">&gt;</text:span></text:p>
      <text:p text:style-name="P43"><text:s text:c="4"/><text:span text:style-name="T11">&lt;</text:span><text:span text:style-name="T14">hr </text:span><text:span text:style-name="T11">/&gt;</text:span></text:p>
      <text:p text:style-name="P43"><text:s text:c="4"/><text:span text:style-name="T11">&lt;</text:span><text:span text:style-name="T14">div</text:span><text:span text:style-name="T11">&gt;</text:span></text:p>
      <text:p text:style-name="P43"><text:s text:c="8"/><text:span text:style-name="T52">&lt;!-- databinding Se alterar aqui altera na combo também --&gt;</text:span></text:p>
      <text:p text:style-name="P43"><text:span text:style-name="T51"><text:s text:c="8"/></text:span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selected.nome" </text:span><text:span text:style-name="T11">&gt;</text:span></text:p>
      <text:p text:style-name="P43"><text:s text:c="8"/><text:span text:style-name="T11">&lt;</text:span><text:span text:style-name="T14">br</text:span><text:span text:style-name="T11">&gt;</text:span></text:p>
      <text:p text:style-name="P43"><text:s text:c="8"/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selected.cidade"</text:span><text:span text:style-name="T11">&gt;</text:span></text:p>
      <text:p text:style-name="P43"><text:s text:c="4"/><text:span text:style-name="T11">&lt;/</text:span><text:span text:style-name="T14">div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Lista </text:span>= <text:span text:style-name="T13">function</text:span>($scope) {</text:p>
      <text:p text:style-name="P43"><text:s text:c="8"/>$scope.<text:span text:style-name="T39">pessoas </text:span>= [</text:p>
      <text:p text:style-name="P43"><text:s text:c="12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2"/>{<text:span text:style-name="T39">nome</text:span>: <text:span text:style-name="T23">"João"</text:span>, <text:span text:style-name="T39">cidade</text:span>: <text:span text:style-name="T23">"São Salvador"</text:span>},</text:p>
      <text:p text:style-name="P43"><text:s text:c="12"/>{<text:span text:style-name="T39">nome</text:span>: <text:span text:style-name="T23">"Tico"</text:span>, <text:span text:style-name="T39">cidade</text:span>: <text:span text:style-name="T23">"Curitiba"</text:span>},</text:p>
      <text:p text:style-name="P43"><text:s text:c="12"/>{<text:span text:style-name="T39">nome</text:span>: <text:span text:style-name="T23">"Marta"</text:span>, <text:span text:style-name="T39">cidade</text:span>: <text:span text:style-name="T23">"Pirapora"</text:span>},</text:p>
      <text:p text:style-name="P43"><text:s text:c="8"/>];</text:p>
      <text:p text:style-name="P43"><text:s text:c="4"/>};</text:p>
      <text:p text:style-name="P43"><text:s text:c="4"/><text:span text:style-name="T37">myApp</text:span>.controller(<text:span text:style-name="T23">'CtrlLista'</text:span>, <text:span text:style-name="T45">CtrlLista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4">3. Testar</text:p>
      <text:p text:style-name="P16"><text:soft-page-break/>Iniciar servidor PHP pela linha de comando</text:p>
      <text:list xml:id="list1901348745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ngular6.html</text:span></text:p>
        </text:list-item>
      </text:list>
      <text:p text:style-name="P4"/>
      <text:p text:style-name="P16"/>
      <text:p text:style-name="P16"/>
      <text:p text:style-name="P16"/>
      <text:h text:style-name="P66" text:outline-level="1"><text:bookmark-start text:name="__RefHeading__876_12555552911111111"/>9. Módulos<text:bookmark-end text:name="__RefHeading__876_12555552911111111"/></text:h>
      <text:p text:style-name="P8"/>
      <text:h text:style-name="P67" text:outline-level="2"><text:bookmark-start text:name="__RefHeading__2438_68202544711212112"/>9.1 Trabalhando com módulos<text:bookmark-end text:name="__RefHeading__2438_68202544711212112"/></text:h>
      <text:p text:style-name="P3"/>
      <text:p text:style-name="P4">1. Abrir o projeto curso-angular</text:p>
      <text:p text:style-name="P4"/>
      <text:p text:style-name="P4">2. Criar uma pasta chamada <text:span text:style-name="T34">modulos</text:span></text:p>
      <text:p text:style-name="P4"/>
      <text:p text:style-name="P4">3. Criar o arquivo <text:span text:style-name="T34">modulo1.html</text:span>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MeuModulo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Modulo"</text:span><text:span text:style-name="T11">&gt;</text:span></text:p>
      <text:p text:style-name="P43"><text:s text:c="4"/>Meu nome é {{nome}}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MeuModulo'</text:span>, [])</text:p>
      <text:p text:style-name="P43"><text:s text:c="8"/>.controller(<text:span text:style-name="T23">'CtrlModulo'</text:span>, <text:span text:style-name="T13">function</text:span>($scope){</text:p>
      <text:p text:style-name="P43"><text:s text:c="12"/>$scope.<text:span text:style-name="T39">nome </text:span>= <text:span text:style-name="T23">"James"</text:span>;</text:p>
      <text:p text:style-name="P43"><text:s text:c="4"/>}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10"/>
      <text:p text:style-name="P4">3. Testar</text:p>
      <text:p text:style-name="P16">Iniciar servidor PHP pela linha de comando</text:p>
      <text:list xml:id="list194954013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<text:soft-page-break/>php -S 0.0.0.0:8888</text:p>
        </text:list-item>
        <text:list-item>
          <text:p text:style-name="P75">Acessar: <text:span text:style-name="T33">php -S localhost:8888/modulo/modulo1.html</text:span></text:p>
        </text:list-item>
      </text:list>
      <text:p text:style-name="P4"/>
      <text:p text:style-name="P16">Verificar se os elementos estão sendo adicionados na lista</text:p>
      <text:p text:style-name="P16"/>
      <text:p text:style-name="P16"/>
      <text:p text:style-name="P16"/>
      <text:h text:style-name="P66" text:outline-level="1"><text:bookmark-start text:name="__RefHeading__876_125555529111111111"/>10. Dependency Injection<text:bookmark-end text:name="__RefHeading__876_125555529111111111"/></text:h>
      <text:p text:style-name="P8"/>
      <text:h text:style-name="P67" text:outline-level="2"><text:bookmark-start text:name="__RefHeading__2438_682025447112121121"/>10.1 Testando Dependency Injection<text:bookmark-end text:name="__RefHeading__2438_682025447112121121"/></text:h>
      <text:p text:style-name="P3"/>
      <text:p text:style-name="P4">1. Abrir o projeto curso-angular</text:p>
      <text:p text:style-name="P4"/>
      <text:p text:style-name="P4">2. Criar uma pasta chamada <text:span text:style-name="T34">modulos</text:span></text:p>
      <text:p text:style-name="P4"><text:bookmark-start text:name="__DdeLink__5146_1986036209"/></text:p>
      <text:p text:style-name="P4">3. Criar o arquivo <text:span text:style-name="T34">modulo2.html</text:span></text:p>
      <text:p text:style-name="P25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Modulo"</text:span><text:span text:style-name="T11">&gt;</text:span></text:p>
      <text:p text:style-name="P43"><text:s text:c="4"/>Meu nome é {{nome}}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app'</text:span>, []);</text:p>
      <text:p text:style-name="P43"><text:s text:c="4"/><text:span text:style-name="T13">var </text:span><text:span text:style-name="T45">CtrlModulo </text:span>= <text:span text:style-name="T13">function</text:span>(s) {</text:p>
      <text:p text:style-name="P43"><text:s text:c="8"/>s.<text:span text:style-name="T39">nome </text:span>= <text:span text:style-name="T23">"James"</text:span>;</text:p>
      <text:p text:style-name="P43"><text:s text:c="4"/>};</text:p>
      <text:p text:style-name="P43"><text:s text:c="4"/><text:span text:style-name="T52">// injetando a dependência - s é um scope</text:span></text:p>
      <text:p text:style-name="P43"><text:span text:style-name="T51"><text:s text:c="4"/></text:span><text:span text:style-name="T45">CtrlModulo</text:span>.<text:span text:style-name="T39">$inject </text:span>= [<text:span text:style-name="T23">'$scope'</text:span>];</text:p>
      <text:p text:style-name="P43"><text:s text:c="4"/><text:span text:style-name="T37">myApp</text:span>.controller(<text:span text:style-name="T23">'CtrlModulo'</text:span>, <text:span text:style-name="T45">CtrlModulo</text:span>)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38"><text:bookmark-end text:name="__DdeLink__5146_1986036209"/></text:p>
      <text:p text:style-name="P4"/>
      <text:p text:style-name="P4">3. Criar o arquivo <text:span text:style-name="T34">modulo2.1.html</text:span></text:p>
      <text:p text:style-name="P25"><text:soft-page-break/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MeuModulo"</text:span><text:span text:style-name="T11">&gt;</text:span></text:p>
      <text:p text:style-name="P43"><text:span text:style-name="T11">&lt;</text:span><text:span text:style-name="T14">head</text:span><text:span text:style-name="T11">&gt;</text:span></text:p>
      <text:p text:style-name="P43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Modulo"</text:span><text:span text:style-name="T11">&gt;</text:span></text:p>
      <text:p text:style-name="P43"><text:s text:c="4"/>Meu nome é {{nome}}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</text:span><text:span text:style-name="T11">&gt;</text:span></text:p>
      <text:p text:style-name="P43"><text:s text:c="4"/><text:span text:style-name="T13">var </text:span><text:span text:style-name="T37">myApp </text:span>= angular.module(<text:span text:style-name="T23">'MeuModulo'</text:span>, [])</text:p>
      <text:p text:style-name="P43"><text:s text:c="7"/><text:span text:style-name="T52">// s depende de scope - pode ser qualquer outra coisa</text:span></text:p>
      <text:p text:style-name="P43"><text:span text:style-name="T51"><text:s text:c="6"/></text:span>.controller(<text:span text:style-name="T23">'CtrlModulo'</text:span>, [<text:span text:style-name="T23">'$scope'</text:span>, <text:span text:style-name="T13">function</text:span>(s){</text:p>
      <text:p text:style-name="P43"><text:s text:c="8"/>s.<text:span text:style-name="T39">nome </text:span>= <text:span text:style-name="T23">"James"</text:span>;</text:p>
      <text:p text:style-name="P43"><text:s text:c="6"/>}]) ;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6"/>
      <text:p text:style-name="P38"/>
      <text:p text:style-name="P38"/>
      <text:p text:style-name="P38"/>
      <text:p text:style-name="P4">3. Testar</text:p>
      <text:p text:style-name="P16">Iniciar servidor PHP pela linha de comando</text:p>
      <text:list xml:id="list239700712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modulos/modulo2.html e 2.1.html</text:span></text:p>
        </text:list-item>
      </text:list>
      <text:p text:style-name="P4"/>
      <text:p text:style-name="P16">Verificar se os elementos estão sendo adicionados na lista</text:p>
      <text:h text:style-name="P66" text:outline-level="1"><text:bookmark-start text:name="__RefHeading__876_1255555291111111111"/>11. App Base<text:bookmark-end text:name="__RefHeading__876_1255555291111111111"/></text:h>
      <text:p text:style-name="P8"/>
      <text:h text:style-name="P67" text:outline-level="2"><text:bookmark-start text:name="__RefHeading__2438_6820254471121211211"/>11.1 Criando a app base<text:bookmark-end text:name="__RefHeading__2438_6820254471121211211"/></text:h>
      <text:p text:style-name="P3"/>
      <text:p text:style-name="P4">1. Abrir o projeto curso-angular</text:p>
      <text:p text:style-name="P4"/>
      <text:p text:style-name="P16">2. Criar o arquivo <text:span text:style-name="T34">index.html</text:span></text:p>
      <text:p text:style-name="P27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pessoas"</text:span><text:span text:style-name="T11">&gt;</text:span></text:p>
      <text:p text:style-name="P43"><text:span text:style-name="T11">&lt;</text:span><text:span text:style-name="T14">head </text:span><text:span text:style-name="T3">lang=</text:span><text:span text:style-name="T24">"en"</text:span><text:span text:style-name="T11">&gt;</text:span></text:p>
      <text:p text:style-name="P43"><text:s text:c="4"/><text:span text:style-name="T11">&lt;</text:span><text:span text:style-name="T14">meta </text:span><text:span text:style-name="T3">charset=</text:span><text:span text:style-name="T24">"UTF-8"</text:span><text:span text:style-name="T11">&gt;</text:span></text:p>
      <text:p text:style-name="P43"><text:soft-page-break/><text:s text:c="4"/><text:span text:style-name="T11">&lt;</text:span><text:span text:style-name="T14">title</text:span><text:span text:style-name="T11">&gt;</text:span>Pessoas<text:span text:style-name="T11">&lt;/</text:span><text:span text:style-name="T14">title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Pessoas"</text:span><text:span text:style-name="T11">&gt;</text:span></text:p>
      <text:p text:style-name="P43"><text:s text:c="4"/><text:span text:style-name="T11">&lt;</text:span><text:span text:style-name="T14">h1</text:span><text:span text:style-name="T11">&gt;</text:span>Sistema de Gerenciamento de Pessoas<text:span text:style-name="T11">&lt;/</text:span><text:span text:style-name="T14">h1</text:span><text:span text:style-name="T11">&gt;</text:span></text:p>
      <text:p text:style-name="P43"><text:s text:c="4"/><text:span text:style-name="T11">&lt;</text:span><text:span text:style-name="T14">h2</text:span><text:span text:style-name="T11">&gt;</text:span>Listagem de Pessoas<text:span text:style-name="T11">&lt;/</text:span><text:span text:style-name="T14">h2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12"/>{{pessoa.nome}}, {{pessoa.cidade}}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</text:span><text:span text:style-name="T14">script </text:span><text:span text:style-name="T3">src=</text:span><text:span text:style-name="T24">"pessoas.js"</text:span><text:span text:style-name="T11">&gt;</text:span>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0"/>
      <text:p text:style-name="P16">3. Criar o arquivo <text:span text:style-name="T34">pessoas.js</text:span></text:p>
      <text:p text:style-name="P27">angular</text:p>
      <text:p text:style-name="P43"><text:s text:c="4"/>.module(<text:span text:style-name="T23">'pessoas'</text:span>,[])</text:p>
      <text:p text:style-name="P43"><text:s text:c="4"/>.controller(<text:span text:style-name="T23">'CtrlPessoas'</text:span>, <text:span text:style-name="T13">function</text:span>($scope){</text:p>
      <text:p text:style-name="P43"><text:s text:c="7"/>$scope.<text:span text:style-name="T39">pessoas </text:span>= [</text:p>
      <text:p text:style-name="P43"><text:s text:c="11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1"/>{<text:span text:style-name="T39">nome</text:span>: <text:span text:style-name="T23">"Pedro"</text:span>, <text:span text:style-name="T39">cidade</text:span>: <text:span text:style-name="T23">"Salvador"</text:span>},</text:p>
      <text:p text:style-name="P43"><text:s text:c="11"/>{<text:span text:style-name="T39">nome</text:span>: <text:span text:style-name="T23">"João"</text:span>, <text:span text:style-name="T39">cidade</text:span>: <text:span text:style-name="T23">"Parnaíba"</text:span>},</text:p>
      <text:p text:style-name="P43"><text:s text:c="11"/>{<text:span text:style-name="T39">nome</text:span>: <text:span text:style-name="T23">"Cleber"</text:span>, <text:span text:style-name="T39">cidade</text:span>: <text:span text:style-name="T23">"Barueri"</text:span>}</text:p>
      <text:p text:style-name="P43"><text:s text:c="7"/>];</text:p>
      <text:p text:style-name="P49"><text:s text:c="4"/>});</text:p>
      <text:p text:style-name="P20"/>
      <text:p text:style-name="P4">4. Testar</text:p>
      <text:p text:style-name="P16">Iniciar servidor PHP pela linha de comando</text:p>
      <text:list xml:id="list1688672950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index.html</text:span></text:p>
        </text:list-item>
      </text:list>
      <text:p text:style-name="P4"/>
      <text:p text:style-name="P16"/>
      <text:h text:style-name="P66" text:outline-level="1"><text:bookmark-start text:name="__RefHeading__876_12555552911111111111"/>12. Rotas<text:bookmark-end text:name="__RefHeading__876_12555552911111111111"/></text:h>
      <text:p text:style-name="P8"/>
      <text:h text:style-name="P67" text:outline-level="2"><text:bookmark-start text:name="__RefHeading__2438_68202544711212112111"/>12.1 Criando rotas<text:bookmark-end text:name="__RefHeading__2438_68202544711212112111"/></text:h>
      <text:p text:style-name="P3"/>
      <text:p text:style-name="P4"><text:soft-page-break/>1. Abrir o projeto curso-angular</text:p>
      <text:p text:style-name="P4"/>
      <text:p text:style-name="P16">2. Criar o arquivo <text:span text:style-name="T34">index.html</text:span></text:p>
      <text:p text:style-name="P27"><text:span text:style-name="T11">&lt;!DOCTYPE </text:span><text:span text:style-name="T3">html</text:span><text:span text:style-name="T11">&gt;</text:span></text:p>
      <text:p text:style-name="P43"><text:span text:style-name="T11">&lt;</text:span><text:span text:style-name="T14">html </text:span><text:span text:style-name="T3">ng-app=</text:span><text:span text:style-name="T24">"pessoas"</text:span><text:span text:style-name="T11">&gt;</text:span></text:p>
      <text:p text:style-name="P43"><text:span text:style-name="T11">&lt;</text:span><text:span text:style-name="T14">head </text:span><text:span text:style-name="T3">lang=</text:span><text:span text:style-name="T24">"en"</text:span><text:span text:style-name="T11">&gt;</text:span></text:p>
      <text:p text:style-name="P43"><text:s text:c="4"/><text:span text:style-name="T11">&lt;</text:span><text:span text:style-name="T14">meta </text:span><text:span text:style-name="T3">charset=</text:span><text:span text:style-name="T24">"UTF-8"</text:span><text:span text:style-name="T11">&gt;</text:span></text:p>
      <text:p text:style-name="P43"><text:s text:c="4"/><text:span text:style-name="T11">&lt;</text:span><text:span text:style-name="T14">title</text:span><text:span text:style-name="T11">&gt;</text:span>Pessoas<text:span text:style-name="T11">&lt;/</text:span><text:span text:style-name="T14">title</text:span><text:span text:style-name="T11">&gt;</text:span></text:p>
      <text:p text:style-name="P43"><text:span text:style-name="T11">&lt;/</text:span><text:span text:style-name="T14">head</text:span><text:span text:style-name="T11">&gt;</text:span></text:p>
      <text:p text:style-name="P43"><text:span text:style-name="T11">&lt;</text:span><text:span text:style-name="T14">body</text:span><text:span text:style-name="T11">&gt;</text:span></text:p>
      <text:p text:style-name="P43"><text:span text:style-name="T11">&lt;</text:span><text:span text:style-name="T14">div </text:span><text:span text:style-name="T3">ng-controller=</text:span><text:span text:style-name="T24">"CtrlPessoas"</text:span><text:span text:style-name="T11">&gt;</text:span></text:p>
      <text:p text:style-name="P43"><text:s text:c="4"/><text:span text:style-name="T11">&lt;</text:span><text:span text:style-name="T14">h1</text:span><text:span text:style-name="T11">&gt;</text:span>Sistema de Gerenciamento de Pessoas<text:span text:style-name="T11">&lt;/</text:span><text:span text:style-name="T14">h1</text:span><text:span text:style-name="T11">&gt;</text:span></text:p>
      <text:p text:style-name="P43"><text:s text:c="4"/><text:span text:style-name="T11">&lt;</text:span><text:span text:style-name="T14">h2</text:span><text:span text:style-name="T11">&gt;</text:span>Listagem de Pessoas<text:span text:style-name="T11">&lt;/</text:span><text:span text:style-name="T14">h2</text:span><text:span text:style-name="T11">&gt;</text:span></text:p>
      <text:p text:style-name="P43"><text:s text:c="4"/><text:span text:style-name="T11">&lt;</text:span><text:span text:style-name="T14">ul</text:span><text:span text:style-name="T11">&gt;</text:span></text:p>
      <text:p text:style-name="P43"><text:s text:c="8"/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12"/>{{pessoa.nome}}, {{pessoa.cidade}}</text:p>
      <text:p text:style-name="P43"><text:s text:c="8"/><text:span text:style-name="T11">&lt;/</text:span><text:span text:style-name="T14">li</text:span><text:span text:style-name="T11">&gt;</text:span></text:p>
      <text:p text:style-name="P43"><text:s text:c="4"/><text:span text:style-name="T11">&lt;/</text:span><text:span text:style-name="T14">ul</text:span><text:span text:style-name="T11">&gt;</text:span></text:p>
      <text:p text:style-name="P43"><text:span text:style-name="T11">&lt;/</text:span><text:span text:style-name="T14">div</text:span><text:span text:style-name="T11">&gt;</text:span></text:p>
      <text:p text:style-name="P43"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3"><text:span text:style-name="T11">&lt;</text:span><text:span text:style-name="T14">script </text:span><text:span text:style-name="T3">src=</text:span><text:span text:style-name="T24">"pessoas.js"</text:span><text:span text:style-name="T11">&gt;</text:span></text:p>
      <text:p text:style-name="P43"><text:span text:style-name="T11">&lt;/</text:span><text:span text:style-name="T14">script</text:span><text:span text:style-name="T11">&gt;</text:span></text:p>
      <text:p text:style-name="P43"><text:span text:style-name="T11">&lt;/</text:span><text:span text:style-name="T14">body</text:span><text:span text:style-name="T11">&gt;</text:span></text:p>
      <text:p text:style-name="P49"><text:span text:style-name="T11">&lt;/</text:span><text:span text:style-name="T14">html</text:span><text:span text:style-name="T11">&gt;</text:span></text:p>
      <text:p text:style-name="P20"/>
      <text:p text:style-name="P16">3. Criar o arquivo <text:span text:style-name="T34">pessoas.js</text:span></text:p>
      <text:p text:style-name="P27">angular</text:p>
      <text:p text:style-name="P43"><text:s text:c="4"/>.module(<text:span text:style-name="T23">'pessoas'</text:span>,[<text:span text:style-name="T23">'ngRoute'</text:span>])</text:p>
      <text:p text:style-name="P43"><text:s text:c="4"/>.config(<text:span text:style-name="T13">function</text:span>($routeProvider){</text:p>
      <text:p text:style-name="P43"><text:s text:c="8"/>$routeProvider</text:p>
      <text:p text:style-name="P43"><text:s text:c="12"/>.when(<text:span text:style-name="T23">'/'</text:span>, {</text:p>
      <text:p text:style-name="P43"><text:s text:c="16"/><text:span text:style-name="T39">templateUrl</text:span>: <text:span text:style-name="T23">'listar.html'</text:span></text:p>
      <text:p text:style-name="P43"><text:span text:style-name="T22"><text:s text:c="12"/></text:span>});</text:p>
      <text:p text:style-name="P43"><text:s text:c="4"/>})</text:p>
      <text:p text:style-name="P43"><text:s text:c="4"/>.controller(<text:span text:style-name="T23">'CtrlPessoas'</text:span>, <text:span text:style-name="T13">function</text:span>($scope){</text:p>
      <text:p text:style-name="P43"><text:s text:c="7"/>$scope.<text:span text:style-name="T39">pessoas </text:span>= [</text:p>
      <text:p text:style-name="P43"><text:s text:c="11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1"/>{<text:span text:style-name="T39">nome</text:span>: <text:span text:style-name="T23">"Pedro"</text:span>, <text:span text:style-name="T39">cidade</text:span>: <text:span text:style-name="T23">"Salvador"</text:span>},</text:p>
      <text:p text:style-name="P43"><text:s text:c="11"/>{<text:span text:style-name="T39">nome</text:span>: <text:span text:style-name="T23">"João"</text:span>, <text:span text:style-name="T39">cidade</text:span>: <text:span text:style-name="T23">"Parnaíba"</text:span>},</text:p>
      <text:p text:style-name="P43"><text:s text:c="11"/>{<text:span text:style-name="T39">nome</text:span>: <text:span text:style-name="T23">"Cleber"</text:span>, <text:span text:style-name="T39">cidade</text:span>: <text:span text:style-name="T23">"Barueri"</text:span>}</text:p>
      <text:p text:style-name="P43"><text:s text:c="7"/>];</text:p>
      <text:p text:style-name="P49"><text:s text:c="4"/>});</text:p>
      <text:p text:style-name="P27"/>
      <text:p text:style-name="P4">4. Testar</text:p>
      <text:p text:style-name="P16">Iniciar servidor PHP pela linha de comando</text:p>
      <text:list xml:id="list2049512717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<text:soft-page-break/>php -S 0.0.0.0:8888</text:p>
        </text:list-item>
        <text:list-item>
          <text:p text:style-name="P75">Acessar: <text:span text:style-name="T33">php -S localhost:8888/index.html</text:span></text:p>
        </text:list-item>
      </text:list>
      <text:p text:style-name="P16"/>
      <text:p text:style-name="P16"/>
      <text:p text:style-name="P16"/>
      <text:h text:style-name="P66" text:outline-level="1"><text:bookmark-start text:name="__RefHeading__876_125555529111111111111"/>13. Adicionando elementos (pessoas)<text:bookmark-end text:name="__RefHeading__876_125555529111111111111"/></text:h>
      <text:p text:style-name="P8"/>
      <text:h text:style-name="P67" text:outline-level="2"><text:bookmark-start text:name="__RefHeading__2438_682025447112121121111"/>13.1 Criando controller para adicionar pessoas<text:bookmark-end text:name="__RefHeading__2438_682025447112121121111"/></text:h>
      <text:p text:style-name="P3"/>
      <text:p text:style-name="P16">1. Abrir o projeto curso-angular</text:p>
      <text:p text:style-name="P16"/>
      <text:p text:style-name="P16">2. Alterar o arquivo <text:span text:style-name="T34">pessoas.js</text:span> adicionando outro controller para adicionar pessoas</text:p>
      <text:p text:style-name="P27">angular</text:p>
      <text:p text:style-name="P43"><text:s text:c="4"/>.module(<text:span text:style-name="T23">'pessoas'</text:span>,[<text:span text:style-name="T23">'ngRoute'</text:span>])</text:p>
      <text:p text:style-name="P43"><text:s text:c="4"/>.config(<text:span text:style-name="T13">function</text:span>($routeProvider){</text:p>
      <text:p text:style-name="P43"><text:s text:c="8"/>$routeProvider</text:p>
      <text:p text:style-name="P43"><text:s text:c="12"/>.when(<text:span text:style-name="T23">'/'</text:span>, {</text:p>
      <text:p text:style-name="P43"><text:s text:c="16"/><text:span text:style-name="T39">templateUrl</text:span>: <text:span text:style-name="T23">'listar.html'</text:span></text:p>
      <text:p text:style-name="P43"><text:span text:style-name="T22"><text:s text:c="12"/></text:span>});</text:p>
      <text:p text:style-name="P43"><text:s text:c="4"/>})</text:p>
      <text:p text:style-name="P43"><text:s text:c="4"/><text:span text:style-name="T52">// definindo um controller para listar as pessoas</text:span></text:p>
      <text:p text:style-name="P43"><text:span text:style-name="T51"><text:s text:c="4"/></text:span>.controller(<text:span text:style-name="T23">'CtrlPessoas'</text:span>, <text:span text:style-name="T13">function</text:span>($scope){</text:p>
      <text:p text:style-name="P43"><text:s text:c="7"/>$scope.<text:span text:style-name="T39">pessoas </text:span>= [</text:p>
      <text:p text:style-name="P43"><text:s text:c="11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1"/>{<text:span text:style-name="T39">nome</text:span>: <text:span text:style-name="T23">"Pedro"</text:span>, <text:span text:style-name="T39">cidade</text:span>: <text:span text:style-name="T23">"Salvador"</text:span>},</text:p>
      <text:p text:style-name="P43"><text:s text:c="11"/>{<text:span text:style-name="T39">nome</text:span>: <text:span text:style-name="T23">"João"</text:span>, <text:span text:style-name="T39">cidade</text:span>: <text:span text:style-name="T23">"Parnaíba"</text:span>},</text:p>
      <text:p text:style-name="P43"><text:s text:c="11"/>{<text:span text:style-name="T39">nome</text:span>: <text:span text:style-name="T23">"Cleber"</text:span>, <text:span text:style-name="T39">cidade</text:span>: <text:span text:style-name="T23">"Barueri"</text:span>}</text:p>
      <text:p text:style-name="P43"><text:s text:c="7"/>];</text:p>
      <text:p text:style-name="P43"><text:s text:c="4"/>})</text:p>
      <text:p text:style-name="P43"/>
      <text:p text:style-name="P43"><text:s text:c="4"/><text:span text:style-name="T53">// definindo outro controller para adicionar pessoas</text:span></text:p>
      <text:p text:style-name="P43"><text:span text:style-name="T51"><text:s text:c="4"/></text:span>.controller(<text:span text:style-name="T23">'CtrlAdicionar'</text:span>, <text:span text:style-name="T13">function</text:span>($scope) {</text:p>
      <text:p text:style-name="P43"><text:s text:c="8"/>$scope.<text:span text:style-name="T47">add </text:span>= <text:span text:style-name="T13">function </text:span>() {</text:p>
      <text:p text:style-name="P43"><text:s text:c="12"/>$scope.<text:span text:style-name="T39">pessoas</text:span>.<text:span text:style-name="T47">push</text:span>({</text:p>
      <text:p text:style-name="P43"><text:s text:c="16"/><text:span text:style-name="T39">nome</text:span>: $scope.pessoa.<text:span text:style-name="T39">nome</text:span>,</text:p>
      <text:p text:style-name="P43"><text:s text:c="16"/><text:span text:style-name="T39">cidade</text:span>: $scope.pessoa.<text:span text:style-name="T39">cidade</text:span></text:p>
      <text:p text:style-name="P43"><text:span text:style-name="T36"><text:s text:c="12"/></text:span>});</text:p>
      <text:p text:style-name="P43"><text:s text:c="8"/>};</text:p>
      <text:p text:style-name="P49"><text:s text:c="4"/>});</text:p>
      <text:p text:style-name="P20"/>
      <text:p text:style-name="P16"/>
      <text:h text:style-name="P67" text:outline-level="2"><text:bookmark-start text:name="__RefHeading__2438_6820254471121211211111"/><text:soft-page-break/>13.2 Adicionando pessoas<text:bookmark-end text:name="__RefHeading__2438_6820254471121211211111"/></text:h>
      <text:p text:style-name="P3"/>
      <text:p text:style-name="P16">1. Abrir o projeto curso-angular</text:p>
      <text:p text:style-name="P16"/>
      <text:p text:style-name="P16">2. Criar o arquivo <text:span text:style-name="T34">adicionar.html</text:span></text:p>
      <text:p text:style-name="P27"><text:span text:style-name="T11">&lt;</text:span><text:span text:style-name="T14">h2</text:span><text:span text:style-name="T11">&gt;</text:span>Adicionar pessoa<text:span text:style-name="T11">&lt;/</text:span><text:span text:style-name="T14">h2</text:span><text:span text:style-name="T11">&gt;</text:span></text:p>
      <text:p text:style-name="P43"><text:span text:style-name="T11">&lt;</text:span><text:span text:style-name="T14">p</text:span><text:span text:style-name="T11">&gt;</text:span>{{result}}<text:span text:style-name="T11">&lt;/</text:span><text:span text:style-name="T14">p</text:span><text:span text:style-name="T11">&gt;</text:span></text:p>
      <text:p text:style-name="P43"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pessoa.nome"</text:span><text:span text:style-name="T11">&gt;</text:span> <text:span text:style-name="T11">&lt;</text:span><text:span text:style-name="T14">br </text:span><text:span text:style-name="T11">/&gt;</text:span></text:p>
      <text:p text:style-name="P43"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pessoa.cidade"</text:span><text:span text:style-name="T11">&gt;</text:span> <text:span text:style-name="T11">&lt;</text:span><text:span text:style-name="T14">br </text:span><text:span text:style-name="T11">/&gt;</text:span></text:p>
      <text:p text:style-name="P43"><text:span text:style-name="T11">&lt;</text:span><text:span text:style-name="T14">input </text:span><text:span text:style-name="T3">type=</text:span><text:span text:style-name="T24">"button" </text:span><text:span text:style-name="T3">value=</text:span><text:span text:style-name="T24">"Salvar" </text:span><text:span text:style-name="T3">ng-click=</text:span><text:span text:style-name="T24">"add()" </text:span><text:span text:style-name="T11">/&gt;</text:span></text:p>
      <text:p text:style-name="P43"><text:span text:style-name="T11">&lt;</text:span><text:span text:style-name="T14">br </text:span><text:span text:style-name="T11">/&gt;</text:span></text:p>
      <text:p text:style-name="P43"><text:span text:style-name="T11">&lt;</text:span><text:span text:style-name="T14">br </text:span><text:span text:style-name="T11">/&gt;</text:span></text:p>
      <text:p text:style-name="P49"><text:span text:style-name="T11">&lt;</text:span><text:span text:style-name="T14">a </text:span><text:span text:style-name="T3">href=</text:span><text:span text:style-name="T24">"#/"</text:span><text:span text:style-name="T11">&gt;</text:span>Voltar<text:span text:style-name="T11">&lt;/</text:span><text:span text:style-name="T14">a</text:span><text:span text:style-name="T11">&gt;</text:span></text:p>
      <text:p text:style-name="P20"/>
      <text:p text:style-name="P16"/>
      <text:p text:style-name="P16"/>
      <text:p text:style-name="P16">3. Alterar o arquivo <text:span text:style-name="T34">pessoas.js</text:span> adicionando a nova rota when('/pessoa/adicionar'... e o novo controller CtrlAdicionar</text:p>
      <text:p text:style-name="P26">angular</text:p>
      <text:p text:style-name="P43"><text:s text:c="4"/>.module(<text:span text:style-name="T23">'pessoas'</text:span>,[<text:span text:style-name="T23">'ngRoute'</text:span>])</text:p>
      <text:p text:style-name="P43"><text:s text:c="4"/>.config(<text:span text:style-name="T13">function</text:span>($routeProvider){</text:p>
      <text:p text:style-name="P43"><text:s text:c="8"/>$routeProvider</text:p>
      <text:p text:style-name="P43"><text:s text:c="12"/>.when(<text:span text:style-name="T23">'/'</text:span>, {</text:p>
      <text:p text:style-name="P43"><text:s text:c="16"/><text:span text:style-name="T39">templateUrl</text:span>: <text:span text:style-name="T23">'listar.html'</text:span></text:p>
      <text:p text:style-name="P43"><text:span text:style-name="T22"><text:s text:c="12"/></text:span>})</text:p>
      <text:p text:style-name="P43"><text:s text:c="12"/>.when(<text:span text:style-name="T23">'/pessoa/adicionar'</text:span>, {</text:p>
      <text:p text:style-name="P43"><text:s text:c="16"/><text:span text:style-name="T39">templateUrl</text:span>: <text:span text:style-name="T23">'adicionar.html'</text:span>,</text:p>
      <text:p text:style-name="P43"><text:s text:c="16"/><text:span text:style-name="T39">controller</text:span>: <text:span text:style-name="T23">'CtrlAdicionar'</text:span></text:p>
      <text:p text:style-name="P43"><text:span text:style-name="T22"><text:s text:c="12"/></text:span>});</text:p>
      <text:p text:style-name="P43"><text:s text:c="4"/>})</text:p>
      <text:p text:style-name="P43"><text:s text:c="4"/><text:span text:style-name="T52">// definindo um controller para listar as pessoas</text:span></text:p>
      <text:p text:style-name="P43"><text:span text:style-name="T51"><text:s text:c="4"/></text:span>.<text:span text:style-name="T39">controller</text:span>(<text:span text:style-name="T23">'CtrlPessoas'</text:span>, <text:span text:style-name="T13">function</text:span>($scope){</text:p>
      <text:p text:style-name="P43"><text:s text:c="7"/>$scope.<text:span text:style-name="T39">pessoas </text:span>= [</text:p>
      <text:p text:style-name="P43"><text:s text:c="11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1"/>{<text:span text:style-name="T39">nome</text:span>: <text:span text:style-name="T23">"Pedro"</text:span>, <text:span text:style-name="T39">cidade</text:span>: <text:span text:style-name="T23">"Salvador"</text:span>},</text:p>
      <text:p text:style-name="P43"><text:s text:c="11"/>{<text:span text:style-name="T39">nome</text:span>: <text:span text:style-name="T23">"João"</text:span>, <text:span text:style-name="T39">cidade</text:span>: <text:span text:style-name="T23">"Parnaíba"</text:span>},</text:p>
      <text:p text:style-name="P43"><text:s text:c="11"/>{<text:span text:style-name="T39">nome</text:span>: <text:span text:style-name="T23">"Cleber"</text:span>, <text:span text:style-name="T39">cidade</text:span>: <text:span text:style-name="T23">"Barueri"</text:span>}</text:p>
      <text:p text:style-name="P43"><text:s text:c="7"/>];</text:p>
      <text:p text:style-name="P43"><text:s text:c="4"/>})</text:p>
      <text:p text:style-name="P43"><text:s text:c="4"/><text:span text:style-name="T52">// definindo outro controller para adicionar pessoas</text:span></text:p>
      <text:p text:style-name="P43"><text:span text:style-name="T51"><text:s text:c="4"/></text:span>.<text:span text:style-name="T39">controller</text:span>(<text:span text:style-name="T23">'CtrlAdicionar'</text:span>, <text:span text:style-name="T13">function</text:span>($scope) {</text:p>
      <text:p text:style-name="P43"><text:s text:c="8"/>$scope.<text:span text:style-name="T47">add </text:span>= <text:span text:style-name="T13">function </text:span>() {</text:p>
      <text:p text:style-name="P43"><text:s text:c="12"/>$scope.<text:span text:style-name="T39">pessoas</text:span>.<text:span text:style-name="T47">push</text:span>($scope.<text:span text:style-name="T39">pessoa</text:span>);</text:p>
      <text:p text:style-name="P43"><text:s text:c="12"/><text:span text:style-name="T52">// Limpar todos os filhos de pessoa</text:span></text:p>
      <text:p text:style-name="P43"><text:span text:style-name="T51"><text:s text:c="12"/></text:span>$scope.<text:span text:style-name="T39">pessoa </text:span>= <text:span text:style-name="T23">""</text:span>;</text:p>
      <text:p text:style-name="P43"><text:s text:c="12"/>$scope.<text:span text:style-name="T39">result </text:span>= <text:span text:style-name="T23">"Registro adicionado com sucesso"</text:span>;</text:p>
      <text:p text:style-name="P43"><text:s text:c="8"/>};</text:p>
      <text:p text:style-name="P49"><text:s text:c="4"/>});</text:p>
      <text:p text:style-name="P18"><text:soft-page-break/></text:p>
      <text:p text:style-name="P16"><text:span text:style-name="T11">4. Alterar o arquivo </text:span><text:span text:style-name="T35">listar.html </text:span><text:span text:style-name="T11">adicionando link</text:span></text:p>
      <text:p text:style-name="P25"><text:span text:style-name="T11">&lt;</text:span><text:span text:style-name="T14">h2</text:span><text:span text:style-name="T11">&gt;Listagem de Pessoas&lt;/</text:span><text:span text:style-name="T14">h2</text:span><text:span text:style-name="T11">&gt;</text:span></text:p>
      <text:p text:style-name="P43"><text:span text:style-name="T11">&lt;</text:span><text:span text:style-name="T14">ul</text:span><text:span text:style-name="T11">&gt;</text:span></text:p>
      <text:p text:style-name="P43"><text:s text:c="4"/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8"/>{{pessoa.nome}}, {{pessoa.cidade}}</text:p>
      <text:p text:style-name="P43"><text:s text:c="4"/><text:span text:style-name="T11">&lt;/</text:span><text:span text:style-name="T14">li</text:span><text:span text:style-name="T11">&gt;</text:span></text:p>
      <text:p text:style-name="P43"><text:span text:style-name="T11">&lt;/</text:span><text:span text:style-name="T14">ul</text:span><text:span text:style-name="T11">&gt;</text:span></text:p>
      <text:p text:style-name="P49"><text:span text:style-name="T11">&lt;</text:span><text:span text:style-name="T14">a </text:span><text:span text:style-name="T3">href=</text:span><text:span text:style-name="T24">"#/pessoa/adicionar"</text:span><text:span text:style-name="T11">&gt;</text:span>Adicionar nova pessoa<text:span text:style-name="T11">&lt;/</text:span><text:span text:style-name="T14">a</text:span><text:span text:style-name="T11">&gt;</text:span></text:p>
      <text:p text:style-name="P26"/>
      <text:p text:style-name="P28"/>
      <text:h text:style-name="P67" text:outline-level="2"><text:bookmark-start text:name="__RefHeading__2438_68202544711212112111111"/>13.3 Editando pessoas<text:bookmark-end text:name="__RefHeading__2438_68202544711212112111111"/></text:h>
      <text:p text:style-name="P3"/>
      <text:p text:style-name="P16">1. Abrir o projeto curso-angular</text:p>
      <text:p text:style-name="P16"/>
      <text:p text:style-name="P16">2. Criar o arquivo <text:span text:style-name="T34">editar.html </text:span>o autobind dispensa o botão de salvar</text:p>
      <text:p text:style-name="P27"><text:span text:style-name="T11">&lt;</text:span><text:span text:style-name="T14">h2</text:span><text:span text:style-name="T11">&gt;Editar pessoa&lt;/</text:span><text:span text:style-name="T14">h2</text:span><text:span text:style-name="T11">&gt;</text:span></text:p>
      <text:p text:style-name="P43"><text:span text:style-name="T11">&lt;</text:span><text:span text:style-name="T14">p</text:span><text:span text:style-name="T11">&gt;</text:span>{{result}}<text:span text:style-name="T11">&lt;/</text:span><text:span text:style-name="T14">p</text:span><text:span text:style-name="T11">&gt;</text:span></text:p>
      <text:p text:style-name="P43">Nom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pessoa.nome"</text:span><text:span text:style-name="T11">&gt;</text:span> <text:span text:style-name="T11">&lt;</text:span><text:span text:style-name="T14">br </text:span><text:span text:style-name="T11">/&gt;</text:span></text:p>
      <text:p text:style-name="P43">Cidade: <text:span text:style-name="T11">&lt;</text:span><text:span text:style-name="T14">input </text:span><text:span text:style-name="T3">type=</text:span><text:span text:style-name="T24">"text" </text:span><text:span text:style-name="T3">ng-model=</text:span><text:span text:style-name="T24">"pessoa.cidade"</text:span><text:span text:style-name="T11">&gt;</text:span> <text:span text:style-name="T11">&lt;</text:span><text:span text:style-name="T14">br </text:span><text:span text:style-name="T11">/&gt;</text:span></text:p>
      <text:p text:style-name="P43"><text:span text:style-name="T11">&lt;</text:span><text:span text:style-name="T14">br </text:span><text:span text:style-name="T11">/&gt;</text:span></text:p>
      <text:p text:style-name="P43"><text:span text:style-name="T11">&lt;</text:span><text:span text:style-name="T14">br </text:span><text:span text:style-name="T11">/&gt;</text:span></text:p>
      <text:p text:style-name="P49"><text:span text:style-name="T11">&lt;</text:span><text:span text:style-name="T14">a </text:span><text:span text:style-name="T3">href=</text:span><text:span text:style-name="T24">"#/"</text:span><text:span text:style-name="T11">&gt;</text:span>Voltar<text:span text:style-name="T11">&lt;/</text:span><text:span text:style-name="T14">a</text:span><text:span text:style-name="T11">&gt;</text:span></text:p>
      <text:p text:style-name="P28"/>
      <text:p text:style-name="P16">3. Alterar o arquivo <text:span text:style-name="T34">pessoas.js</text:span> adicionando a nova rota when('/pessoa/:index'... e o novo controller CtrlEditar</text:p>
      <text:p text:style-name="P26">angular</text:p>
      <text:p text:style-name="P43"><text:s text:c="4"/>.module(<text:span text:style-name="T23">'pessoas'</text:span>,[<text:span text:style-name="T23">'ngRoute'</text:span>])</text:p>
      <text:p text:style-name="P43"><text:s text:c="4"/>.config(<text:span text:style-name="T13">function</text:span>($routeProvider){</text:p>
      <text:p text:style-name="P43"><text:s text:c="8"/>$routeProvider</text:p>
      <text:p text:style-name="P43"><text:s text:c="12"/>.when(<text:span text:style-name="T23">'/'</text:span>, {</text:p>
      <text:p text:style-name="P43"><text:s text:c="16"/><text:span text:style-name="T39">templateUrl</text:span>: <text:span text:style-name="T23">'listar.html'</text:span></text:p>
      <text:p text:style-name="P43"><text:span text:style-name="T22"><text:s text:c="12"/></text:span>})</text:p>
      <text:p text:style-name="P43"><text:s text:c="12"/>.when(<text:span text:style-name="T23">'/pessoa/adicionar'</text:span>, {</text:p>
      <text:p text:style-name="P43"><text:s text:c="16"/><text:span text:style-name="T39">templateUrl</text:span>: <text:span text:style-name="T23">'adicionar.html'</text:span>,</text:p>
      <text:p text:style-name="P43"><text:s text:c="16"/><text:span text:style-name="T39">controller</text:span>: <text:span text:style-name="T23">'CtrlAdicionar'</text:span></text:p>
      <text:p text:style-name="P43"><text:span text:style-name="T22"><text:s text:c="12"/></text:span>})</text:p>
      <text:p text:style-name="P43"><text:s text:c="12"/>.when(<text:span text:style-name="T23">'/pessoa/:index'</text:span>, {</text:p>
      <text:p text:style-name="P43"><text:s text:c="16"/><text:span text:style-name="T39">templateUrl</text:span>: <text:span text:style-name="T23">'editar.html'</text:span>,</text:p>
      <text:p text:style-name="P43"><text:s text:c="16"/><text:span text:style-name="T39">controller</text:span>: <text:span text:style-name="T23">'CtrlEditar'</text:span></text:p>
      <text:p text:style-name="P43"><text:span text:style-name="T22"><text:s text:c="12"/></text:span>});</text:p>
      <text:p text:style-name="P43"><text:s text:c="4"/>})</text:p>
      <text:p text:style-name="P43"><text:s text:c="4"/><text:span text:style-name="T52">// definindo um controller para listar as pessoas</text:span></text:p>
      <text:p text:style-name="P43"><text:span text:style-name="T51"><text:s text:c="4"/></text:span>.<text:span text:style-name="T39">controller</text:span>(<text:span text:style-name="T23">'CtrlPessoas'</text:span>, <text:span text:style-name="T13">function</text:span>($scope){</text:p>
      <text:p text:style-name="P43"><text:soft-page-break/><text:s text:c="7"/>$scope.<text:span text:style-name="T39">pessoas </text:span>= [</text:p>
      <text:p text:style-name="P43"><text:s text:c="11"/>{<text:span text:style-name="T39">nome</text:span>: <text:span text:style-name="T23">"Maria"</text:span>, <text:span text:style-name="T39">cidade</text:span>: <text:span text:style-name="T23">"São Paulo"</text:span>},</text:p>
      <text:p text:style-name="P43"><text:s text:c="11"/>{<text:span text:style-name="T39">nome</text:span>: <text:span text:style-name="T23">"Pedro"</text:span>, <text:span text:style-name="T39">cidade</text:span>: <text:span text:style-name="T23">"Salvador"</text:span>},</text:p>
      <text:p text:style-name="P43"><text:s text:c="11"/>{<text:span text:style-name="T39">nome</text:span>: <text:span text:style-name="T23">"João"</text:span>, <text:span text:style-name="T39">cidade</text:span>: <text:span text:style-name="T23">"Parnaíba"</text:span>},</text:p>
      <text:p text:style-name="P43"><text:s text:c="11"/>{<text:span text:style-name="T39">nome</text:span>: <text:span text:style-name="T23">"Cleber"</text:span>, <text:span text:style-name="T39">cidade</text:span>: <text:span text:style-name="T23">"Barueri"</text:span>}</text:p>
      <text:p text:style-name="P43"><text:s text:c="7"/>];</text:p>
      <text:p text:style-name="P43"><text:s text:c="4"/>})</text:p>
      <text:p text:style-name="P43"><text:s text:c="4"/><text:span text:style-name="T52">// definindo outro controller para adicionar pessoas</text:span></text:p>
      <text:p text:style-name="P43"><text:span text:style-name="T51"><text:s text:c="4"/></text:span>.<text:span text:style-name="T39">controller</text:span>(<text:span text:style-name="T23">'CtrlAdicionar'</text:span>, <text:span text:style-name="T13">function</text:span>($scope) {</text:p>
      <text:p text:style-name="P43"><text:s text:c="8"/>$scope.<text:span text:style-name="T47">add </text:span>= <text:span text:style-name="T13">function </text:span>() {</text:p>
      <text:p text:style-name="P43"><text:s text:c="12"/>$scope.<text:span text:style-name="T39">pessoas</text:span>.<text:span text:style-name="T47">push</text:span>($scope.<text:span text:style-name="T39">pessoa</text:span>);</text:p>
      <text:p text:style-name="P43"><text:s text:c="12"/><text:span text:style-name="T52">// Limpar todos os filhos de pessoa</text:span></text:p>
      <text:p text:style-name="P43"><text:span text:style-name="T51"><text:s text:c="12"/></text:span>$scope.<text:span text:style-name="T39">pessoa </text:span>= <text:span text:style-name="T23">""</text:span>;</text:p>
      <text:p text:style-name="P43"><text:s text:c="12"/>$scope.<text:span text:style-name="T39">result </text:span>= <text:span text:style-name="T23">"Registro adicionado com sucesso"</text:span>;</text:p>
      <text:p text:style-name="P43"><text:s text:c="8"/>};</text:p>
      <text:p text:style-name="P43"><text:s text:c="4"/>})</text:p>
      <text:p text:style-name="P43"><text:s text:c="4"/>.<text:span text:style-name="T39">controller</text:span>(<text:span text:style-name="T23">'CtrlEditar'</text:span>, <text:span text:style-name="T13">function</text:span>($scope, $routeParams) {</text:p>
      <text:p text:style-name="P43"><text:s text:c="8"/>$scope.<text:span text:style-name="T39">pessoa </text:span>= $scope.<text:span text:style-name="T39">pessoas</text:span>[$routeParams.<text:span text:style-name="T39">index</text:span>];</text:p>
      <text:p text:style-name="P49"><text:s text:c="4"/>});</text:p>
      <text:p text:style-name="P26"/>
      <text:p text:style-name="P16"><text:span text:style-name="T11">4. Alterar o arquivo </text:span><text:span text:style-name="T35">listar.html </text:span><text:span text:style-name="T11">adicionando link em cada elemento</text:span></text:p>
      <text:p text:style-name="P25"><text:span text:style-name="T11">&lt;</text:span><text:span text:style-name="T14">h2</text:span><text:span text:style-name="T11">&gt;Listagem de Pessoas&lt;/</text:span><text:span text:style-name="T14">h2</text:span><text:span text:style-name="T11">&gt;</text:span></text:p>
      <text:p text:style-name="P43"><text:span text:style-name="T11">&lt;</text:span><text:span text:style-name="T14">ul</text:span><text:span text:style-name="T11">&gt;</text:span></text:p>
      <text:p text:style-name="P43"><text:s text:c="4"/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8"/><text:span text:style-name="T11">&lt;</text:span><text:span text:style-name="T14">a </text:span><text:span text:style-name="T3">href=</text:span><text:span text:style-name="T24">"#/pessoa/{{$index}}"</text:span><text:span text:style-name="T11">&gt;</text:span> {{pessoa.nome}}, {{pessoa.cidade}}<text:span text:style-name="T11">&lt;/</text:span><text:span text:style-name="T14">a</text:span><text:span text:style-name="T11">&gt;</text:span></text:p>
      <text:p text:style-name="P43"><text:s text:c="4"/><text:span text:style-name="T11">&lt;/</text:span><text:span text:style-name="T14">li</text:span><text:span text:style-name="T11">&gt;</text:span></text:p>
      <text:p text:style-name="P43"><text:span text:style-name="T11">&lt;/</text:span><text:span text:style-name="T14">ul</text:span><text:span text:style-name="T11">&gt;</text:span></text:p>
      <text:p text:style-name="P49"><text:span text:style-name="T11">&lt;</text:span><text:span text:style-name="T14">a </text:span><text:span text:style-name="T3">href=</text:span><text:span text:style-name="T24">"#/pessoa/adicionar"</text:span><text:span text:style-name="T11">&gt;</text:span>Adicionar nova pessoa<text:span text:style-name="T11">&lt;/</text:span><text:span text:style-name="T14">a</text:span><text:span text:style-name="T11">&gt;</text:span></text:p>
      <text:p text:style-name="P26"/>
      <text:p text:style-name="P28"/>
      <text:h text:style-name="P67" text:outline-level="2"><text:bookmark-start text:name="__RefHeading__2438_682025447112121121111111"/>13.4 Deletando pessoas<text:bookmark-end text:name="__RefHeading__2438_682025447112121121111111"/></text:h>
      <text:p text:style-name="P3"/>
      <text:p text:style-name="P16">1. Abrir o projeto curso-angular</text:p>
      <text:p text:style-name="P16"/>
      <text:p text:style-name="P16">2. Alterar o arquivo <text:span text:style-name="T34">pessoas.js</text:span> adicionando a nova rota when('/pessoa/remover'... e o novo controller CtrlRemover</text:p>
      <text:p text:style-name="P29">angular</text:p>
      <text:p text:style-name="P52"><text:s text:c="4"/>.module('pessoas',['ngRoute'])</text:p>
      <text:p text:style-name="P52"><text:s text:c="4"/>.config(function($routeProvider){</text:p>
      <text:p text:style-name="P51"/>
      <text:p text:style-name="P52"><text:s text:c="8"/>$routeProvider</text:p>
      <text:p text:style-name="P52"><text:s text:c="12"/>.when('/', {</text:p>
      <text:p text:style-name="P52"><text:soft-page-break/><text:s text:c="16"/>templateUrl: 'listar.html'</text:p>
      <text:p text:style-name="P52"><text:s text:c="12"/>})</text:p>
      <text:p text:style-name="P52"><text:s text:c="12"/>.when('/pessoa/adicionar', {</text:p>
      <text:p text:style-name="P52"><text:s text:c="16"/>templateUrl: 'adicionar.html',</text:p>
      <text:p text:style-name="P52"><text:s text:c="16"/>controller: 'CtrlAdicionar'</text:p>
      <text:p text:style-name="P52"><text:s text:c="12"/>})</text:p>
      <text:p text:style-name="P52"><text:s text:c="12"/>.when('/pessoa/:index', {</text:p>
      <text:p text:style-name="P52"><text:s text:c="16"/>templateUrl: 'editar.html',</text:p>
      <text:p text:style-name="P52"><text:s text:c="16"/>controller: 'CtrlEditar'</text:p>
      <text:p text:style-name="P52"><text:s text:c="12"/>});</text:p>
      <text:p text:style-name="P52"><text:s text:c="4"/>})</text:p>
      <text:p text:style-name="P51"/>
      <text:p text:style-name="P52"><text:s text:c="4"/>// definindo um controller para listar as pessoas</text:p>
      <text:p text:style-name="P52"><text:s text:c="4"/>.controller('CtrlPessoas', function($scope){</text:p>
      <text:p text:style-name="P52"><text:s text:c="7"/>$scope.pessoas = [</text:p>
      <text:p text:style-name="P52"><text:s text:c="11"/>{nome: "Maria", cidade: "São Paulo"},</text:p>
      <text:p text:style-name="P52"><text:s text:c="11"/>{nome: "Pedro", cidade: "Salvador"},</text:p>
      <text:p text:style-name="P52"><text:s text:c="11"/>{nome: "João", cidade: "Parnaíba"},</text:p>
      <text:p text:style-name="P52"><text:s text:c="11"/>{nome: "Cleber", cidade: "Barueri"}</text:p>
      <text:p text:style-name="P52"><text:s text:c="7"/>];</text:p>
      <text:p text:style-name="P52"><text:s text:c="8"/>$scope.remove = function(index) {</text:p>
      <text:p text:style-name="P52"><text:s text:c="12"/>$scope.pessoas.splice(index, 1);</text:p>
      <text:p text:style-name="P52"><text:s text:c="8"/>}</text:p>
      <text:p text:style-name="P52"><text:s text:c="4"/>})</text:p>
      <text:p text:style-name="P51"/>
      <text:p text:style-name="P52"><text:s text:c="4"/>// definindo outro controller para adicionar pessoas</text:p>
      <text:p text:style-name="P52"><text:s text:c="4"/>.controller('CtrlAdicionar', function($scope) {</text:p>
      <text:p text:style-name="P52"><text:s text:c="8"/>$scope.add = function () {</text:p>
      <text:p text:style-name="P52"><text:s text:c="12"/>$scope.pessoas.push($scope.pessoa);</text:p>
      <text:p text:style-name="P51"/>
      <text:p text:style-name="P52"><text:s text:c="12"/>// Limpar todos os filhos de pessoa</text:p>
      <text:p text:style-name="P52"><text:s text:c="12"/>$scope.pessoa = "";</text:p>
      <text:p text:style-name="P52"><text:s text:c="12"/>$scope.result = "Registro adicionado com sucesso";</text:p>
      <text:p text:style-name="P52"><text:s text:c="8"/>};</text:p>
      <text:p text:style-name="P52"><text:s text:c="4"/>})</text:p>
      <text:p text:style-name="P51"/>
      <text:p text:style-name="P52"><text:s text:c="4"/>.controller('CtrlEditar', function($scope, $routeParams) {</text:p>
      <text:p text:style-name="P52"><text:s text:c="8"/>$scope.pessoa = $scope.pessoas[$routeParams.index];</text:p>
      <text:p text:style-name="P52"><text:soft-page-break/><text:s text:c="4"/>});</text:p>
      <text:p text:style-name="P51"/>
      <text:p text:style-name="P16"><text:span text:style-name="T11">4. Alterar o arquivo </text:span><text:span text:style-name="T35">listar.html </text:span><text:span text:style-name="T11">adicionando link em cada elemento</text:span></text:p>
      <text:p text:style-name="P25"><text:span text:style-name="T11">&lt;</text:span><text:span text:style-name="T14">h2</text:span><text:span text:style-name="T11">&gt;Listagem de Pessoas&lt;/</text:span><text:span text:style-name="T14">h2</text:span><text:span text:style-name="T11">&gt;</text:span></text:p>
      <text:p text:style-name="P43"><text:span text:style-name="T11">&lt;</text:span><text:span text:style-name="T14">ul</text:span><text:span text:style-name="T11">&gt;</text:span></text:p>
      <text:p text:style-name="P43"><text:s text:c="4"/><text:span text:style-name="T11">&lt;</text:span><text:span text:style-name="T14">li </text:span><text:span text:style-name="T3">ng-repeat=</text:span><text:span text:style-name="T24">"pessoa in pessoas"</text:span><text:span text:style-name="T11">&gt;</text:span></text:p>
      <text:p text:style-name="P43"><text:s text:c="8"/><text:span text:style-name="T11">&lt;</text:span><text:span text:style-name="T14">a </text:span><text:span text:style-name="T3">href=</text:span><text:span text:style-name="T24">"#/pessoa/{{$index}}"</text:span><text:span text:style-name="T11">&gt;</text:span> {{pessoa.nome}}, {{pessoa.cidade}}<text:span text:style-name="T11">&lt;/</text:span><text:span text:style-name="T14">a</text:span><text:span text:style-name="T11">&gt;</text:span></text:p>
      <text:p text:style-name="P43"><text:s text:c="4"/><text:span text:style-name="T11">&lt;/</text:span><text:span text:style-name="T14">li</text:span><text:span text:style-name="T11">&gt;</text:span></text:p>
      <text:p text:style-name="P43"><text:span text:style-name="T11">&lt;/</text:span><text:span text:style-name="T14">ul</text:span><text:span text:style-name="T11">&gt;</text:span></text:p>
      <text:p text:style-name="P49"><text:span text:style-name="T11">&lt;</text:span><text:span text:style-name="T14">a </text:span><text:span text:style-name="T3">href=</text:span><text:span text:style-name="T24">"#/pessoa/adicionar"</text:span><text:span text:style-name="T11">&gt;</text:span>Adicionar nova pessoa<text:span text:style-name="T11">&lt;/</text:span><text:span text:style-name="T14">a</text:span><text:span text:style-name="T11">&gt;</text:span></text:p>
      <text:p text:style-name="P26"/>
      <text:p text:style-name="P27"/>
      <text:p text:style-name="P4">5. Testar</text:p>
      <text:p text:style-name="P16">Iniciar servidor PHP pela linha de comando</text:p>
      <text:list xml:id="list2045525427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index.html</text:span></text:p>
        </text:list-item>
      </text:list>
      <text:p text:style-name="P16"/>
      <text:p text:style-name="P18"/>
      <text:p text:style-name="P16"/>
      <text:h text:style-name="P66" text:outline-level="1"><text:bookmark-start text:name="__RefHeading__876_12555552911111111111141"/>14. Filtros <text:bookmark-end text:name="__RefHeading__876_12555552911111111111141"/></text:h>
      <text:p text:style-name="P8"/>
      <text:h text:style-name="P67" text:outline-level="2"><text:bookmark-start text:name="__RefHeading__2438_68202544711212112111142"/>14.1 Trabalhando com filtros – Criando um filtro simples<text:bookmark-end text:name="__RefHeading__2438_68202544711212112111142"/></text:h>
      <text:p text:style-name="P3"/>
      <text:p text:style-name="P16">O filtro serve para filtrar um resultado na tela. <text:s/>De forma que o comportamento de um conteúdo seja alterado em tempo real pelo filtro.</text:p>
      <text:p text:style-name="P16"/>
      <text:p text:style-name="P16">1. Abrir o projeto curso-angular</text:p>
      <text:p text:style-name="P16"/>
      <text:p text:style-name="P16">2. Criar a pasta filter dentro da pasta aulas</text:p>
      <text:p text:style-name="P16"/>
      <text:p text:style-name="P16">3. Criar o arquivo index.html</text:p>
      <text:p text:style-name="P16"><text:span text:style-name="T58">&lt;!DOCTYPE </text:span><text:span text:style-name="T5">html</text:span><text:span text:style-name="T58">&gt;</text:span><text:span text:style-name="T57"><text:line-break/></text:span><text:span text:style-name="T58">&lt;</text:span><text:span text:style-name="T17">html </text:span><text:span text:style-name="T5">ng-app=</text:span><text:span text:style-name="T28">"App"</text:span><text:span text:style-name="T58">&gt;</text:span><text:span text:style-name="T57"><text:line-break/></text:span><text:span text:style-name="T58">&lt;</text:span><text:span text:style-name="T17">head </text:span><text:span text:style-name="T5">lang=</text:span><text:span text:style-name="T28">"en"</text:span><text:span text:style-name="T58">&gt;</text:span><text:span text:style-name="T57"><text:line-break/> <text:s text:c="3"/></text:span><text:span text:style-name="T58">&lt;</text:span><text:span text:style-name="T17">meta </text:span><text:span text:style-name="T5">charset=</text:span><text:span text:style-name="T28">"UTF-8"</text:span><text:span text:style-name="T58">&gt;</text:span><text:span text:style-name="T57"><text:line-break/></text:span><text:soft-page-break/><text:span text:style-name="T57"> <text:s text:c="3"/></text:span><text:span text:style-name="T58">&lt;</text:span><text:span text:style-name="T17">title</text:span><text:span text:style-name="T58">&gt;&lt;/</text:span><text:span text:style-name="T17">title</text:span><text:span text:style-name="T58">&gt;</text:span><text:span text:style-name="T57"><text:line-break/> <text:s text:c="3"/></text:span><text:span text:style-name="T58">&lt;</text:span><text:span text:style-name="T17">script </text:span><text:span text:style-name="T5">src=</text:span><text:span text:style-name="T28">"https://ajax.googleapis.com/ajax/libs/angularjs/1.4.2/angular.min.js"</text:span><text:span text:style-name="T58">&gt;&lt;/</text:span><text:span text:style-name="T17">script</text:span><text:span text:style-name="T58">&gt;</text:span><text:span text:style-name="T57"><text:line-break/></text:span><text:span text:style-name="T58">&lt;/</text:span><text:span text:style-name="T17">head</text:span><text:span text:style-name="T58">&gt;</text:span><text:span text:style-name="T57"><text:line-break/></text:span><text:span text:style-name="T58">&lt;</text:span><text:span text:style-name="T17">body</text:span><text:span text:style-name="T58">&gt;</text:span><text:span text:style-name="T57"><text:line-break/><text:line-break/></text:span><text:span text:style-name="T58">&lt;</text:span><text:span text:style-name="T17">div </text:span><text:span text:style-name="T5">ng-controller=</text:span><text:span text:style-name="T28">"CtrlApp"</text:span><text:span text:style-name="T58">&gt;</text:span><text:span text:style-name="T57"><text:line-break/> <text:s text:c="3"/></text:span><text:span text:style-name="T54">&lt;!-- Para colocar em maiuscula so utilizar um pipe upper--&gt;<text:line-break/> <text:s text:c="3"/></text:span><text:span text:style-name="T58">&lt;</text:span><text:span text:style-name="T17">h1</text:span><text:span text:style-name="T58">&gt;</text:span><text:span text:style-name="T57">{{frase | upper}}</text:span><text:span text:style-name="T58">&lt;/</text:span><text:span text:style-name="T17">h1</text:span><text:span text:style-name="T58">&gt;</text:span><text:span text:style-name="T57"><text:line-break/></text:span><text:span text:style-name="T58">&lt;/</text:span><text:span text:style-name="T17">div</text:span><text:span text:style-name="T58">&gt;</text:span><text:span text:style-name="T57"><text:line-break/><text:line-break/></text:span><text:span text:style-name="T58">&lt;</text:span><text:span text:style-name="T17">script</text:span><text:span text:style-name="T58">&gt;</text:span><text:span text:style-name="T57"><text:line-break/> <text:s text:c="3"/>angular.module(</text:span><text:span text:style-name="T27">'App'</text:span><text:span text:style-name="T57">,[])<text:line-break/> <text:s text:c="11"/></text:span><text:span text:style-name="T54">// filtro personalizado<text:line-break/> <text:s text:c="11"/></text:span><text:span text:style-name="T57">.</text:span><text:span text:style-name="T48">filter</text:span><text:span text:style-name="T57">(</text:span><text:span text:style-name="T27">'upper'</text:span><text:span text:style-name="T57">, </text:span><text:span text:style-name="T16">function</text:span><text:span text:style-name="T57">(){<text:line-break/> <text:s text:c="15"/></text:span><text:span text:style-name="T16">return function</text:span><text:span text:style-name="T57">(input){<text:line-break/> <text:s text:c="19"/></text:span><text:span text:style-name="T16">return </text:span><text:span text:style-name="T57">input.</text:span><text:span text:style-name="T48">toUpperCase</text:span><text:span text:style-name="T57">();<text:line-break/> <text:s text:c="15"/>}<text:line-break/> <text:s text:c="11"/>})<text:line-break/> <text:s text:c="11"/>.controller(</text:span><text:span text:style-name="T27">'CtrlApp'</text:span><text:span text:style-name="T57">, </text:span><text:span text:style-name="T16">function</text:span><text:span text:style-name="T57">($scope) {<text:line-break/> <text:s text:c="15"/>$scope.frase = </text:span><text:span text:style-name="T27">"Olá, meu nome é James"</text:span><text:span text:style-name="T57">;<text:line-break/> <text:s text:c="11"/>});<text:line-break/></text:span><text:span text:style-name="T58">&lt;/</text:span><text:span text:style-name="T17">script</text:span><text:span text:style-name="T58">&gt;</text:span><text:span text:style-name="T57"><text:line-break/><text:line-break/></text:span><text:span text:style-name="T58">&lt;/</text:span><text:span text:style-name="T17">body</text:span><text:span text:style-name="T58">&gt;</text:span><text:span text:style-name="T57"><text:line-break/></text:span><text:span text:style-name="T58">&lt;/</text:span><text:span text:style-name="T17">html</text:span><text:span text:style-name="T58">&gt;</text:span></text:p>
      <text:p text:style-name="P16"/>
      <text:p text:style-name="P27"/>
      <text:p text:style-name="P4">4. Testar</text:p>
      <text:p text:style-name="P16">Iniciar servidor PHP pela linha de comando</text:p>
      <text:list xml:id="list455349014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index.html</text:span></text:p>
        </text:list-item>
        <text:list-item>
          <text:p text:style-name="P71">Tentar apagar pessoas</text:p>
        </text:list-item>
      </text:list>
      <text:p text:style-name="P16"/>
      <text:p text:style-name="P16"/>
      <text:p text:style-name="P9"/>
      <text:h text:style-name="P81" text:outline-level="2"><text:bookmark-start text:name="__RefHeading__2438_68202544711212112111142_1"/><text:soft-page-break/>14.2 Trabalhando com filtros – Criando um filtro com parâmetros<text:bookmark-end text:name="__RefHeading__2438_68202544711212112111142_1"/></text:h>
      <text:p text:style-name="P53"/>
      <text:p text:style-name="P51">1. Abrir o projeto curso-angular</text:p>
      <text:p text:style-name="P51"/>
      <text:p text:style-name="P51">2. Abrir a pasta filter </text:p>
      <text:p text:style-name="P51"/>
      <text:p text:style-name="P51">3. Alterar o arquivo index.html adicionando mais um filtro e um filtro com parâmetro para alternar entre os anteriores</text:p>
      <text:p text:style-name="P51"><text:span text:style-name="T58">&lt;!DOCTYPE </text:span><text:span text:style-name="T5">html</text:span><text:span text:style-name="T58">&gt;</text:span><text:span text:style-name="T57"><text:line-break/></text:span><text:span text:style-name="T58">&lt;</text:span><text:span text:style-name="T17">html </text:span><text:span text:style-name="T5">ng-app=</text:span><text:span text:style-name="T28">"App"</text:span><text:span text:style-name="T58">&gt;</text:span><text:span text:style-name="T57"><text:line-break/></text:span><text:span text:style-name="T58">&lt;</text:span><text:span text:style-name="T17">head </text:span><text:span text:style-name="T5">lang=</text:span><text:span text:style-name="T28">"en"</text:span><text:span text:style-name="T58">&gt;</text:span><text:span text:style-name="T57"><text:line-break/> <text:s text:c="3"/></text:span><text:span text:style-name="T58">&lt;</text:span><text:span text:style-name="T17">meta </text:span><text:span text:style-name="T5">charset=</text:span><text:span text:style-name="T28">"UTF-8"</text:span><text:span text:style-name="T58">&gt;</text:span><text:span text:style-name="T57"><text:line-break/> <text:s text:c="3"/></text:span><text:span text:style-name="T58">&lt;</text:span><text:span text:style-name="T17">title</text:span><text:span text:style-name="T58">&gt;&lt;/</text:span><text:span text:style-name="T17">title</text:span><text:span text:style-name="T58">&gt;</text:span><text:span text:style-name="T57"><text:line-break/> <text:s text:c="3"/></text:span><text:span text:style-name="T58">&lt;</text:span><text:span text:style-name="T17">script </text:span><text:span text:style-name="T5">src=</text:span><text:span text:style-name="T28">"https://ajax.googleapis.com/ajax/libs/angularjs/1.4.2/angular.min.js"</text:span><text:span text:style-name="T58">&gt;&lt;/</text:span><text:span text:style-name="T17">script</text:span><text:span text:style-name="T58">&gt;</text:span><text:span text:style-name="T57"><text:line-break/></text:span><text:span text:style-name="T58">&lt;/</text:span><text:span text:style-name="T17">head</text:span><text:span text:style-name="T58">&gt;</text:span><text:span text:style-name="T57"><text:line-break/></text:span><text:span text:style-name="T58">&lt;</text:span><text:span text:style-name="T17">body</text:span><text:span text:style-name="T58">&gt;</text:span><text:span text:style-name="T57"><text:line-break/><text:line-break/></text:span><text:span text:style-name="T58">&lt;</text:span><text:span text:style-name="T17">div </text:span><text:span text:style-name="T5">ng-controller=</text:span><text:span text:style-name="T28">"CtrlApp"</text:span><text:span text:style-name="T58">&gt;</text:span><text:span text:style-name="T57"><text:line-break/> <text:s text:c="3"/></text:span><text:span text:style-name="T54">&lt;!-- Para colocar em maiuscula so utilizar um pipe upper, agora parametrizando--&gt;<text:line-break/> <text:s text:c="3"/></text:span><text:span text:style-name="T58">&lt;</text:span><text:span text:style-name="T17">h1</text:span><text:span text:style-name="T58">&gt;</text:span><text:span text:style-name="T57">{{frase | case: 'upper'}}</text:span><text:span text:style-name="T58">&lt;/</text:span><text:span text:style-name="T17">h1</text:span><text:span text:style-name="T58">&gt;</text:span><text:span text:style-name="T57"><text:line-break/></text:span><text:span text:style-name="T58">&lt;/</text:span><text:span text:style-name="T17">div</text:span><text:span text:style-name="T58">&gt;</text:span><text:span text:style-name="T57"><text:line-break/><text:line-break/></text:span><text:span text:style-name="T58">&lt;</text:span><text:span text:style-name="T17">script</text:span><text:span text:style-name="T58">&gt;</text:span><text:span text:style-name="T57"><text:line-break/> <text:s text:c="3"/>angular.module(</text:span><text:span text:style-name="T27">'App'</text:span><text:span text:style-name="T57">,[])<text:line-break/> <text:s text:c="11"/></text:span><text:span text:style-name="T54">// filtro personalizado<text:line-break/> <text:s text:c="11"/></text:span><text:span text:style-name="T57">.</text:span><text:span text:style-name="T48">filter</text:span><text:span text:style-name="T57">(</text:span><text:span text:style-name="T27">'upper'</text:span><text:span text:style-name="T57">, </text:span><text:span text:style-name="T16">function</text:span><text:span text:style-name="T57">(){<text:line-break/> <text:s text:c="15"/></text:span><text:span text:style-name="T16">return function</text:span><text:span text:style-name="T57">(input){<text:line-break/> <text:s text:c="19"/></text:span><text:span text:style-name="T16">return </text:span><text:span text:style-name="T57">input.</text:span><text:span text:style-name="T48">toUpperCase</text:span><text:span text:style-name="T57">();<text:line-break/> <text:s text:c="15"/>}<text:line-break/> <text:s text:c="11"/>})<text:line-break/> <text:s text:c="11"/>.</text:span><text:span text:style-name="T48">filter</text:span><text:span text:style-name="T57">(</text:span><text:span text:style-name="T27">'lower'</text:span><text:span text:style-name="T57">, </text:span><text:span text:style-name="T16">function</text:span><text:span text:style-name="T57">(){<text:line-break/> <text:s text:c="15"/></text:span><text:span text:style-name="T16">return function</text:span><text:span text:style-name="T57">(input){<text:line-break/> <text:s text:c="19"/></text:span><text:span text:style-name="T16">return </text:span><text:span text:style-name="T57">input.</text:span><text:span text:style-name="T48">toLowerCase</text:span><text:span text:style-name="T57">();<text:line-break/> <text:s text:c="15"/>}<text:line-break/> <text:s text:c="11"/>})<text:line-break/></text:span><text:soft-page-break/><text:span text:style-name="T57"> <text:s text:c="11"/>.</text:span><text:span text:style-name="T48">filter</text:span><text:span text:style-name="T57">(</text:span><text:span text:style-name="T27">'case'</text:span><text:span text:style-name="T57">, </text:span><text:span text:style-name="T16">function</text:span><text:span text:style-name="T57">(){<text:line-break/> <text:s text:c="15"/></text:span><text:span text:style-name="T54">// o segundo parâmetro é o valor que se está passando no filtro na entrada de dados<text:line-break/> <text:s text:c="15"/></text:span><text:span text:style-name="T16">return function</text:span><text:span text:style-name="T57">(input, tipo) {<text:line-break/> <text:s text:c="19"/></text:span><text:span text:style-name="T16">if</text:span><text:span text:style-name="T57">(tipo === </text:span><text:span text:style-name="T27">'upper'</text:span><text:span text:style-name="T57">){<text:line-break/> <text:s text:c="23"/></text:span><text:span text:style-name="T16">return </text:span><text:span text:style-name="T57">input.</text:span><text:span text:style-name="T48">toUpperCase</text:span><text:span text:style-name="T57">();<text:line-break/> <text:s text:c="19"/>} </text:span><text:span text:style-name="T16">else </text:span><text:span text:style-name="T57">{<text:line-break/> <text:s text:c="23"/></text:span><text:span text:style-name="T16">return </text:span><text:span text:style-name="T57">input.</text:span><text:span text:style-name="T48">toLowerCase</text:span><text:span text:style-name="T57">();<text:line-break/> <text:s text:c="19"/>}<text:line-break/> <text:s text:c="15"/>}<text:line-break/> <text:s text:c="11"/>})<text:line-break/><text:line-break/> <text:s text:c="11"/>.</text:span><text:span text:style-name="T40">controller</text:span><text:span text:style-name="T57">(</text:span><text:span text:style-name="T27">'CtrlApp'</text:span><text:span text:style-name="T57">, </text:span><text:span text:style-name="T16">function</text:span><text:span text:style-name="T57">($scope) {<text:line-break/> <text:s text:c="15"/>$scope.</text:span><text:span text:style-name="T40">frase </text:span><text:span text:style-name="T57">= </text:span><text:span text:style-name="T27">"Olá, meu nome é James"</text:span><text:span text:style-name="T57">;<text:line-break/> <text:s text:c="11"/>});<text:line-break/></text:span><text:span text:style-name="T58">&lt;/</text:span><text:span text:style-name="T17">script</text:span><text:span text:style-name="T58">&gt;</text:span><text:span text:style-name="T57"><text:line-break/><text:line-break/></text:span><text:span text:style-name="T58">&lt;/</text:span><text:span text:style-name="T17">body</text:span><text:span text:style-name="T58">&gt;</text:span><text:span text:style-name="T57"><text:line-break/></text:span><text:span text:style-name="T58">&lt;/</text:span><text:span text:style-name="T17">html</text:span><text:span text:style-name="T58">&gt;</text:span></text:p>
      <text:p text:style-name="P55"/>
      <text:p text:style-name="P54">4. Testar</text:p>
      <text:p text:style-name="P51">Iniciar servidor PHP pela linha de comando</text:p>
      <text:list xml:id="list924919478748365241" text:style-name="L1">
        <text:list-item>
          <text:p text:style-name="P68">Entrar na pasta do projeto ~/cursos/curso-angular e entrar com o comando</text:p>
        </text:list-item>
        <text:list-item>
          <text:p text:style-name="P69">php -S 0.0.0.0:8888</text:p>
        </text:list-item>
        <text:list-item>
          <text:p text:style-name="P70">Acessar: <text:span text:style-name="T33">php -S localhost:8888/aulas/filter/index.html</text:span></text:p>
        </text:list-item>
        <text:list-item>
          <text:p text:style-name="P68">Tentar apagar pessoas</text:p>
        </text:list-item>
      </text:list>
      <text:p text:style-name="P51"/>
      <text:p text:style-name="P19"/>
      <text:p text:style-name="P18"/>
      <text:p text:style-name="P16"/>
      <text:h text:style-name="P66" text:outline-level="1"><text:bookmark-start text:name="__RefHeading__876_125555529111111111111411"/>15. Diretivas<text:bookmark-end text:name="__RefHeading__876_125555529111111111111411"/></text:h>
      <text:p text:style-name="P8"/>
      <text:h text:style-name="P67" text:outline-level="2"><text:bookmark-start text:name="__RefHeading__2438_682025447112121121111421"/>15.1 Como diretivas são reconhecidas pelo Angularjs<text:bookmark-end text:name="__RefHeading__2438_682025447112121121111421"/></text:h>
      <text:p text:style-name="P3"/>
      <text:p text:style-name="P16">Diretivas alteram toda a árvore do DOM</text:p>
      <text:p text:style-name="P16"/>
      <text:p text:style-name="P16"><text:soft-page-break/>Consultar em:</text:p>
      <text:p text:style-name="P16">docs.angularjs.org/guide/directive</text:p>
      <text:p text:style-name="P16"/>
      <text:p text:style-name="P8"/>
      <text:h text:style-name="P67" text:outline-level="2"><text:bookmark-start text:name="__RefHeading__2438_6820254471121211211114211"/>15.2 Criando uma diretiva como atributo<text:bookmark-end text:name="__RefHeading__2438_6820254471121211211114211"/></text:h>
      <text:p text:style-name="P3"/>
      <text:p text:style-name="P3">Toda diretiva deve retornar um objeto. <text:s/></text:p>
      <text:p text:style-name="P3"/>
      <text:p text:style-name="P16">1. Abrir o projeto curso-angular</text:p>
      <text:p text:style-name="P16"/>
      <text:p text:style-name="P16">2. Criar a pasta directive dentro da pasta aulas</text:p>
      <text:p text:style-name="P16"/>
      <text:p text:style-name="P16">3. Criar o arquivo index.html</text:p>
      <text:p text:style-name="P30"><text:span text:style-name="T11">&lt;!DOCTYPE </text:span><text:span text:style-name="T3">html</text:span><text:span text:style-name="T11">&gt;</text:span></text:p>
      <text:p text:style-name="P45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5"><text:span text:style-name="T11">&lt;</text:span><text:span text:style-name="T14">head </text:span><text:span text:style-name="T3">lang=</text:span><text:span text:style-name="T24">"en"</text:span><text:span text:style-name="T11">&gt;</text:span></text:p>
      <text:p text:style-name="P45"><text:s text:c="4"/><text:span text:style-name="T11">&lt;</text:span><text:span text:style-name="T14">meta </text:span><text:span text:style-name="T3">charset=</text:span><text:span text:style-name="T24">"UTF-8"</text:span><text:span text:style-name="T11">&gt;</text:span></text:p>
      <text:p text:style-name="P45"><text:s text:c="4"/><text:span text:style-name="T11">&lt;</text:span><text:span text:style-name="T14">title</text:span><text:span text:style-name="T11">&gt;&lt;/</text:span><text:span text:style-name="T14">title</text:span><text:span text:style-name="T11">&gt;</text:span></text:p>
      <text:p text:style-name="P45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5"><text:span text:style-name="T11">&lt;/</text:span><text:span text:style-name="T14">head</text:span><text:span text:style-name="T11">&gt;</text:span></text:p>
      <text:p text:style-name="P45"><text:span text:style-name="T11">&lt;</text:span><text:span text:style-name="T14">body</text:span><text:span text:style-name="T11">&gt;</text:span></text:p>
      <text:p text:style-name="P45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5"><text:s text:c="4"/><text:span text:style-name="T11">&lt;</text:span><text:span text:style-name="T14">button </text:span><text:span text:style-name="T3">son-click=</text:span><text:span text:style-name="T24">"executa()"</text:span><text:span text:style-name="T11">&gt;</text:span>Click<text:span text:style-name="T11">&lt;/</text:span><text:span text:style-name="T14">button</text:span><text:span text:style-name="T11">&gt;</text:span></text:p>
      <text:p text:style-name="P45"><text:span text:style-name="T11">&lt;/</text:span><text:span text:style-name="T14">div</text:span><text:span text:style-name="T11">&gt;</text:span></text:p>
      <text:p text:style-name="P45"><text:span text:style-name="T11">&lt;</text:span><text:span text:style-name="T14">script</text:span><text:span text:style-name="T11">&gt;</text:span></text:p>
      <text:p text:style-name="P45"><text:s text:c="4"/>angular.module(<text:span text:style-name="T23">'App'</text:span>, [])</text:p>
      <text:p text:style-name="P45"><text:s text:c="12"/>.directive(<text:span text:style-name="T23">'sonClick'</text:span>, <text:span text:style-name="T13">function</text:span>(){</text:p>
      <text:p text:style-name="P45"><text:s text:c="16"/><text:span text:style-name="T13">return </text:span>{</text:p>
      <text:p text:style-name="P45"><text:s text:c="20"/><text:span text:style-name="T39">restrict</text:span>: <text:span text:style-name="T23">'A'</text:span>, <text:s text:c="2"/><text:span text:style-name="T52">// a diretiva só funciona como atributo</text:span></text:p>
      <text:p text:style-name="P45"><text:span text:style-name="T51"><text:s text:c="20"/></text:span><text:span text:style-name="T47">link</text:span>: <text:span text:style-name="T13">function</text:span>(scope, element, attrs) { <text:s/><text:span text:style-name="T52">// link trabalha com o comportamento</text:span></text:p>
      <text:p text:style-name="P45"><text:span text:style-name="T51"><text:s text:c="24"/></text:span>element.<text:span text:style-name="T47">bind</text:span>(<text:span text:style-name="T23">'click'</text:span>, <text:span text:style-name="T13">function</text:span>() {</text:p>
      <text:p text:style-name="P45"><text:s text:c="28"/><text:span text:style-name="T52">// eval pega o código e executa</text:span></text:p>
      <text:p text:style-name="P45"><text:span text:style-name="T51"><text:s text:c="28"/></text:span>scope.$eval(attrs.sonClick);</text:p>
      <text:p text:style-name="P45"><text:s text:c="24"/>});</text:p>
      <text:p text:style-name="P45"><text:s text:c="20"/>}</text:p>
      <text:p text:style-name="P45"><text:s text:c="16"/>};</text:p>
      <text:p text:style-name="P45"><text:s text:c="12"/>})</text:p>
      <text:p text:style-name="P45"><text:s text:c="12"/>.<text:span text:style-name="T39">controller</text:span>(<text:span text:style-name="T23">'CtrlApp'</text:span>, <text:span text:style-name="T13">function</text:span>($scope){</text:p>
      <text:p text:style-name="P45"><text:s text:c="16"/>$scope.<text:span text:style-name="T47">executa </text:span>= <text:span text:style-name="T13">function</text:span>() {</text:p>
      <text:p text:style-name="P45"><text:s text:c="20"/><text:span text:style-name="T47">alert</text:span>(<text:span text:style-name="T23">'Diretiva clicada'</text:span>);</text:p>
      <text:p text:style-name="P45"><text:s text:c="16"/>}</text:p>
      <text:p text:style-name="P45"><text:s text:c="12"/>});</text:p>
      <text:p text:style-name="P45"><text:span text:style-name="T11">&lt;/</text:span><text:span text:style-name="T14">script</text:span><text:span text:style-name="T11">&gt;</text:span></text:p>
      <text:p text:style-name="P45"><text:span text:style-name="T11">&lt;/</text:span><text:span text:style-name="T14">body</text:span><text:span text:style-name="T11">&gt;</text:span></text:p>
      <text:p text:style-name="P50"><text:soft-page-break/><text:span text:style-name="T11">&lt;/</text:span><text:span text:style-name="T14">html</text:span><text:span text:style-name="T11">&gt;</text:span></text:p>
      <text:p text:style-name="P21"/>
      <text:p text:style-name="P27"/>
      <text:p text:style-name="P4">4. Testar</text:p>
      <text:p text:style-name="P16">Iniciar servidor PHP pela linha de comando</text:p>
      <text:list xml:id="list1460208052" text:continue-list="list455349014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ulas/directive/</text:span></text:p>
        </text:list-item>
        <text:list-item>
          <text:p text:style-name="P71">Testar a diretiva de atributo</text:p>
        </text:list-item>
      </text:list>
      <text:p text:style-name="P16"/>
      <text:p text:style-name="P8"/>
      <text:h text:style-name="P67" text:outline-level="2"><text:bookmark-start text:name="__RefHeading__2438_68202544711212112111142111"/>15.3 Criando uma diretiva como elemento<text:bookmark-end text:name="__RefHeading__2438_68202544711212112111142111"/></text:h>
      <text:p text:style-name="P3"/>
      <text:p text:style-name="P3">Toda diretiva deve retornar um objeto. <text:s/></text:p>
      <text:p text:style-name="P3"/>
      <text:p text:style-name="P16">1. Abrir o projeto curso-angular</text:p>
      <text:p text:style-name="P16"/>
      <text:p text:style-name="P16">2. Alterar o arquivo index.html dentro da pasta aulas/directive</text:p>
      <text:p text:style-name="P34"><text:span text:style-name="T12">&lt;!DOCTYPE </text:span><text:span text:style-name="T4">html</text:span><text:span text:style-name="T12">&gt;</text:span></text:p>
      <text:p text:style-name="P45"><text:span text:style-name="T11">&lt;</text:span><text:span text:style-name="T14">html </text:span><text:span text:style-name="T3">ng-app=</text:span><text:span text:style-name="T24">"App"</text:span><text:span text:style-name="T11">&gt;</text:span></text:p>
      <text:p text:style-name="P45"><text:span text:style-name="T11">&lt;</text:span><text:span text:style-name="T14">head </text:span><text:span text:style-name="T3">lang=</text:span><text:span text:style-name="T24">"en"</text:span><text:span text:style-name="T11">&gt;</text:span></text:p>
      <text:p text:style-name="P45"><text:s text:c="4"/><text:span text:style-name="T11">&lt;</text:span><text:span text:style-name="T14">meta </text:span><text:span text:style-name="T3">charset=</text:span><text:span text:style-name="T24">"UTF-8"</text:span><text:span text:style-name="T11">&gt;</text:span></text:p>
      <text:p text:style-name="P45"><text:s text:c="4"/><text:span text:style-name="T11">&lt;</text:span><text:span text:style-name="T14">title</text:span><text:span text:style-name="T11">&gt;&lt;/</text:span><text:span text:style-name="T14">title</text:span><text:span text:style-name="T11">&gt;</text:span></text:p>
      <text:p text:style-name="P45"><text:s text:c="4"/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5"><text:span text:style-name="T11">&lt;/</text:span><text:span text:style-name="T14">head</text:span><text:span text:style-name="T11">&gt;</text:span></text:p>
      <text:p text:style-name="P45"><text:span text:style-name="T11">&lt;</text:span><text:span text:style-name="T14">body</text:span><text:span text:style-name="T11">&gt;</text:span></text:p>
      <text:p text:style-name="P45"><text:span text:style-name="T11">&lt;</text:span><text:span text:style-name="T14">div </text:span><text:span text:style-name="T3">ng-controller=</text:span><text:span text:style-name="T24">"CtrlApp"</text:span><text:span text:style-name="T11">&gt;</text:span></text:p>
      <text:p text:style-name="P45"><text:s text:c="4"/><text:span text:style-name="T52">&lt;!--&lt;button son-click="executa()"&gt;Click&lt;/button&gt;--&gt;</text:span></text:p>
      <text:p text:style-name="P45"><text:span text:style-name="T51"><text:s text:c="4"/></text:span><text:span text:style-name="T11">&lt;</text:span><text:span text:style-name="T14">son-clic </text:span><text:span text:style-name="T3">click=</text:span><text:span text:style-name="T24">"executa()"</text:span><text:span text:style-name="T11">&gt;</text:span>Clic<text:span text:style-name="T11">&lt;/</text:span><text:span text:style-name="T14">son-clic</text:span><text:span text:style-name="T11">&gt;</text:span></text:p>
      <text:p text:style-name="P45"><text:span text:style-name="T11">&lt;/</text:span><text:span text:style-name="T14">div</text:span><text:span text:style-name="T11">&gt;</text:span></text:p>
      <text:p text:style-name="P45"><text:span text:style-name="T11">&lt;</text:span><text:span text:style-name="T14">script</text:span><text:span text:style-name="T11">&gt;</text:span></text:p>
      <text:p text:style-name="P45"><text:s text:c="4"/>angular.module(<text:span text:style-name="T23">'App'</text:span>, [])</text:p>
      <text:p text:style-name="P45"><text:s text:c="12"/>.directive(<text:span text:style-name="T23">'sonClick'</text:span>, <text:span text:style-name="T13">function</text:span>(){</text:p>
      <text:p text:style-name="P45"><text:s text:c="16"/><text:span text:style-name="T13">return </text:span>{</text:p>
      <text:p text:style-name="P45"><text:s text:c="20"/><text:span text:style-name="T39">restrict</text:span>: <text:span text:style-name="T23">'A'</text:span>, <text:s text:c="2"/><text:span text:style-name="T52">// a diretiva só funciona como atributo</text:span></text:p>
      <text:p text:style-name="P45"><text:span text:style-name="T51"><text:s text:c="20"/></text:span><text:span text:style-name="T47">link</text:span>: <text:span text:style-name="T13">function</text:span>(scope, element, attrs) { <text:s/><text:span text:style-name="T52">// link trabalha com o comportamento</text:span></text:p>
      <text:p text:style-name="P45"><text:span text:style-name="T51"><text:s text:c="24"/></text:span>element.<text:span text:style-name="T47">bind</text:span>(<text:span text:style-name="T23">'click'</text:span>, <text:span text:style-name="T13">function</text:span>() {</text:p>
      <text:p text:style-name="P45"><text:s text:c="28"/><text:span text:style-name="T52">// eval pega o código e executa</text:span></text:p>
      <text:p text:style-name="P45"><text:span text:style-name="T51"><text:s text:c="28"/></text:span>scope.$eval(attrs.sonClick);</text:p>
      <text:p text:style-name="P45"><text:s text:c="24"/>});</text:p>
      <text:p text:style-name="P45"><text:soft-page-break/><text:s text:c="20"/>}</text:p>
      <text:p text:style-name="P45"><text:s text:c="16"/>};</text:p>
      <text:p text:style-name="P45"><text:s text:c="12"/>})</text:p>
      <text:p text:style-name="P45"><text:s text:c="12"/>.directive(<text:span text:style-name="T23">'sonClic'</text:span>, <text:span text:style-name="T13">function</text:span>(){</text:p>
      <text:p text:style-name="P45"><text:s text:c="16"/><text:span text:style-name="T13">return </text:span>{</text:p>
      <text:p text:style-name="P45"><text:s text:c="20"/><text:span text:style-name="T39">restrict</text:span>: <text:span text:style-name="T23">'E'</text:span>,</text:p>
      <text:p text:style-name="P45"><text:s text:c="20"/><text:span text:style-name="T39">replace</text:span>: <text:span text:style-name="T13">true</text:span>, <text:s/><text:span text:style-name="T52">// para poder inserir texto dentro do elemento &lt;button&gt;xx&lt;/button&gt;</text:span></text:p>
      <text:p text:style-name="P45"><text:span text:style-name="T51"><text:s text:c="20"/></text:span><text:span text:style-name="T39">transclude</text:span>: <text:span text:style-name="T13">true</text:span>, <text:span text:style-name="T52">// para poder inserir texto dentro do elemento &lt;button&gt;xx&lt;/button&gt;</text:span></text:p>
      <text:p text:style-name="P45"><text:span text:style-name="T51"><text:s text:c="20"/></text:span><text:span text:style-name="T39">template</text:span>: <text:span text:style-name="T23">'&lt;button ng-transclude&gt;&lt;/button&gt;'</text:span>, <text:s/><text:span text:style-name="T52">// template usa o button</text:span></text:p>
      <text:p text:style-name="P45"><text:span text:style-name="T51"><text:s text:c="20"/></text:span><text:span text:style-name="T47">link</text:span>: <text:span text:style-name="T13">function</text:span>(scope, element, attrs) {</text:p>
      <text:p text:style-name="P45"><text:s text:c="24"/>element.<text:span text:style-name="T47">bind</text:span>(<text:span text:style-name="T23">'click'</text:span>, <text:span text:style-name="T13">function</text:span>() {</text:p>
      <text:p text:style-name="P45"><text:s text:c="28"/>scope.$eval(attrs.<text:span text:style-name="T47">click</text:span>);</text:p>
      <text:p text:style-name="P45"><text:s text:c="24"/>});</text:p>
      <text:p text:style-name="P45"><text:s text:c="20"/>}</text:p>
      <text:p text:style-name="P45"><text:s text:c="16"/>};</text:p>
      <text:p text:style-name="P45"><text:s text:c="12"/>})</text:p>
      <text:p text:style-name="P45"><text:s text:c="12"/>.<text:span text:style-name="T39">controller</text:span>(<text:span text:style-name="T23">'CtrlApp'</text:span>, <text:span text:style-name="T13">function</text:span>($scope){</text:p>
      <text:p text:style-name="P45"><text:s text:c="16"/>$scope.<text:span text:style-name="T47">executa </text:span>= <text:span text:style-name="T13">function</text:span>() {</text:p>
      <text:p text:style-name="P45"><text:s text:c="20"/><text:span text:style-name="T47">alert</text:span>(<text:span text:style-name="T23">'Diretiva clicada'</text:span>);</text:p>
      <text:p text:style-name="P45"><text:s text:c="16"/>}</text:p>
      <text:p text:style-name="P45"><text:s text:c="12"/>});</text:p>
      <text:p text:style-name="P45"><text:span text:style-name="T11">&lt;/</text:span><text:span text:style-name="T14">script</text:span><text:span text:style-name="T11">&gt;</text:span></text:p>
      <text:p text:style-name="P45"><text:span text:style-name="T11">&lt;/</text:span><text:span text:style-name="T14">body</text:span><text:span text:style-name="T11">&gt;</text:span></text:p>
      <text:p text:style-name="P50"><text:span text:style-name="T11">&lt;/</text:span><text:span text:style-name="T14">html</text:span><text:span text:style-name="T11">&gt;</text:span></text:p>
      <text:p text:style-name="P35"/>
      <text:p text:style-name="P21"/>
      <text:p text:style-name="P27"/>
      <text:p text:style-name="P4">3. Testar</text:p>
      <text:p text:style-name="P16">Iniciar servidor PHP pela linha de comando</text:p>
      <text:list xml:id="list1597410510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aulas/directive/</text:span></text:p>
        </text:list-item>
        <text:list-item>
          <text:p text:style-name="P71">Testar a diretiva de atributo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66" text:outline-level="1"><text:bookmark-start text:name="__RefHeading__876_1255555291111111111114111"/>16. Projeto<text:bookmark-end text:name="__RefHeading__876_1255555291111111111114111"/></text:h>
      <text:p text:style-name="P8"/>
      <text:h text:style-name="P67" text:outline-level="2">16.1 Projeto – Preparando projeto com o silex</text:h>
      <text:p text:style-name="P3"/>
      <text:p text:style-name="P3">1. Criar a estrutura de pastas e arquivos necessários</text:p>
      <text:p text:style-name="P3">css</text:p>
      <text:p text:style-name="P3"><text:s/><text:tab/>bootstrap files</text:p>
      <text:p text:style-name="P3">fonts</text:p>
      <text:p text:style-name="P3"><text:tab/>bootstrap files</text:p>
      <text:p text:style-name="P3">js</text:p>
      <text:p text:style-name="P3"><text:tab/>bootstrap files</text:p>
      <text:p text:style-name="P3"/>
      <text:p text:style-name="P3">2. Criar o arquivo index.php</text:p>
      <text:p text:style-name="P41">&lt;?php</text:p>
      <text:p text:style-name="P45"><text:span text:style-name="T15">require_once </text:span><text:span text:style-name="T38">__DIR__</text:span><text:span text:style-name="T68">.</text:span><text:span text:style-name="T25">'/vendor/autoload.php'</text:span><text:span text:style-name="T68">;</text:span></text:p>
      <text:p text:style-name="P45"><text:span text:style-name="T15">use </text:span><text:span text:style-name="T68">Symfony\Component\HttpFoundation\Request;</text:span></text:p>
      <text:p text:style-name="P45"><text:span text:style-name="T15">use </text:span><text:span text:style-name="T68">Symfony\Component\HttpFoundation\Response;</text:span></text:p>
      <text:p text:style-name="P45"><text:span text:style-name="T69">$app </text:span><text:span text:style-name="T68">= </text:span><text:span text:style-name="T15">new </text:span><text:span text:style-name="T68">Silex\Application();</text:span></text:p>
      <text:p text:style-name="P45"><text:span text:style-name="T69">$app</text:span><text:span text:style-name="T68">[</text:span><text:span text:style-name="T25">'debug'</text:span><text:span text:style-name="T68">] = </text:span><text:span text:style-name="T15">true</text:span><text:span text:style-name="T68">;</text:span></text:p>
      <text:p text:style-name="P45"><text:span text:style-name="T69">$app</text:span><text:span text:style-name="T68">[</text:span><text:span text:style-name="T25">'db'</text:span><text:span text:style-name="T68">] = </text:span><text:span text:style-name="T15">function</text:span><text:span text:style-name="T68">() {</text:span></text:p>
      <text:p text:style-name="P45"><text:span text:style-name="T68"><text:s text:c="4"/></text:span><text:span text:style-name="T15">return new </text:span><text:span text:style-name="T68">\PDO(</text:span><text:span text:style-name="T25">'mysql:host=localhost;dbname=angular'</text:span><text:span text:style-name="T68">,</text:span><text:span text:style-name="T25">'root'</text:span><text:span text:style-name="T68">,</text:span><text:span text:style-name="T25">''</text:span><text:span text:style-name="T68">);</text:span></text:p>
      <text:p text:style-name="P46">};</text:p>
      <text:p text:style-name="P45"><text:span text:style-name="T69">$app</text:span><text:span text:style-name="T68">-&gt;get(</text:span><text:span text:style-name="T25">'/'</text:span><text:span text:style-name="T68">, </text:span><text:span text:style-name="T15">function</text:span><text:span text:style-name="T68">(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15">return new </text:span><text:span text:style-name="T68">Response(</text:span><text:span text:style-name="T46">file_get_contents</text:span><text:span text:style-name="T68">(</text:span><text:span text:style-name="T25">'pessoas/templates/template.html'</text:span><text:span text:style-name="T68">), </text:span><text:span text:style-name="T6">200</text:span><text:span text:style-name="T68">);</text:span></text:p>
      <text:p text:style-name="P46">});</text:p>
      <text:p text:style-name="P45"><text:span text:style-name="T69">$app</text:span><text:span text:style-name="T68">-&gt;post(</text:span><text:span text:style-name="T25">'/pessoas'</text:span><text:span text:style-name="T68">, </text:span><text:span text:style-name="T15">function</text:span><text:span text:style-name="T68">(Request </text:span><text:span text:style-name="T69">$request</text:span><text:span text:style-name="T68">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69">$data </text:span><text:span text:style-name="T68">= </text:span><text:span text:style-name="T69">$request</text:span><text:span text:style-name="T68">-&gt;getContent();</text:span></text:p>
      <text:p text:style-name="P45"><text:span text:style-name="T68"><text:s text:c="4"/></text:span><text:span text:style-name="T46">parse_str</text:span><text:span text:style-name="T68">(</text:span><text:span text:style-name="T69">$data</text:span><text:span text:style-name="T68">, </text:span><text:span text:style-name="T69">$out</text:span><text:span text:style-name="T68">);</text:span></text:p>
      <text:p text:style-name="P45"><text:span text:style-name="T68"><text:s text:c="4"/></text:span><text:span text:style-name="T69">$stmt </text:span><text:span text:style-name="T68">= </text:span><text:span text:style-name="T69">$app</text:span><text:span text:style-name="T68">[</text:span><text:span text:style-name="T25">'db'</text:span><text:span text:style-name="T68">]-&gt;prepare(</text:span><text:span text:style-name="T25">"insert into pessoas(nome,email) value(:nome, :email)"</text:span><text:span text:style-name="T68">);</text:span></text:p>
      <text:p text:style-name="P45"><text:span text:style-name="T68"><text:s text:c="4"/></text:span><text:span text:style-name="T69">$stmt</text:span><text:span text:style-name="T68">-&gt;bindParam(</text:span><text:span text:style-name="T25">'nome'</text:span><text:span text:style-name="T68">, </text:span><text:span text:style-name="T69">$out</text:span><text:span text:style-name="T68">[</text:span><text:span text:style-name="T25">'nome'</text:span><text:span text:style-name="T68">]);</text:span></text:p>
      <text:p text:style-name="P45"><text:span text:style-name="T68"><text:s text:c="4"/></text:span><text:span text:style-name="T69">$stmt</text:span><text:span text:style-name="T68">-&gt;bindParam(</text:span><text:span text:style-name="T25">'email'</text:span><text:span text:style-name="T68">, </text:span><text:span text:style-name="T69">$out</text:span><text:span text:style-name="T68">[</text:span><text:span text:style-name="T25">'email'</text:span><text:span text:style-name="T68">]);</text:span></text:p>
      <text:p text:style-name="P45"><text:span text:style-name="T68"><text:s text:c="4"/></text:span><text:span text:style-name="T69">$stmt</text:span><text:span text:style-name="T68">-&gt;execute();</text:span></text:p>
      <text:p text:style-name="P45"><text:span text:style-name="T68"><text:s text:c="4"/></text:span><text:span text:style-name="T15">return </text:span><text:span text:style-name="T69">$app</text:span><text:span text:style-name="T68">-&gt;json(</text:span><text:span text:style-name="T15">array</text:span><text:span text:style-name="T68">(</text:span><text:span text:style-name="T25">'success'</text:span><text:span text:style-name="T68">=&gt;</text:span><text:span text:style-name="T15">true</text:span><text:span text:style-name="T68">));</text:span></text:p>
      <text:p text:style-name="P46">});</text:p>
      <text:p text:style-name="P45"><text:span text:style-name="T69">$app</text:span><text:span text:style-name="T68">-&gt;get(</text:span><text:span text:style-name="T25">'/pessoas'</text:span><text:span text:style-name="T68">, </text:span><text:span text:style-name="T15">function</text:span><text:span text:style-name="T68">(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69">$stmt </text:span><text:span text:style-name="T68">= </text:span><text:span text:style-name="T69">$app</text:span><text:span text:style-name="T68">[</text:span><text:span text:style-name="T25">'db'</text:span><text:span text:style-name="T68">]-&gt;query(</text:span><text:span text:style-name="T25">"Select * from pessoas"</text:span><text:span text:style-name="T68">);</text:span></text:p>
      <text:p text:style-name="P45"><text:span text:style-name="T68"><text:s text:c="4"/></text:span><text:span text:style-name="T69">$result </text:span><text:span text:style-name="T68">= </text:span><text:span text:style-name="T69">$stmt</text:span><text:span text:style-name="T68">-&gt;fetchAll(PDO::</text:span><text:span text:style-name="T38">FETCH_ASSOC</text:span><text:span text:style-name="T68">);</text:span></text:p>
      <text:p text:style-name="P45"><text:span text:style-name="T68"><text:s text:c="4"/></text:span><text:span text:style-name="T15">return </text:span><text:span text:style-name="T69">$app</text:span><text:span text:style-name="T68">-&gt;json(</text:span><text:span text:style-name="T69">$result</text:span><text:span text:style-name="T68">);</text:span></text:p>
      <text:p text:style-name="P46">});</text:p>
      <text:p text:style-name="P45"><text:span text:style-name="T69">$app</text:span><text:span text:style-name="T68">-&gt;get(</text:span><text:span text:style-name="T25">'/pessoas/{id}'</text:span><text:span text:style-name="T68">, </text:span><text:span text:style-name="T15">function</text:span><text:span text:style-name="T68">(</text:span><text:span text:style-name="T69">$id</text:span><text:span text:style-name="T68">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69">$stmt </text:span><text:span text:style-name="T68">= </text:span><text:span text:style-name="T69">$app</text:span><text:span text:style-name="T68">[</text:span><text:span text:style-name="T25">'db'</text:span><text:span text:style-name="T68">]-&gt;prepare(</text:span><text:span text:style-name="T25">"Select * from pessoas where id=:id"</text:span><text:span text:style-name="T68">);</text:span></text:p>
      <text:p text:style-name="P45"><text:span text:style-name="T68"><text:s text:c="4"/></text:span><text:span text:style-name="T69">$stmt</text:span><text:span text:style-name="T68">-&gt;bindParam(</text:span><text:span text:style-name="T25">'id'</text:span><text:span text:style-name="T68">,</text:span><text:span text:style-name="T69">$id</text:span><text:span text:style-name="T68">);</text:span></text:p>
      <text:p text:style-name="P45"><text:span text:style-name="T68"><text:s text:c="4"/></text:span><text:span text:style-name="T69">$stmt</text:span><text:span text:style-name="T68">-&gt;execute();</text:span></text:p>
      <text:p text:style-name="P45"><text:soft-page-break/><text:span text:style-name="T68"><text:s text:c="4"/></text:span><text:span text:style-name="T69">$result </text:span><text:span text:style-name="T68">= </text:span><text:span text:style-name="T69">$stmt</text:span><text:span text:style-name="T68">-&gt;fetch(PDO::</text:span><text:span text:style-name="T38">FETCH_ASSOC</text:span><text:span text:style-name="T68">);</text:span></text:p>
      <text:p text:style-name="P45"><text:span text:style-name="T68"><text:s text:c="4"/></text:span><text:span text:style-name="T15">return </text:span><text:span text:style-name="T69">$app</text:span><text:span text:style-name="T68">-&gt;json(</text:span><text:span text:style-name="T69">$result</text:span><text:span text:style-name="T68">);</text:span></text:p>
      <text:p text:style-name="P46">});</text:p>
      <text:p text:style-name="P45"><text:span text:style-name="T69">$app</text:span><text:span text:style-name="T68">-&gt;put(</text:span><text:span text:style-name="T25">'/pessoas/{id}'</text:span><text:span text:style-name="T68">, </text:span><text:span text:style-name="T15">function</text:span><text:span text:style-name="T68">(Request </text:span><text:span text:style-name="T69">$request</text:span><text:span text:style-name="T68">, </text:span><text:span text:style-name="T69">$id</text:span><text:span text:style-name="T68">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69">$data </text:span><text:span text:style-name="T68">= </text:span><text:span text:style-name="T69">$request</text:span><text:span text:style-name="T68">-&gt;getContent();</text:span></text:p>
      <text:p text:style-name="P45"><text:span text:style-name="T68"><text:s text:c="4"/></text:span><text:span text:style-name="T46">parse_str</text:span><text:span text:style-name="T68">(</text:span><text:span text:style-name="T69">$data</text:span><text:span text:style-name="T68">, </text:span><text:span text:style-name="T69">$out</text:span><text:span text:style-name="T68">);</text:span></text:p>
      <text:p text:style-name="P45"><text:span text:style-name="T68"><text:s text:c="4"/></text:span><text:span text:style-name="T69">$stmt </text:span><text:span text:style-name="T68">= </text:span><text:span text:style-name="T69">$app</text:span><text:span text:style-name="T68">[</text:span><text:span text:style-name="T25">'db'</text:span><text:span text:style-name="T68">]-&gt;prepare(</text:span><text:span text:style-name="T25">"update pessoas set nome=:nome, email=:email where id=:id"</text:span><text:span text:style-name="T68">);</text:span></text:p>
      <text:p text:style-name="P45"><text:span text:style-name="T68"><text:s text:c="4"/></text:span><text:span text:style-name="T69">$stmt</text:span><text:span text:style-name="T68">-&gt;bindParam(</text:span><text:span text:style-name="T25">'id'</text:span><text:span text:style-name="T68">,</text:span><text:span text:style-name="T69">$id</text:span><text:span text:style-name="T68">);</text:span></text:p>
      <text:p text:style-name="P45"><text:span text:style-name="T68"><text:s text:c="4"/></text:span><text:span text:style-name="T69">$stmt</text:span><text:span text:style-name="T68">-&gt;bindParam(</text:span><text:span text:style-name="T25">'nome'</text:span><text:span text:style-name="T68">, </text:span><text:span text:style-name="T69">$out</text:span><text:span text:style-name="T68">[</text:span><text:span text:style-name="T25">'nome'</text:span><text:span text:style-name="T68">]);</text:span></text:p>
      <text:p text:style-name="P45"><text:span text:style-name="T68"><text:s text:c="4"/></text:span><text:span text:style-name="T69">$stmt</text:span><text:span text:style-name="T68">-&gt;bindParam(</text:span><text:span text:style-name="T25">'email'</text:span><text:span text:style-name="T68">, </text:span><text:span text:style-name="T69">$out</text:span><text:span text:style-name="T68">[</text:span><text:span text:style-name="T25">'email'</text:span><text:span text:style-name="T68">]);</text:span></text:p>
      <text:p text:style-name="P45"><text:span text:style-name="T68"><text:s text:c="4"/></text:span><text:span text:style-name="T69">$stmt</text:span><text:span text:style-name="T68">-&gt;execute();</text:span></text:p>
      <text:p text:style-name="P45"><text:span text:style-name="T68"><text:s text:c="4"/></text:span><text:span text:style-name="T15">return </text:span><text:span text:style-name="T69">$app</text:span><text:span text:style-name="T68">-&gt;json(</text:span><text:span text:style-name="T15">array</text:span><text:span text:style-name="T68">(</text:span><text:span text:style-name="T25">'success'</text:span><text:span text:style-name="T68">=&gt;</text:span><text:span text:style-name="T15">true</text:span><text:span text:style-name="T68">));</text:span></text:p>
      <text:p text:style-name="P46">});</text:p>
      <text:p text:style-name="P45"><text:span text:style-name="T69">$app</text:span><text:span text:style-name="T68">-&gt;delete(</text:span><text:span text:style-name="T25">'/pessoas/{id}'</text:span><text:span text:style-name="T68">, </text:span><text:span text:style-name="T15">function</text:span><text:span text:style-name="T68">(</text:span><text:span text:style-name="T69">$id</text:span><text:span text:style-name="T68">) </text:span><text:span text:style-name="T15">use </text:span><text:span text:style-name="T68">(</text:span><text:span text:style-name="T69">$app</text:span><text:span text:style-name="T68">) {</text:span></text:p>
      <text:p text:style-name="P45"><text:span text:style-name="T68"><text:s text:c="4"/></text:span><text:span text:style-name="T69">$stmt </text:span><text:span text:style-name="T68">= </text:span><text:span text:style-name="T69">$app</text:span><text:span text:style-name="T68">[</text:span><text:span text:style-name="T25">'db'</text:span><text:span text:style-name="T68">]-&gt;prepare(</text:span><text:span text:style-name="T25">"delete from pessoas where id=:id"</text:span><text:span text:style-name="T68">);</text:span></text:p>
      <text:p text:style-name="P45"><text:span text:style-name="T68"><text:s text:c="4"/></text:span><text:span text:style-name="T69">$stmt</text:span><text:span text:style-name="T68">-&gt;bindParam(</text:span><text:span text:style-name="T25">'id'</text:span><text:span text:style-name="T68">,</text:span><text:span text:style-name="T69">$id</text:span><text:span text:style-name="T68">);</text:span></text:p>
      <text:p text:style-name="P45"><text:span text:style-name="T68"><text:s text:c="4"/></text:span><text:span text:style-name="T69">$stmt</text:span><text:span text:style-name="T68">-&gt;execute();</text:span></text:p>
      <text:p text:style-name="P45"><text:span text:style-name="T68"><text:s text:c="4"/></text:span><text:span text:style-name="T15">return </text:span><text:span text:style-name="T69">$app</text:span><text:span text:style-name="T68">-&gt;json(</text:span><text:span text:style-name="T15">array</text:span><text:span text:style-name="T68">(</text:span><text:span text:style-name="T25">'success'</text:span><text:span text:style-name="T68">=&gt;</text:span><text:span text:style-name="T15">true</text:span><text:span text:style-name="T68">));</text:span></text:p>
      <text:p text:style-name="P46">});</text:p>
      <text:p text:style-name="P50"><text:span text:style-name="T69">$app</text:span><text:span text:style-name="T68">-&gt;run();</text:span></text:p>
      <text:p text:style-name="P14"/>
      <text:p text:style-name="P3"/>
      <text:p text:style-name="P3">3. Criar o arquivo composer.json</text:p>
      <text:p text:style-name="P32">{</text:p>
      <text:p text:style-name="P45"><text:s text:c="4"/><text:span text:style-name="T39">"require"</text:span>: {</text:p>
      <text:p text:style-name="P45"><text:s text:c="8"/><text:span text:style-name="T39">"silex/silex"</text:span>: <text:span text:style-name="T23">"~1.3"</text:span></text:p>
      <text:p text:style-name="P45"><text:span text:style-name="T22"><text:s text:c="4"/></text:span>}</text:p>
      <text:p text:style-name="P50">}</text:p>
      <text:p text:style-name="P14"/>
      <text:p text:style-name="P3"/>
      <text:p text:style-name="P3">2. Criar o banco de dados</text:p>
      <text:p text:style-name="P13">create database angular;</text:p>
      <text:p text:style-name="P13"/>
      <text:p text:style-name="P13">create table pessoas (id int auto_increment primary key, nome varchar(80), email varchar(80)); </text:p>
      <text:p text:style-name="P13"/>
      <text:p text:style-name="P13">insert into pessoas values(null, 'james', 'jamesfrj@yahoo.com.br'); </text:p>
      <text:p text:style-name="P3"/>
      <text:p text:style-name="P16"/>
      <text:p text:style-name="P16">2. Instalar o silex (com o composer instalado)</text:p>
      <text:p text:style-name="P16">Na linha de comando na pasta do projeto (vai instalar a pasta vendor)</text:p>
      <text:p text:style-name="P23"><text:soft-page-break/>composer install</text:p>
      <text:p text:style-name="P16"/>
      <text:p text:style-name="P9"/>
      <text:p text:style-name="P8"/>
      <text:p text:style-name="P8"/>
      <text:p text:style-name="P8"/>
      <text:p text:style-name="P8"/>
      <text:h text:style-name="P67" text:outline-level="2"><text:bookmark-start text:name="__RefHeading__2438_6820254471121211211114212"/>16.2 Projeto – Criando o modulo<text:bookmark-end text:name="__RefHeading__2438_6820254471121211211114212"/></text:h>
      <text:p text:style-name="P17"/>
      <text:p text:style-name="P16">1. Criar a pasta pessoas (dentro dela vão ficar os módulos do angular)</text:p>
      <text:p text:style-name="P16"/>
      <text:p text:style-name="P16">2. Criar o arquivo <text:span text:style-name="T67">Pessoas.js</text:span> (definindo primeiro nosso módulo) dentro da pasta pessoas</text:p>
      <text:p text:style-name="P40">// definindo o módulo e suas dependências</text:p>
      <text:p text:style-name="P45"><text:span text:style-name="T13">var </text:span><text:span text:style-name="T37">pessoas </text:span>= angular.module(<text:span text:style-name="T23">'Pessoas'</text:span>, [<text:span text:style-name="T23">'ngRoute'</text:span>, <text:span text:style-name="T23">'ngResource'</text:span>]);</text:p>
      <text:p text:style-name="P48">pessoas</text:p>
      <text:p text:style-name="P45"><text:span text:style-name="T36"><text:s text:c="4"/></text:span>.config(</text:p>
      <text:p text:style-name="P45"><text:s text:c="8"/>[</text:p>
      <text:p text:style-name="P45"><text:s text:c="12"/><text:span text:style-name="T23">'$routeProvider'</text:span>,</text:p>
      <text:p text:style-name="P45"><text:s text:c="12"/><text:span text:style-name="T13">function</text:span>($routeProvider) {</text:p>
      <text:p text:style-name="P45"><text:s text:c="16"/>$routeProvider</text:p>
      <text:p text:style-name="P45"><text:s text:c="20"/>.when(<text:span text:style-name="T23">'/'</text:span>, {</text:p>
      <text:p text:style-name="P45"><text:s text:c="24"/><text:span text:style-name="T39">templateUrl</text:span>: <text:span text:style-name="T23">'pessoas/templates/index.html'</text:span></text:p>
      <text:p text:style-name="P45"><text:span text:style-name="T22"><text:s text:c="20"/></text:span>});</text:p>
      <text:p text:style-name="P45"><text:s text:c="12"/>}</text:p>
      <text:p text:style-name="P45"><text:s text:c="8"/>]</text:p>
      <text:p text:style-name="P50"><text:s text:c="4"/>);</text:p>
      <text:p text:style-name="P22"/>
      <text:p text:style-name="P16"/>
      <text:p text:style-name="P8"/>
      <text:h text:style-name="P67" text:outline-level="2"><text:bookmark-start text:name="__RefHeading__2438_68202544711212112111142121"/>16.3 Projeto – Criando o template<text:bookmark-end text:name="__RefHeading__2438_68202544711212112111142121"/></text:h>
      <text:p text:style-name="P17"/>
      <text:p text:style-name="P16">1. Criar a pasta templates dentro da pasta pessoas </text:p>
      <text:p text:style-name="P16"/>
      <text:p text:style-name="P16">2. Criar o arquivo <text:span text:style-name="T67">template.html</text:span> dentro da pasta pessoas/templates</text:p>
      <text:p text:style-name="P30"><text:span text:style-name="T11">&lt;!DOCTYPE </text:span><text:span text:style-name="T3">html</text:span><text:span text:style-name="T11">&gt;</text:span></text:p>
      <text:p text:style-name="P45"><text:span text:style-name="T11">&lt;</text:span><text:span text:style-name="T14">html </text:span><text:span text:style-name="T3">ng-app=</text:span><text:span text:style-name="T24">"Pessoas"</text:span><text:span text:style-name="T11">&gt;</text:span></text:p>
      <text:p text:style-name="P45"><text:span text:style-name="T11">&lt;</text:span><text:span text:style-name="T14">head</text:span><text:span text:style-name="T11">&gt;</text:span></text:p>
      <text:p text:style-name="P45"><text:s text:c="4"/><text:span text:style-name="T11">&lt;</text:span><text:span text:style-name="T14">meta </text:span><text:span text:style-name="T3">charset=</text:span><text:span text:style-name="T24">"UTF-8" </text:span><text:span text:style-name="T11">/&gt;</text:span></text:p>
      <text:p text:style-name="P45"><text:s text:c="4"/><text:span text:style-name="T11">&lt;</text:span><text:span text:style-name="T14">title</text:span><text:span text:style-name="T11">&gt;</text:span>Pessoas<text:span text:style-name="T11">&lt;/</text:span><text:span text:style-name="T14">title</text:span><text:span text:style-name="T11">&gt;</text:span></text:p>
      <text:p text:style-name="P45"><text:s text:c="4"/><text:span text:style-name="T11">&lt;</text:span><text:span text:style-name="T14">link </text:span><text:span text:style-name="T3">href=</text:span><text:span text:style-name="T24">"css/bootstrap.min.css" </text:span><text:span text:style-name="T3">media=</text:span><text:span text:style-name="T24">"screen" </text:span><text:span text:style-name="T3">rel=</text:span><text:span text:style-name="T24">"stylesheet" </text:span><text:span text:style-name="T3">type=</text:span><text:span text:style-name="T24">"text/css" </text:span><text:span text:style-name="T11">/&gt;</text:span></text:p>
      <text:p text:style-name="P45"><text:soft-page-break/><text:span text:style-name="T11">&lt;/</text:span><text:span text:style-name="T14">head</text:span><text:span text:style-name="T11">&gt;</text:span></text:p>
      <text:p text:style-name="P45"><text:span text:style-name="T11">&lt;</text:span><text:span text:style-name="T14">body</text:span><text:span text:style-name="T11">&gt;</text:span></text:p>
      <text:p text:style-name="P47">&lt;!-- Wrap all page content here --&gt;</text:p>
      <text:p text:style-name="P45"><text:span text:style-name="T11">&lt;</text:span><text:span text:style-name="T14">div </text:span><text:span text:style-name="T3">id=</text:span><text:span text:style-name="T24">"wrap"</text:span><text:span text:style-name="T11">&gt;</text:span></text:p>
      <text:p text:style-name="P45"><text:s text:c="4"/><text:span text:style-name="T52">&lt;!-- Fixed navbar --&gt;</text:span></text:p>
      <text:p text:style-name="P45"><text:span text:style-name="T51"><text:s text:c="4"/></text:span><text:span text:style-name="T11">&lt;</text:span><text:span text:style-name="T14">div </text:span><text:span text:style-name="T3">class=</text:span><text:span text:style-name="T24">"navbar navbar-default navbar-fixed-top" </text:span><text:span text:style-name="T3">role=</text:span><text:span text:style-name="T24">"navigation"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ntainer"</text:span><text:span text:style-name="T11">&gt;</text:span></text:p>
      <text:p text:style-name="P45"><text:s text:c="12"/><text:span text:style-name="T11">&lt;</text:span><text:span text:style-name="T14">div </text:span><text:span text:style-name="T3">class=</text:span><text:span text:style-name="T24">"navbar-header"</text:span><text:span text:style-name="T11">&gt;</text:span></text:p>
      <text:p text:style-name="P45"><text:s text:c="16"/><text:span text:style-name="T11">&lt;</text:span><text:span text:style-name="T14">button </text:span><text:span text:style-name="T3">type=</text:span><text:span text:style-name="T24">"button" </text:span><text:span text:style-name="T3">class=</text:span><text:span text:style-name="T24">"navbar-toggle" </text:span><text:span text:style-name="T3">data-toggle=</text:span><text:span text:style-name="T24">"collapse" </text:span><text:span text:style-name="T3">data-target=</text:span><text:span text:style-name="T24">".navbar-collapse"</text:span><text:span text:style-name="T11">&gt;</text:span></text:p>
      <text:p text:style-name="P45"><text:s text:c="20"/><text:span text:style-name="T11">&lt;</text:span><text:span text:style-name="T14">span </text:span><text:span text:style-name="T3">class=</text:span><text:span text:style-name="T24">"sr-only"</text:span><text:span text:style-name="T11">&gt;</text:span>Toggle navigation<text:span text:style-name="T11">&lt;/</text:span><text:span text:style-name="T14">span</text:span><text:span text:style-name="T11">&gt;</text:span></text:p>
      <text:p text:style-name="P45"><text:s text:c="20"/><text:span text:style-name="T11">&lt;</text:span><text:span text:style-name="T14">span </text:span><text:span text:style-name="T3">class=</text:span><text:span text:style-name="T24">"icon-bar"</text:span><text:span text:style-name="T11">&gt;&lt;/</text:span><text:span text:style-name="T14">span</text:span><text:span text:style-name="T11">&gt;</text:span></text:p>
      <text:p text:style-name="P45"><text:s text:c="20"/><text:span text:style-name="T11">&lt;</text:span><text:span text:style-name="T14">span </text:span><text:span text:style-name="T3">class=</text:span><text:span text:style-name="T24">"icon-bar"</text:span><text:span text:style-name="T11">&gt;&lt;/</text:span><text:span text:style-name="T14">span</text:span><text:span text:style-name="T11">&gt;</text:span></text:p>
      <text:p text:style-name="P45"><text:s text:c="20"/><text:span text:style-name="T11">&lt;</text:span><text:span text:style-name="T14">span </text:span><text:span text:style-name="T3">class=</text:span><text:span text:style-name="T24">"icon-bar"</text:span><text:span text:style-name="T11">&gt;&lt;/</text:span><text:span text:style-name="T14">span</text:span><text:span text:style-name="T11">&gt;</text:span></text:p>
      <text:p text:style-name="P45"><text:s text:c="16"/><text:span text:style-name="T11">&lt;/</text:span><text:span text:style-name="T14">button</text:span><text:span text:style-name="T11">&gt;</text:span></text:p>
      <text:p text:style-name="P45"><text:s text:c="16"/><text:span text:style-name="T11">&lt;</text:span><text:span text:style-name="T14">a </text:span><text:span text:style-name="T3">class=</text:span><text:span text:style-name="T24">"navbar-brand" </text:span><text:span text:style-name="T3">href=</text:span><text:span text:style-name="T24">"#"</text:span><text:span text:style-name="T11">&gt;</text:span>School of Net<text:span text:style-name="T11">&lt;/</text:span><text:span text:style-name="T14">a</text:span><text:span text:style-name="T11">&gt;</text:span></text:p>
      <text:p text:style-name="P45"><text:s text:c="12"/><text:span text:style-name="T11">&lt;/</text:span><text:span text:style-name="T14">div</text:span><text:span text:style-name="T11">&gt;</text:span></text:p>
      <text:p text:style-name="P45"><text:s text:c="12"/><text:span text:style-name="T11">&lt;</text:span><text:span text:style-name="T14">div </text:span><text:span text:style-name="T3">class=</text:span><text:span text:style-name="T24">"collapse navbar-collapse"</text:span><text:span text:style-name="T11">&gt;</text:span></text:p>
      <text:p text:style-name="P45"><text:s text:c="16"/><text:span text:style-name="T11">&lt;</text:span><text:span text:style-name="T14">ul </text:span><text:span text:style-name="T3">class=</text:span><text:span text:style-name="T24">"nav navbar-nav"</text:span><text:span text:style-name="T11">&gt;</text:span></text:p>
      <text:p text:style-name="P45"><text:s text:c="20"/><text:span text:style-name="T11">&lt;</text:span><text:span text:style-name="T14">li</text:span><text:span text:style-name="T11">&gt;&lt;</text:span><text:span text:style-name="T14">a </text:span><text:span text:style-name="T3">href=</text:span><text:span text:style-name="T24">"/"</text:span><text:span text:style-name="T11">&gt;</text:span>Pessoas<text:span text:style-name="T11">&lt;/</text:span><text:span text:style-name="T14">a</text:span><text:span text:style-name="T11">&gt;&lt;/</text:span><text:span text:style-name="T14">li</text:span><text:span text:style-name="T11">&gt;</text:span></text:p>
      <text:p text:style-name="P45"><text:s text:c="16"/><text:span text:style-name="T11">&lt;/</text:span><text:span text:style-name="T14">ul</text:span><text:span text:style-name="T11">&gt;</text:span></text:p>
      <text:p text:style-name="P45"><text:s text:c="12"/><text:span text:style-name="T11">&lt;/</text:span><text:span text:style-name="T14">div</text:span><text:span text:style-name="T11">&gt;</text:span><text:span text:style-name="T52">&lt;!--/.nav-collapse --&gt;</text:span></text:p>
      <text:p text:style-name="P45"><text:span text:style-name="T51"><text:s text:c="8"/></text:span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container"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page-header"</text:span><text:span text:style-name="T11">&gt;</text:span></text:p>
      <text:p text:style-name="P45"><text:s text:c="12"/><text:span text:style-name="T11">&lt;</text:span><text:span text:style-name="T14">div </text:span><text:span text:style-name="T3">ng-controller=</text:span><text:span text:style-name="T24">"PessoasCtrl"</text:span><text:span text:style-name="T11">&gt;</text:span></text:p>
      <text:p text:style-name="P45"><text:s text:c="16"/><text:span text:style-name="T11">&lt;</text:span><text:span text:style-name="T14">br </text:span><text:span text:style-name="T11">/&gt;</text:span></text:p>
      <text:p text:style-name="P45"><text:s text:c="16"/><text:span text:style-name="T11">&lt;</text:span><text:span text:style-name="T14">h3</text:span><text:span text:style-name="T11">&gt;</text:span>Pessoas<text:span text:style-name="T11">&lt;/</text:span><text:span text:style-name="T14">h3</text:span><text:span text:style-name="T11">&gt;</text:span></text:p>
      <text:p text:style-name="P45"><text:s text:c="16"/>{{ nome }}</text:p>
      <text:p text:style-name="P45"><text:s text:c="16"/><text:span text:style-name="T11">&lt;</text:span><text:span text:style-name="T14">div </text:span><text:span text:style-name="T3">ng-view</text:span><text:span text:style-name="T11">&gt;&lt;/</text:span><text:span text:style-name="T14">div</text:span><text:span text:style-name="T11">&gt;</text:span></text:p>
      <text:p text:style-name="P45"><text:s text:c="12"/><text:span text:style-name="T11">&lt;/</text:span><text:span text:style-name="T14">div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 text:c="4"/><text:span text:style-name="T11">&lt;</text:span><text:span text:style-name="T14">div </text:span><text:span text:style-name="T3">id=</text:span><text:span text:style-name="T24">"footer"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ntainer"</text:span><text:span text:style-name="T11">&gt;</text:span></text:p>
      <text:p text:style-name="P45"><text:s text:c="12"/><text:span text:style-name="T11">&lt;</text:span><text:span text:style-name="T14">p </text:span><text:span text:style-name="T3">class=</text:span><text:span text:style-name="T24">"text-muted credit"</text:span><text:span text:style-name="T11">&gt;</text:span>School of Net.<text:span text:style-name="T11">&lt;/</text:span><text:span text:style-name="T14">p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pan text:style-name="T11">&lt;/</text:span><text:span text:style-name="T14">div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https://ajax.googleapis.com/ajax/libs/angularjs/1.4.2/angular.min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https://ajax.googleapis.com/ajax/libs/angularjs/1.4.2/angular-route.min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https://ajax.googleapis.com/ajax/libs/angularjs/1.4.2/angular-resource.min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//ajax.googleapis.com/ajax/libs/jquery/1.10.1/jquery.min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</text:span><text:span text:style-name="T11">&gt;</text:span><text:span text:style-name="T13">var </text:span><text:span text:style-name="T37">$jQuery </text:span>= jQuery.<text:span text:style-name="T47">noConflict</text:span>();<text:span text:style-name="T11">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pessoas/Pessoas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pessoas/PessoasSrv.js"</text:span><text:span text:style-name="T11">&gt;&lt;/</text:span><text:span text:style-name="T14">script</text:span><text:span text:style-name="T11">&gt;</text:span></text:p>
      <text:p text:style-name="P45"><text:span text:style-name="T11">&lt;</text:span><text:span text:style-name="T14">script </text:span><text:span text:style-name="T3">src=</text:span><text:span text:style-name="T24">"pessoas/PessoasCtrl.js"</text:span><text:span text:style-name="T11">&gt;&lt;/</text:span><text:span text:style-name="T14">script</text:span><text:span text:style-name="T11">&gt;</text:span></text:p>
      <text:p text:style-name="P45"><text:span text:style-name="T11">&lt;/</text:span><text:span text:style-name="T14">body</text:span><text:span text:style-name="T11">&gt;</text:span></text:p>
      <text:p text:style-name="P50"><text:soft-page-break/><text:span text:style-name="T11">&lt;/</text:span><text:span text:style-name="T14">html</text:span><text:span text:style-name="T11">&gt;</text:span></text:p>
      <text:p text:style-name="P30"/>
      <text:p text:style-name="P16"/>
      <text:p text:style-name="P6">3. Criar o PessoasCtrl.js dentro da pasta pessoas</text:p>
      <text:p text:style-name="P31">pessoas</text:p>
      <text:p text:style-name="P45"><text:s text:c="4"/>.<text:span text:style-name="T39">controller</text:span>(<text:span text:style-name="T23">'PessoasCtrl'</text:span>,</text:p>
      <text:p text:style-name="P45"><text:s text:c="8"/>[<text:span text:style-name="T23">'$scope'</text:span>,</text:p>
      <text:p text:style-name="P45"><text:s text:c="12"/><text:span text:style-name="T13">function</text:span>($scope){</text:p>
      <text:p text:style-name="P45"><text:s text:c="16"/>$scope.<text:span text:style-name="T39">nome </text:span>= <text:span text:style-name="T23">'James'</text:span>;</text:p>
      <text:p text:style-name="P45"><text:s text:c="12"/>}</text:p>
      <text:p text:style-name="P45"><text:s text:c="8"/>]</text:p>
      <text:p text:style-name="P50">);</text:p>
      <text:p text:style-name="P30"/>
      <text:p text:style-name="P4">4. Testar</text:p>
      <text:p text:style-name="P16">Iniciar servidor PHP pela linha de comando</text:p>
      <text:list xml:id="list1489164549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php -S localhost:8888/</text:span></text:p>
        </text:list-item>
        <text:list-item>
          <text:p text:style-name="P71">Testar para ver se o nome James aparece</text:p>
        </text:list-item>
      </text:list>
      <text:p text:style-name="P16"/>
      <text:p text:style-name="P16"/>
      <text:p text:style-name="P8"/>
      <text:h text:style-name="P67" text:outline-level="2"><text:bookmark-start text:name="__RefHeading__2438_68202544711212112111142122"/>16.4 Projeto – Criando serviço<text:bookmark-end text:name="__RefHeading__2438_68202544711212112111142122"/></text:h>
      <text:p text:style-name="P17"/>
      <text:p text:style-name="P16">O objetivo do Serviço será fazer as chamadas para acessar o banco de dados funcionando como se fosse o model</text:p>
      <text:p text:style-name="P16"/>
      <text:p text:style-name="P6">1. Criar o <text:span text:style-name="T67">PessoasSrv.js</text:span> dentro da pasta pessoas</text:p>
      <text:p text:style-name="P31">pessoas</text:p>
      <text:p text:style-name="P45"><text:s text:c="4"/>.factory(<text:span text:style-name="T23">'PessoasSrv'</text:span>, <text:span text:style-name="T13">function</text:span>($resource){</text:p>
      <text:p text:style-name="P45"><text:s text:c="8"/><text:span text:style-name="T13">return </text:span>$resource() <text:s text:c="2"/><text:span text:style-name="T52">// permite comunicações por REST</text:span></text:p>
      <text:p text:style-name="P50"><text:span text:style-name="T51"><text:s text:c="4"/></text:span>});</text:p>
      <text:p text:style-name="P6"/>
      <text:p text:style-name="P8"/>
      <text:h text:style-name="P67" text:outline-level="2"><text:bookmark-start text:name="__RefHeading__2438_682025447112121121111421221"/>16.5 Projeto – Configurando o serviço<text:bookmark-end text:name="__RefHeading__2438_682025447112121121111421221"/></text:h>
      <text:p text:style-name="P17"/>
      <text:p text:style-name="P16"><text:soft-page-break/>Consultar em:</text:p>
      <text:p text:style-name="P23">docs.angularjs.org/api/ngResource.$resource</text:p>
      <text:p text:style-name="P16"/>
      <text:p text:style-name="P6">1. Alterar o <text:span text:style-name="T67">PessoasSrv.js</text:span> dentro da pasta pessoas</text:p>
      <text:p text:style-name="P36">pessoas</text:p>
      <text:p text:style-name="P45"><text:s text:c="4"/>.factory(<text:span text:style-name="T23">'PessoasSrv'</text:span>, <text:span text:style-name="T13">function</text:span>($resource){</text:p>
      <text:p text:style-name="P45"><text:s text:c="8"/><text:span text:style-name="T13">return </text:span>$resource( <text:s/><text:span text:style-name="T52">// faz uma consulta em index.php/pessoas no banco de dados atraves do php</text:span></text:p>
      <text:p text:style-name="P45"><text:span text:style-name="T51"><text:s text:c="12"/></text:span><text:span text:style-name="T23">'/index.php/pessoas'</text:span></text:p>
      <text:p text:style-name="P45"><text:span text:style-name="T22"><text:s text:c="8"/></text:span>);</text:p>
      <text:p text:style-name="P50"><text:s text:c="4"/>});</text:p>
      <text:p text:style-name="P4">2. Testar</text:p>
      <text:p text:style-name="P16">Iniciar servidor PHP pela linha de comando</text:p>
      <text:list xml:id="list37216805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<text:s/>http://localhost:8888/index.php/pessoas</text:span></text:p>
        </text:list-item>
        <text:list-item>
          <text:p text:style-name="P71">Testar para ver se aparece o json abaixo:</text:p>
        </text:list-item>
      </text:list>
      <text:p text:style-name="P42">[{"id":"1","nome":"james","email":"jamesfrj@yahoo.com.br"}]</text:p>
      <text:p text:style-name="P16"/>
      <text:p text:style-name="P16"/>
      <text:p text:style-name="P9"/>
      <text:h text:style-name="P67" text:outline-level="2"><text:bookmark-start text:name="__RefHeading__2438_6820254471121211211114212211"/>16.6 Projeto – Listando pessoas<text:bookmark-end text:name="__RefHeading__2438_6820254471121211211114212211"/></text:h>
      <text:p text:style-name="P17"/>
      <text:p text:style-name="P6">1. Alterar o <text:span text:style-name="T67">PessoasCtrl.js</text:span> dentro da pasta pessoas</text:p>
      <text:p text:style-name="P36">pessoas</text:p>
      <text:p text:style-name="P45"><text:s text:c="4"/>.<text:span text:style-name="T39">controller</text:span>(<text:span text:style-name="T23">'PessoasCtrl'</text:span>,</text:p>
      <text:p text:style-name="P45"><text:s text:c="8"/>[<text:span text:style-name="T23">'$scope'</text:span>,<text:span text:style-name="T23">'PessoasSrv'</text:span>,</text:p>
      <text:p text:style-name="P45"><text:s text:c="12"/><text:span text:style-name="T13">function</text:span>($scope, PessoasSrv){</text:p>
      <text:p text:style-name="P45"><text:s text:c="16"/>$scope.<text:span text:style-name="T47">load </text:span>= <text:span text:style-name="T13">function</text:span>(){</text:p>
      <text:p text:style-name="P45"><text:s text:c="20"/>$scope.<text:span text:style-name="T39">registros </text:span>= PessoasSrv.query();</text:p>
      <text:p text:style-name="P45"><text:s text:c="16"/>}</text:p>
      <text:p text:style-name="P45"><text:s text:c="12"/>}</text:p>
      <text:p text:style-name="P45"><text:s text:c="8"/>]</text:p>
      <text:p text:style-name="P50">);</text:p>
      <text:p text:style-name="P37"/>
      <text:p text:style-name="P4">2. Criar o arquivo index.html dentro da pasta pessoas/templates</text:p>
      <text:p text:style-name="P33"><text:span text:style-name="T11">&lt;</text:span><text:span text:style-name="T14">div </text:span><text:span text:style-name="T3">ng-init=</text:span><text:span text:style-name="T24">"load()"</text:span><text:span text:style-name="T11">&gt;</text:span></text:p>
      <text:p text:style-name="P45"><text:s text:c="4"/><text:span text:style-name="T11">&lt;</text:span><text:span text:style-name="T14">h3</text:span><text:span text:style-name="T11">&gt;</text:span>Listagem<text:span text:style-name="T11">&lt;/</text:span><text:span text:style-name="T14">h3</text:span><text:span text:style-name="T11">&gt;</text:span></text:p>
      <text:p text:style-name="P45"><text:s text:c="4"/><text:span text:style-name="T11">&lt;</text:span><text:span text:style-name="T14">table </text:span><text:span text:style-name="T3">class=</text:span><text:span text:style-name="T24">"table"</text:span><text:span text:style-name="T11">&gt;</text:span></text:p>
      <text:p text:style-name="P45"><text:s text:c="8"/><text:span text:style-name="T11">&lt;</text:span><text:span text:style-name="T14">thead</text:span><text:span text:style-name="T11">&gt;</text:span></text:p>
      <text:p text:style-name="P45"><text:soft-page-break/><text:s text:c="12"/><text:span text:style-name="T11">&lt;</text:span><text:span text:style-name="T14">th</text:span><text:span text:style-name="T11">&gt;</text:span>ID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Pessoa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Email<text:span text:style-name="T11">&lt;/</text:span><text:span text:style-name="T14">th</text:span><text:span text:style-name="T11">&gt;</text:span></text:p>
      <text:p text:style-name="P45"><text:s text:c="8"/><text:span text:style-name="T11">&lt;/</text:span><text:span text:style-name="T14">thead</text:span><text:span text:style-name="T11">&gt;</text:span></text:p>
      <text:p text:style-name="P45"><text:s text:c="8"/><text:span text:style-name="T11">&lt;</text:span><text:span text:style-name="T14">tbody</text:span><text:span text:style-name="T11">&gt;</text:span></text:p>
      <text:p text:style-name="P45"><text:s text:c="12"/><text:span text:style-name="T11">&lt;</text:span><text:span text:style-name="T14">tr </text:span><text:span text:style-name="T3">ng-repeat=</text:span><text:span text:style-name="T24">"registro in registros"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id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nome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email }}<text:span text:style-name="T11">&lt;/</text:span><text:span text:style-name="T14">td</text:span><text:span text:style-name="T11">&gt;</text:span></text:p>
      <text:p text:style-name="P45"><text:s text:c="12"/><text:span text:style-name="T11">&lt;/</text:span><text:span text:style-name="T14">tr</text:span><text:span text:style-name="T11">&gt;</text:span></text:p>
      <text:p text:style-name="P45"><text:s text:c="8"/><text:span text:style-name="T11">&lt;/</text:span><text:span text:style-name="T14">tbody</text:span><text:span text:style-name="T11">&gt;</text:span></text:p>
      <text:p text:style-name="P45"><text:s text:c="4"/><text:span text:style-name="T11">&lt;/</text:span><text:span text:style-name="T14">table</text:span><text:span text:style-name="T11">&gt;</text:span></text:p>
      <text:p text:style-name="P50"><text:span text:style-name="T11">&lt;/</text:span><text:span text:style-name="T14">div</text:span><text:span text:style-name="T11">&gt;</text:span></text:p>
      <text:p text:style-name="P15"/>
      <text:p text:style-name="P4"/>
      <text:p text:style-name="P4"/>
      <text:p text:style-name="P4">3. Testar</text:p>
      <text:p text:style-name="P16">Iniciar servidor PHP pela linha de comando</text:p>
      <text:list xml:id="list1433650969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<text:s/>http://localhost:8888/</text:span></text:p>
        </text:list-item>
        <text:list-item>
          <text:p text:style-name="P71">Testar para ver se aparece a tabela com a lista de pessoas do banco</text:p>
        </text:list-item>
      </text:list>
      <text:p text:style-name="P42"/>
      <text:p text:style-name="P16"/>
      <text:p text:style-name="P16"/>
      <text:h text:style-name="P67" text:outline-level="2"><text:bookmark-start text:name="__RefHeading__2438_68202544711212112111142122111"/>16.7 Projeto – Adicionando pessoas<text:bookmark-end text:name="__RefHeading__2438_68202544711212112111142122111"/></text:h>
      <text:p text:style-name="P17"/>
      <text:p text:style-name="P77">1. Alterar o <text:span text:style-name="T67">Pessoas.js</text:span> dentro da pasta pessoas</text:p>
      <text:p text:style-name="P40">// definindo o módulo e suas dependências</text:p>
      <text:p text:style-name="P45"><text:span text:style-name="T13">var </text:span><text:span text:style-name="T37">pessoas </text:span>= angular.module(<text:span text:style-name="T23">'Pessoas'</text:span>, [<text:span text:style-name="T23">'ngRoute'</text:span>, <text:span text:style-name="T23">'ngResource'</text:span>]);</text:p>
      <text:p text:style-name="P48">pessoas</text:p>
      <text:p text:style-name="P45"><text:span text:style-name="T36"><text:s text:c="4"/></text:span>.config(</text:p>
      <text:p text:style-name="P45"><text:s text:c="8"/>[</text:p>
      <text:p text:style-name="P45"><text:s text:c="12"/><text:span text:style-name="T23">'$routeProvider'</text:span>,</text:p>
      <text:p text:style-name="P45"><text:s text:c="12"/><text:span text:style-name="T13">function</text:span>($routeProvider) {</text:p>
      <text:p text:style-name="P45"><text:s text:c="16"/>$routeProvider</text:p>
      <text:p text:style-name="P45"><text:s text:c="20"/>.when(<text:span text:style-name="T23">'/'</text:span>, {</text:p>
      <text:p text:style-name="P45"><text:s text:c="24"/><text:span text:style-name="T39">templateUrl</text:span>: <text:span text:style-name="T23">'pessoas/templates/index.html'</text:span></text:p>
      <text:p text:style-name="P45"><text:span text:style-name="T22"><text:s text:c="20"/></text:span>})</text:p>
      <text:p text:style-name="P45"><text:s text:c="20"/>.when(<text:span text:style-name="T23">'/novo'</text:span>, {</text:p>
      <text:p text:style-name="P45"><text:s text:c="24"/><text:span text:style-name="T39">templateUrl</text:span>: <text:span text:style-name="T23">'pessoas/templates/novo.html'</text:span></text:p>
      <text:p text:style-name="P45"><text:span text:style-name="T22"><text:s text:c="20"/></text:span>});</text:p>
      <text:p text:style-name="P45"><text:s text:c="12"/>}</text:p>
      <text:p text:style-name="P45"><text:s text:c="8"/>]</text:p>
      <text:p text:style-name="P50"><text:s text:c="4"/>);</text:p>
      <text:p text:style-name="P6"><text:soft-page-break/></text:p>
      <text:p text:style-name="P6"/>
      <text:p text:style-name="P77">2. <text:s/>Alterar o <text:span text:style-name="T67">PessoasCtrl.js</text:span> dentro da pasta pessoas</text:p>
      <text:p text:style-name="P63">pessoas</text:p>
      <text:p text:style-name="P45"><text:span text:style-name="T36"><text:s text:c="4"/></text:span>.<text:span text:style-name="T39">controller</text:span>(<text:span text:style-name="T23">'PessoasCtrl'</text:span>,</text:p>
      <text:p text:style-name="P45"><text:s text:c="8"/>[<text:span text:style-name="T23">'$scope'</text:span>,<text:span text:style-name="T23">'PessoasSrv'</text:span>,<text:span text:style-name="T23">'$location'</text:span>,</text:p>
      <text:p text:style-name="P45"><text:s text:c="12"/><text:span text:style-name="T13">function</text:span>($scope, PessoasSrv, $location){</text:p>
      <text:p text:style-name="P45"><text:s text:c="16"/>$scope.<text:span text:style-name="T47">load </text:span>= <text:span text:style-name="T13">function</text:span>(){</text:p>
      <text:p text:style-name="P45"><text:s text:c="20"/>$scope.<text:span text:style-name="T39">registros </text:span>= PessoasSrv.query();</text:p>
      <text:p text:style-name="P45"><text:s text:c="16"/>}</text:p>
      <text:p text:style-name="P45"><text:s text:c="16"/>$scope.<text:span text:style-name="T47">clear </text:span>= <text:span text:style-name="T13">function</text:span>() {</text:p>
      <text:p text:style-name="P45"><text:s text:c="20"/>$scope.<text:span text:style-name="T39">item </text:span>= <text:span text:style-name="T23">""</text:span>;</text:p>
      <text:p text:style-name="P45"><text:s text:c="16"/>}</text:p>
      <text:p text:style-name="P45"><text:s text:c="16"/>$scope.<text:span text:style-name="T47">add </text:span>= <text:span text:style-name="T13">function</text:span>(item) {</text:p>
      <text:p text:style-name="P45"><text:s text:c="20"/>$scope.<text:span text:style-name="T39">result </text:span>= PessoasSrv.<text:span text:style-name="T47">save</text:span>(</text:p>
      <text:p text:style-name="P45"><text:s text:c="24"/>{},</text:p>
      <text:p text:style-name="P45"><text:s text:c="24"/><text:span text:style-name="T37">$jQuery</text:span>.param(item),</text:p>
      <text:p text:style-name="P45"><text:s text:c="24"/><text:span text:style-name="T13">function</text:span>(data, status, headers, config) { <text:span text:style-name="T52">// sucesso no add</text:span></text:p>
      <text:p text:style-name="P45"><text:span text:style-name="T51"><text:s text:c="28"/></text:span>$location.path(<text:span text:style-name="T23">'/'</text:span>);</text:p>
      <text:p text:style-name="P45"><text:s text:c="24"/>},</text:p>
      <text:p text:style-name="P45"><text:s text:c="24"/><text:span text:style-name="T13">function</text:span>(data, status, headers, config) { <text:span text:style-name="T52">// falha no add</text:span></text:p>
      <text:p text:style-name="P45"><text:span text:style-name="T51"><text:s text:c="28"/></text:span><text:span text:style-name="T47">alert</text:span>(<text:span text:style-name="T23">'Ocorreu um erro: ' </text:span>+ data.messages[<text:span text:style-name="T1">0</text:span>]);</text:p>
      <text:p text:style-name="P45"><text:s text:c="24"/>}</text:p>
      <text:p text:style-name="P45"><text:s text:c="20"/>);</text:p>
      <text:p text:style-name="P45"><text:s text:c="16"/>}</text:p>
      <text:p text:style-name="P45"><text:s text:c="12"/>}</text:p>
      <text:p text:style-name="P45"><text:s text:c="8"/>]</text:p>
      <text:p text:style-name="P50">);</text:p>
      <text:p text:style-name="P80"/>
      <text:p text:style-name="P77"/>
      <text:p text:style-name="P77">3. Criar o arquivo novo.html dentro de pessoas/templates</text:p>
      <text:p text:style-name="P30"><text:span text:style-name="T11">&lt;</text:span><text:span text:style-name="T14">h3</text:span><text:span text:style-name="T11">&gt;</text:span>Adicionar nova Pessoa<text:span text:style-name="T11">&lt;/</text:span><text:span text:style-name="T14">h3</text:span><text:span text:style-name="T11">&gt;</text:span></text:p>
      <text:p text:style-name="P45"><text:span text:style-name="T11">&lt;</text:span><text:span text:style-name="T14">form </text:span><text:span text:style-name="T3">class=</text:span><text:span text:style-name="T24">"form-horizontal" </text:span><text:span text:style-name="T3">ng-submit=</text:span><text:span text:style-name="T24">"add(item)" </text:span><text:span text:style-name="T3">ng-init=</text:span><text:span text:style-name="T24">"clear()"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label </text:span><text:span text:style-name="T3">class=</text:span><text:span text:style-name="T24">"col-sm-2 control-label" </text:span><text:span text:style-name="T3">for=</text:span><text:span text:style-name="T24">"nome"</text:span><text:span text:style-name="T11">&gt;</text:span>Nome:<text:span text:style-name="T11">&lt;/</text:span><text:span text:style-name="T14">label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5"</text:span><text:span text:style-name="T11">&gt;</text:span></text:p>
      <text:p text:style-name="P45"><text:s text:c="12"/><text:span text:style-name="T11">&lt;</text:span><text:span text:style-name="T14">input </text:span><text:span text:style-name="T3">type=</text:span><text:span text:style-name="T24">"text" </text:span><text:span text:style-name="T3">name=</text:span><text:span text:style-name="T24">"nome" </text:span><text:span text:style-name="T3">id=</text:span><text:span text:style-name="T24">"nome" </text:span><text:span text:style-name="T3">ng-model=</text:span><text:span text:style-name="T24">"item.nome" </text:span><text:span text:style-name="T3">required=</text:span><text:span text:style-name="T24">"required" </text:span><text:span text:style-name="T3">class=</text:span><text:span text:style-name="T24">"form-control"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label </text:span><text:span text:style-name="T3">class=</text:span><text:span text:style-name="T24">"col-sm-2 control-label" </text:span><text:span text:style-name="T3">for=</text:span><text:span text:style-name="T24">"email"</text:span><text:span text:style-name="T11">&gt;</text:span>E-mail:<text:span text:style-name="T11">&lt;/</text:span><text:span text:style-name="T14">label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5"</text:span><text:span text:style-name="T11">&gt;</text:span></text:p>
      <text:p text:style-name="P45"><text:s text:c="12"/><text:span text:style-name="T11">&lt;</text:span><text:span text:style-name="T14">input </text:span><text:span text:style-name="T3">type=</text:span><text:span text:style-name="T24">"text" </text:span><text:span text:style-name="T3">name=</text:span><text:span text:style-name="T24">"email" </text:span><text:span text:style-name="T3">id=</text:span><text:span text:style-name="T24">"email" </text:span><text:span text:style-name="T3">ng-model=</text:span><text:span text:style-name="T24">"item.email" </text:span><text:span text:style-name="T3">required=</text:span><text:span text:style-name="T24">"required" </text:span><text:span text:style-name="T3">class=</text:span><text:span text:style-name="T24">"form-control"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oft-page-break/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offset-2 col-sm-10"</text:span><text:span text:style-name="T11">&gt;</text:span></text:p>
      <text:p text:style-name="P45"><text:s text:c="12"/><text:span text:style-name="T11">&lt;</text:span><text:span text:style-name="T14">button </text:span><text:span text:style-name="T3">type=</text:span><text:span text:style-name="T24">"submit" </text:span><text:span text:style-name="T3">class=</text:span><text:span text:style-name="T24">"btn btn-primary"</text:span><text:span text:style-name="T11">&gt;</text:span>Salvar<text:span text:style-name="T11">&lt;/</text:span><text:span text:style-name="T14">button</text:span><text:span text:style-name="T11">&gt;</text:span></text:p>
      <text:p text:style-name="P45"><text:s text:c="12"/><text:span text:style-name="T11">&lt;</text:span><text:span text:style-name="T14">a </text:span><text:span text:style-name="T3">href=</text:span><text:span text:style-name="T24">"#/" </text:span><text:span text:style-name="T3">class=</text:span><text:span text:style-name="T24">"btn btn-default"</text:span><text:span text:style-name="T11">&gt;</text:span>Voltar<text:span text:style-name="T11">&lt;/</text:span><text:span text:style-name="T14">a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50"><text:span text:style-name="T11">&lt;/</text:span><text:span text:style-name="T14">form</text:span><text:span text:style-name="T11">&gt;</text:span></text:p>
      <text:p text:style-name="P80"/>
      <text:p text:style-name="P4">4. Testar</text:p>
      <text:p text:style-name="P16">Iniciar servidor PHP pela linha de comando</text:p>
      <text:list xml:id="list1108815385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<text:s/>http://localhost:8888/#/novo</text:span></text:p>
        </text:list-item>
        <text:list-item>
          <text:p text:style-name="P71">Testar inserindo uma nova pessoa</text:p>
        </text:list-item>
      </text:list>
      <text:p text:style-name="P42"/>
      <text:p text:style-name="P16"/>
      <text:h text:style-name="P67" text:outline-level="2"><text:bookmark-start text:name="__RefHeading__2438_682025447112121121111421221111"/>16.8 Projeto – Editando pessoas<text:bookmark-end text:name="__RefHeading__2438_682025447112121121111421221111"/></text:h>
      <text:p text:style-name="P17"/>
      <text:p text:style-name="P77">1. Alterar o <text:span text:style-name="T67">index.html</text:span> dentro da pasta pessoas/templates</text:p>
      <text:p text:style-name="P30"><text:span text:style-name="T11">&lt;</text:span><text:span text:style-name="T14">div </text:span><text:span text:style-name="T3">ng-init=</text:span><text:span text:style-name="T24">"load()"</text:span><text:span text:style-name="T11">&gt;</text:span></text:p>
      <text:p text:style-name="P45"><text:s text:c="4"/><text:span text:style-name="T11">&lt;</text:span><text:span text:style-name="T14">h3</text:span><text:span text:style-name="T11">&gt;</text:span>Listagem<text:span text:style-name="T11">&lt;/</text:span><text:span text:style-name="T14">h3</text:span><text:span text:style-name="T11">&gt;</text:span></text:p>
      <text:p text:style-name="P45"><text:s text:c="4"/><text:span text:style-name="T11">&lt;</text:span><text:span text:style-name="T14">a </text:span><text:span text:style-name="T3">href=</text:span><text:span text:style-name="T24">"#/novo"</text:span><text:span text:style-name="T11">&gt;</text:span>Novo<text:span text:style-name="T11">&lt;/</text:span><text:span text:style-name="T14">a</text:span><text:span text:style-name="T11">&gt;</text:span></text:p>
      <text:p text:style-name="P45"><text:s text:c="4"/><text:span text:style-name="T11">&lt;</text:span><text:span text:style-name="T14">table </text:span><text:span text:style-name="T3">class=</text:span><text:span text:style-name="T24">"table"</text:span><text:span text:style-name="T11">&gt;</text:span></text:p>
      <text:p text:style-name="P45"><text:s text:c="8"/><text:span text:style-name="T11">&lt;</text:span><text:span text:style-name="T14">thead</text:span><text:span text:style-name="T11">&gt;</text:span></text:p>
      <text:p text:style-name="P45"><text:s text:c="12"/><text:span text:style-name="T11">&lt;</text:span><text:span text:style-name="T14">th</text:span><text:span text:style-name="T11">&gt;</text:span>ID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Pessoa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Email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Ação<text:span text:style-name="T11">&lt;/</text:span><text:span text:style-name="T14">th</text:span><text:span text:style-name="T11">&gt;</text:span></text:p>
      <text:p text:style-name="P45"><text:s text:c="8"/><text:span text:style-name="T11">&lt;/</text:span><text:span text:style-name="T14">thead</text:span><text:span text:style-name="T11">&gt;</text:span></text:p>
      <text:p text:style-name="P45"><text:s text:c="8"/><text:span text:style-name="T11">&lt;</text:span><text:span text:style-name="T14">tbody</text:span><text:span text:style-name="T11">&gt;</text:span></text:p>
      <text:p text:style-name="P45"><text:s text:c="12"/><text:span text:style-name="T11">&lt;</text:span><text:span text:style-name="T14">tr </text:span><text:span text:style-name="T3">ng-repeat=</text:span><text:span text:style-name="T24">"registro in registros"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id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nome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email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</text:p>
      <text:p text:style-name="P45"><text:s text:c="20"/><text:span text:style-name="T11">&lt;</text:span><text:span text:style-name="T14">a </text:span><text:span text:style-name="T3">href=</text:span><text:span text:style-name="T24">"#/editar/{{registro.id}}" </text:span><text:span text:style-name="T3">class=</text:span><text:span text:style-name="T24">"btn btn-primary btn-xs"</text:span><text:span text:style-name="T11">&gt;</text:span>Editar<text:span text:style-name="T11">&lt;/</text:span><text:span text:style-name="T14">a</text:span><text:span text:style-name="T11">&gt;</text:span></text:p>
      <text:p text:style-name="P45"><text:s text:c="16"/><text:span text:style-name="T11">&lt;/</text:span><text:span text:style-name="T14">td</text:span><text:span text:style-name="T11">&gt;</text:span></text:p>
      <text:p text:style-name="P45"><text:s text:c="12"/><text:span text:style-name="T11">&lt;/</text:span><text:span text:style-name="T14">tr</text:span><text:span text:style-name="T11">&gt;</text:span></text:p>
      <text:p text:style-name="P45"><text:s text:c="8"/><text:span text:style-name="T11">&lt;/</text:span><text:span text:style-name="T14">tbody</text:span><text:span text:style-name="T11">&gt;</text:span></text:p>
      <text:p text:style-name="P45"><text:s text:c="4"/><text:span text:style-name="T11">&lt;/</text:span><text:span text:style-name="T14">table</text:span><text:span text:style-name="T11">&gt;</text:span></text:p>
      <text:p text:style-name="P50"><text:span text:style-name="T11">&lt;/</text:span><text:span text:style-name="T14">div</text:span><text:span text:style-name="T11">&gt;</text:span></text:p>
      <text:p text:style-name="P80"/>
      <text:p text:style-name="P77"><text:soft-page-break/>2. Alterar o Pessoas.js dentro da pasta pessoas </text:p>
      <text:p text:style-name="P40">// definindo o módulo e suas dependências</text:p>
      <text:p text:style-name="P45"><text:span text:style-name="T13">var </text:span><text:span text:style-name="T37">pessoas </text:span>= angular.module(<text:span text:style-name="T23">'Pessoas'</text:span>, [<text:span text:style-name="T23">'ngRoute'</text:span>, <text:span text:style-name="T23">'ngResource'</text:span>]);</text:p>
      <text:p text:style-name="P48">pessoas</text:p>
      <text:p text:style-name="P45"><text:span text:style-name="T36"><text:s text:c="4"/></text:span>.config(</text:p>
      <text:p text:style-name="P45"><text:s text:c="8"/>[</text:p>
      <text:p text:style-name="P45"><text:s text:c="12"/><text:span text:style-name="T23">'$routeProvider'</text:span>,</text:p>
      <text:p text:style-name="P45"><text:s text:c="12"/><text:span text:style-name="T13">function</text:span>($routeProvider) {</text:p>
      <text:p text:style-name="P45"><text:s text:c="16"/>$routeProvider</text:p>
      <text:p text:style-name="P45"><text:s text:c="20"/>.when(<text:span text:style-name="T23">'/'</text:span>, {</text:p>
      <text:p text:style-name="P45"><text:s text:c="24"/><text:span text:style-name="T39">templateUrl</text:span>: <text:span text:style-name="T23">'pessoas/templates/index.html'</text:span></text:p>
      <text:p text:style-name="P45"><text:span text:style-name="T22"><text:s text:c="20"/></text:span>})</text:p>
      <text:p text:style-name="P45"><text:s text:c="20"/>.when(<text:span text:style-name="T23">'/novo'</text:span>, {</text:p>
      <text:p text:style-name="P45"><text:s text:c="24"/><text:span text:style-name="T39">templateUrl</text:span>: <text:span text:style-name="T23">'pessoas/templates/novo.html'</text:span></text:p>
      <text:p text:style-name="P45"><text:span text:style-name="T22"><text:s text:c="20"/></text:span>})</text:p>
      <text:p text:style-name="P45"><text:s text:c="20"/>.when(<text:span text:style-name="T23">'/editar/:id'</text:span>, {</text:p>
      <text:p text:style-name="P45"><text:s text:c="24"/><text:span text:style-name="T39">templateUrl</text:span>: <text:span text:style-name="T23">'pessoas/templates/editar.html'</text:span></text:p>
      <text:p text:style-name="P45"><text:span text:style-name="T22"><text:s text:c="20"/></text:span>});</text:p>
      <text:p text:style-name="P45"><text:s text:c="12"/>}</text:p>
      <text:p text:style-name="P45"><text:s text:c="8"/>]</text:p>
      <text:p text:style-name="P50"><text:s text:c="4"/>);</text:p>
      <text:p text:style-name="P80"/>
      <text:p text:style-name="P77"/>
      <text:p text:style-name="P77">3. Criar o editar.html dentro da pasta pessoas/templates</text:p>
      <text:p text:style-name="P30"><text:span text:style-name="T11">&lt;</text:span><text:span text:style-name="T14">h3</text:span><text:span text:style-name="T11">&gt;</text:span>Editar Pessoa<text:span text:style-name="T11">&lt;/</text:span><text:span text:style-name="T14">h3</text:span><text:span text:style-name="T11">&gt;</text:span></text:p>
      <text:p text:style-name="P45"><text:span text:style-name="T11">&lt;</text:span><text:span text:style-name="T14">form </text:span><text:span text:style-name="T3">class=</text:span><text:span text:style-name="T24">"form-horizontal" </text:span><text:span text:style-name="T3">ng-submit=</text:span><text:span text:style-name="T24">"editar(item)" </text:span><text:span text:style-name="T3">ng-init=</text:span><text:span text:style-name="T24">"get()"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label </text:span><text:span text:style-name="T3">class=</text:span><text:span text:style-name="T24">"col-sm-2 control-label" </text:span><text:span text:style-name="T3">for=</text:span><text:span text:style-name="T24">"nome"</text:span><text:span text:style-name="T11">&gt;</text:span>Nome:<text:span text:style-name="T11">&lt;/</text:span><text:span text:style-name="T14">label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5"</text:span><text:span text:style-name="T11">&gt;</text:span></text:p>
      <text:p text:style-name="P45"><text:s text:c="12"/><text:span text:style-name="T11">&lt;</text:span><text:span text:style-name="T14">input </text:span><text:span text:style-name="T3">type=</text:span><text:span text:style-name="T24">"text" </text:span><text:span text:style-name="T3">name=</text:span><text:span text:style-name="T24">"nome" </text:span><text:span text:style-name="T3">id=</text:span><text:span text:style-name="T24">"nome" </text:span><text:span text:style-name="T3">ng-model=</text:span><text:span text:style-name="T24">"item.nome" </text:span><text:span text:style-name="T3">required=</text:span><text:span text:style-name="T24">"required" </text:span><text:span text:style-name="T3">class=</text:span><text:span text:style-name="T24">"form-control"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label </text:span><text:span text:style-name="T3">class=</text:span><text:span text:style-name="T24">"col-sm-2 control-label" </text:span><text:span text:style-name="T3">for=</text:span><text:span text:style-name="T24">"email"</text:span><text:span text:style-name="T11">&gt;</text:span>E-mail:<text:span text:style-name="T11">&lt;/</text:span><text:span text:style-name="T14">label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5"</text:span><text:span text:style-name="T11">&gt;</text:span></text:p>
      <text:p text:style-name="P45"><text:s text:c="12"/><text:span text:style-name="T11">&lt;</text:span><text:span text:style-name="T14">input </text:span><text:span text:style-name="T3">type=</text:span><text:span text:style-name="T24">"text" </text:span><text:span text:style-name="T3">name=</text:span><text:span text:style-name="T24">"email" </text:span><text:span text:style-name="T3">id=</text:span><text:span text:style-name="T24">"email" </text:span><text:span text:style-name="T3">ng-model=</text:span><text:span text:style-name="T24">"item.email" </text:span><text:span text:style-name="T3">required=</text:span><text:span text:style-name="T24">"required" </text:span><text:span text:style-name="T3">class=</text:span><text:span text:style-name="T24">"form-control"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45"><text:s text:c="4"/><text:span text:style-name="T11">&lt;</text:span><text:span text:style-name="T14">div </text:span><text:span text:style-name="T3">class=</text:span><text:span text:style-name="T24">"form-group"</text:span><text:span text:style-name="T11">&gt;</text:span></text:p>
      <text:p text:style-name="P45"><text:s text:c="8"/><text:span text:style-name="T11">&lt;</text:span><text:span text:style-name="T14">div </text:span><text:span text:style-name="T3">class=</text:span><text:span text:style-name="T24">"col-sm-offset-2 col-sm-10"</text:span><text:span text:style-name="T11">&gt;</text:span></text:p>
      <text:p text:style-name="P45"><text:s text:c="12"/><text:span text:style-name="T11">&lt;</text:span><text:span text:style-name="T14">button </text:span><text:span text:style-name="T3">type=</text:span><text:span text:style-name="T24">"submit" </text:span><text:span text:style-name="T3">class=</text:span><text:span text:style-name="T24">"btn btn-primary"</text:span><text:span text:style-name="T11">&gt;</text:span>Salvar<text:span text:style-name="T11">&lt;/</text:span><text:span text:style-name="T14">button</text:span><text:span text:style-name="T11">&gt;</text:span></text:p>
      <text:p text:style-name="P45"><text:s text:c="12"/><text:span text:style-name="T11">&lt;</text:span><text:span text:style-name="T14">a </text:span><text:span text:style-name="T3">href=</text:span><text:span text:style-name="T24">"#/" </text:span><text:span text:style-name="T3">class=</text:span><text:span text:style-name="T24">"btn btn-default"</text:span><text:span text:style-name="T11">&gt;</text:span>Voltar<text:span text:style-name="T11">&lt;/</text:span><text:span text:style-name="T14">a</text:span><text:span text:style-name="T11">&gt;</text:span></text:p>
      <text:p text:style-name="P45"><text:s text:c="8"/><text:span text:style-name="T11">&lt;/</text:span><text:span text:style-name="T14">div</text:span><text:span text:style-name="T11">&gt;</text:span></text:p>
      <text:p text:style-name="P45"><text:s text:c="4"/><text:span text:style-name="T11">&lt;/</text:span><text:span text:style-name="T14">div</text:span><text:span text:style-name="T11">&gt;</text:span></text:p>
      <text:p text:style-name="P50"><text:span text:style-name="T11">&lt;/</text:span><text:span text:style-name="T14">form</text:span><text:span text:style-name="T11">&gt;</text:span></text:p>
      <text:p text:style-name="P80"/>
      <text:p text:style-name="P77">4. Alterar o PessoasCtrl.js dentro da pasta pessoas </text:p>
      <text:p text:style-name="P63"><text:soft-page-break/>pessoas</text:p>
      <text:p text:style-name="P45"><text:span text:style-name="T36"><text:s text:c="4"/></text:span>.<text:span text:style-name="T39">controller</text:span>(<text:span text:style-name="T23">'PessoasCtrl'</text:span>,</text:p>
      <text:p text:style-name="P45"><text:s text:c="8"/>[<text:span text:style-name="T23">'$scope'</text:span>,<text:span text:style-name="T23">'PessoasSrv'</text:span>,<text:span text:style-name="T23">'$location'</text:span>, <text:span text:style-name="T23">'$routeParams'</text:span>,</text:p>
      <text:p text:style-name="P45"><text:s text:c="12"/><text:span text:style-name="T13">function</text:span>($scope, PessoasSrv, $location, $routeParams){</text:p>
      <text:p text:style-name="P45"><text:s text:c="16"/>$scope.<text:span text:style-name="T47">load </text:span>= <text:span text:style-name="T13">function</text:span>(){</text:p>
      <text:p text:style-name="P45"><text:s text:c="20"/>$scope.<text:span text:style-name="T39">registros </text:span>= PessoasSrv.query();</text:p>
      <text:p text:style-name="P45"><text:s text:c="16"/>}</text:p>
      <text:p text:style-name="P45"><text:s text:c="16"/>$scope.<text:span text:style-name="T47">clear </text:span>= <text:span text:style-name="T13">function</text:span>() {</text:p>
      <text:p text:style-name="P45"><text:s text:c="20"/>$scope.<text:span text:style-name="T39">item </text:span>= <text:span text:style-name="T23">""</text:span>;</text:p>
      <text:p text:style-name="P45"><text:s text:c="16"/>}</text:p>
      <text:p text:style-name="P45"><text:s text:c="16"/>$scope.<text:span text:style-name="T47">get </text:span>= <text:span text:style-name="T13">function</text:span>() {</text:p>
      <text:p text:style-name="P45"><text:s text:c="20"/>$scope.<text:span text:style-name="T39">item </text:span>= PessoasSrv.<text:span text:style-name="T47">get</text:span>({<text:span text:style-name="T39">id</text:span>: $routeParams.<text:span text:style-name="T39">id</text:span>})</text:p>
      <text:p text:style-name="P45"><text:s text:c="16"/>}</text:p>
      <text:p text:style-name="P45"><text:s text:c="16"/>$scope.<text:span text:style-name="T47">add </text:span>= <text:span text:style-name="T13">function</text:span>(item) {</text:p>
      <text:p text:style-name="P45"><text:s text:c="20"/>$scope.<text:span text:style-name="T39">result </text:span>= PessoasSrv.<text:span text:style-name="T47">save</text:span>(</text:p>
      <text:p text:style-name="P45"><text:s text:c="24"/>{},</text:p>
      <text:p text:style-name="P45"><text:s text:c="24"/><text:span text:style-name="T37">$jQuery</text:span>.param(item),</text:p>
      <text:p text:style-name="P45"><text:s text:c="24"/><text:span text:style-name="T13">function</text:span>(data, status, headers, config) { <text:span text:style-name="T52">// sucesso no add</text:span></text:p>
      <text:p text:style-name="P45"><text:span text:style-name="T51"><text:s text:c="28"/></text:span>$location.path(<text:span text:style-name="T23">'/'</text:span>);</text:p>
      <text:p text:style-name="P45"><text:s text:c="24"/>},</text:p>
      <text:p text:style-name="P45"><text:s text:c="24"/><text:span text:style-name="T13">function</text:span>(data, status, headers, config) { <text:span text:style-name="T52">// falha no add</text:span></text:p>
      <text:p text:style-name="P45"><text:span text:style-name="T51"><text:s text:c="28"/></text:span><text:span text:style-name="T47">alert</text:span>(<text:span text:style-name="T23">'Ocorreu um erro: ' </text:span>+ data.messages[<text:span text:style-name="T1">0</text:span>]);</text:p>
      <text:p text:style-name="P45"><text:s text:c="24"/>}</text:p>
      <text:p text:style-name="P45"><text:s text:c="20"/>);</text:p>
      <text:p text:style-name="P45"><text:s text:c="16"/>}</text:p>
      <text:p text:style-name="P45"><text:s text:c="16"/>$scope.<text:span text:style-name="T47">editar </text:span>= <text:span text:style-name="T13">function</text:span>(item) {</text:p>
      <text:p text:style-name="P45"><text:s text:c="20"/><text:span text:style-name="T13">var </text:span><text:span text:style-name="T70">params </text:span>= <text:span text:style-name="T37">$jQuery</text:span>.param(<text:span text:style-name="T45">JSON</text:span>.<text:span text:style-name="T45">parse</text:span>(angular.toJson(item)));</text:p>
      <text:p text:style-name="P45"><text:s text:c="20"/>$scope.<text:span text:style-name="T39">result </text:span>= PessoasSrv.<text:span text:style-name="T39">update</text:span>(</text:p>
      <text:p text:style-name="P45"><text:s text:c="24"/>{<text:span text:style-name="T39">id</text:span>: $routeParams.<text:span text:style-name="T39">id</text:span>},</text:p>
      <text:p text:style-name="P45"><text:s text:c="24"/><text:span text:style-name="T70">params</text:span>,</text:p>
      <text:p text:style-name="P45"><text:s text:c="24"/><text:span text:style-name="T13">function</text:span>(data, status, headers, config) { <text:span text:style-name="T52">// sucesso no add</text:span></text:p>
      <text:p text:style-name="P45"><text:span text:style-name="T51"><text:s text:c="28"/></text:span>$location.path(<text:span text:style-name="T23">'/'</text:span>);</text:p>
      <text:p text:style-name="P45"><text:s text:c="24"/>},</text:p>
      <text:p text:style-name="P45"><text:s text:c="24"/><text:span text:style-name="T13">function</text:span>(data, status, headers, config) { <text:span text:style-name="T52">// falha no add</text:span></text:p>
      <text:p text:style-name="P45"><text:span text:style-name="T51"><text:s text:c="28"/></text:span><text:span text:style-name="T47">alert</text:span>(<text:span text:style-name="T23">'Ocorreu um erro: ' </text:span>+ data.messages[<text:span text:style-name="T1">0</text:span>]);</text:p>
      <text:p text:style-name="P45"><text:s text:c="24"/>}</text:p>
      <text:p text:style-name="P45"><text:s text:c="20"/>)</text:p>
      <text:p text:style-name="P45"><text:s text:c="16"/>}</text:p>
      <text:p text:style-name="P45"><text:s text:c="12"/>}</text:p>
      <text:p text:style-name="P45"><text:s text:c="8"/>]</text:p>
      <text:p text:style-name="P50">);</text:p>
      <text:p text:style-name="P80"/>
      <text:p text:style-name="P77"/>
      <text:p text:style-name="P77">5. Alterar o PessoasSrv.js dentro da pasta pessoas </text:p>
      <text:p text:style-name="P31">pessoas</text:p>
      <text:p text:style-name="P45"><text:s text:c="4"/>.factory(<text:span text:style-name="T23">'PessoasSrv'</text:span>, <text:span text:style-name="T13">function</text:span>($resource){</text:p>
      <text:p text:style-name="P45"><text:soft-page-break/><text:s text:c="8"/><text:span text:style-name="T13">return </text:span>$resource( <text:s/><text:span text:style-name="T52">// faz uma consulta em index.php/pessoas no banco de dados atraves do php</text:span></text:p>
      <text:p text:style-name="P45"><text:span text:style-name="T51"><text:s text:c="12"/></text:span><text:span text:style-name="T23">'/index.php/pessoas/:id'</text:span>, {</text:p>
      <text:p text:style-name="P45"><text:s text:c="16"/><text:span text:style-name="T39">id</text:span>: <text:span text:style-name="T23">'@id'</text:span></text:p>
      <text:p text:style-name="P45"><text:span text:style-name="T22"><text:s text:c="12"/></text:span>},</text:p>
      <text:p text:style-name="P45"><text:s text:c="12"/>{</text:p>
      <text:p text:style-name="P45"><text:s text:c="16"/><text:span text:style-name="T39">update</text:span>: { <text:s/><text:span text:style-name="T52">// criando método para outro padrão de url</text:span></text:p>
      <text:p text:style-name="P45"><text:span text:style-name="T51"><text:s text:c="20"/></text:span><text:span text:style-name="T39">method</text:span>: <text:span text:style-name="T23">'PUT'</text:span>,</text:p>
      <text:p text:style-name="P45"><text:s text:c="20"/><text:span text:style-name="T39">url</text:span>: <text:span text:style-name="T23">'/index.php/pessoas/:id'</text:span></text:p>
      <text:p text:style-name="P45"><text:span text:style-name="T22"><text:s text:c="16"/></text:span>}</text:p>
      <text:p text:style-name="P45"><text:s text:c="12"/>}</text:p>
      <text:p text:style-name="P45"><text:s text:c="8"/>);</text:p>
      <text:p text:style-name="P50"><text:s text:c="4"/>});</text:p>
      <text:p text:style-name="P80"/>
      <text:p text:style-name="P77"/>
      <text:p text:style-name="P80"/>
      <text:p text:style-name="P4">6. Testar</text:p>
      <text:p text:style-name="P16">Iniciar servidor PHP pela linha de comando</text:p>
      <text:list xml:id="list1152459989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<text:s/>http://localhost:8888/</text:span></text:p>
        </text:list-item>
        <text:list-item>
          <text:p text:style-name="P71">Testar editando uma nova pessoa</text:p>
        </text:list-item>
      </text:list>
      <text:p text:style-name="P42"/>
      <text:h text:style-name="P67" text:outline-level="2"><text:bookmark-start text:name="__RefHeading__2438_6820254471121211211114212211111"/>16.9 Projeto – Excluindo pessoas<text:bookmark-end text:name="__RefHeading__2438_6820254471121211211114212211111"/></text:h>
      <text:p text:style-name="P17"/>
      <text:p text:style-name="P77">1. Alterar o <text:span text:style-name="T67">index.html</text:span> dentro da pasta pessoas/templates</text:p>
      <text:p text:style-name="P30"><text:span text:style-name="T11">&lt;</text:span><text:span text:style-name="T14">div </text:span><text:span text:style-name="T3">ng-init=</text:span><text:span text:style-name="T24">"load()"</text:span><text:span text:style-name="T11">&gt;</text:span></text:p>
      <text:p text:style-name="P45"><text:s text:c="4"/><text:span text:style-name="T11">&lt;</text:span><text:span text:style-name="T14">h3</text:span><text:span text:style-name="T11">&gt;</text:span>Listagem<text:span text:style-name="T11">&lt;/</text:span><text:span text:style-name="T14">h3</text:span><text:span text:style-name="T11">&gt;</text:span></text:p>
      <text:p text:style-name="P45"><text:s text:c="4"/><text:span text:style-name="T11">&lt;</text:span><text:span text:style-name="T14">a </text:span><text:span text:style-name="T3">href=</text:span><text:span text:style-name="T24">"#/novo"</text:span><text:span text:style-name="T11">&gt;</text:span>Novo<text:span text:style-name="T11">&lt;/</text:span><text:span text:style-name="T14">a</text:span><text:span text:style-name="T11">&gt;</text:span></text:p>
      <text:p text:style-name="P45"><text:s text:c="4"/><text:span text:style-name="T11">&lt;</text:span><text:span text:style-name="T14">table </text:span><text:span text:style-name="T3">class=</text:span><text:span text:style-name="T24">"table"</text:span><text:span text:style-name="T11">&gt;</text:span></text:p>
      <text:p text:style-name="P45"><text:s text:c="8"/><text:span text:style-name="T11">&lt;</text:span><text:span text:style-name="T14">thead</text:span><text:span text:style-name="T11">&gt;</text:span></text:p>
      <text:p text:style-name="P45"><text:s text:c="12"/><text:span text:style-name="T11">&lt;</text:span><text:span text:style-name="T14">th</text:span><text:span text:style-name="T11">&gt;</text:span>ID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Pessoa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Email<text:span text:style-name="T11">&lt;/</text:span><text:span text:style-name="T14">th</text:span><text:span text:style-name="T11">&gt;</text:span></text:p>
      <text:p text:style-name="P45"><text:s text:c="12"/><text:span text:style-name="T11">&lt;</text:span><text:span text:style-name="T14">th</text:span><text:span text:style-name="T11">&gt;</text:span>Ação<text:span text:style-name="T11">&lt;/</text:span><text:span text:style-name="T14">th</text:span><text:span text:style-name="T11">&gt;</text:span></text:p>
      <text:p text:style-name="P45"><text:s text:c="8"/><text:span text:style-name="T11">&lt;/</text:span><text:span text:style-name="T14">thead</text:span><text:span text:style-name="T11">&gt;</text:span></text:p>
      <text:p text:style-name="P45"><text:s text:c="8"/><text:span text:style-name="T11">&lt;</text:span><text:span text:style-name="T14">tbody</text:span><text:span text:style-name="T11">&gt;</text:span></text:p>
      <text:p text:style-name="P45"><text:s text:c="12"/><text:span text:style-name="T11">&lt;</text:span><text:span text:style-name="T14">tr </text:span><text:span text:style-name="T3">ng-repeat=</text:span><text:span text:style-name="T24">"registro in registros"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id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nome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{{ registro.email }}<text:span text:style-name="T11">&lt;/</text:span><text:span text:style-name="T14">td</text:span><text:span text:style-name="T11">&gt;</text:span></text:p>
      <text:p text:style-name="P45"><text:s text:c="16"/><text:span text:style-name="T11">&lt;</text:span><text:span text:style-name="T14">td</text:span><text:span text:style-name="T11">&gt;</text:span></text:p>
      <text:p text:style-name="P45"><text:s text:c="20"/><text:span text:style-name="T11">&lt;</text:span><text:span text:style-name="T14">a </text:span><text:span text:style-name="T3">href=</text:span><text:span text:style-name="T24">"#/editar/{{registro.id}}" </text:span><text:span text:style-name="T3">class=</text:span><text:span text:style-name="T24">"btn btn-primary btn-xs"</text:span><text:span text:style-name="T11">&gt;</text:span>Editar<text:span text:style-name="T11">&lt;/</text:span><text:span text:style-name="T14">a</text:span><text:span text:style-name="T11">&gt;</text:span></text:p>
      <text:p text:style-name="P45"><text:s text:c="20"/><text:span text:style-name="T11">&lt;</text:span><text:span text:style-name="T14">a </text:span><text:span text:style-name="T3">href=</text:span><text:span text:style-name="T24">"#/" </text:span><text:span text:style-name="T3">ng-click=</text:span><text:span text:style-name="T24">"delete(registro.id)" </text:span><text:span text:style-name="T3">class=</text:span><text:span text:style-name="T24">"btn btn-danger btn-xs"</text:span><text:span text:style-name="T11">&gt;</text:span>Excluir<text:span text:style-name="T11">&lt;/</text:span><text:span text:style-name="T14">a</text:span><text:span text:style-name="T11">&gt;</text:span></text:p>
      <text:p text:style-name="P45"><text:soft-page-break/><text:s text:c="16"/><text:span text:style-name="T11">&lt;/</text:span><text:span text:style-name="T14">td</text:span><text:span text:style-name="T11">&gt;</text:span></text:p>
      <text:p text:style-name="P45"><text:s text:c="12"/><text:span text:style-name="T11">&lt;/</text:span><text:span text:style-name="T14">tr</text:span><text:span text:style-name="T11">&gt;</text:span></text:p>
      <text:p text:style-name="P45"><text:s text:c="8"/><text:span text:style-name="T11">&lt;/</text:span><text:span text:style-name="T14">tbody</text:span><text:span text:style-name="T11">&gt;</text:span></text:p>
      <text:p text:style-name="P45"><text:s text:c="4"/><text:span text:style-name="T11">&lt;/</text:span><text:span text:style-name="T14">table</text:span><text:span text:style-name="T11">&gt;</text:span></text:p>
      <text:p text:style-name="P50"><text:span text:style-name="T11">&lt;/</text:span><text:span text:style-name="T14">div</text:span><text:span text:style-name="T11">&gt;</text:span></text:p>
      <text:p text:style-name="P80"/>
      <text:p text:style-name="P77"/>
      <text:p text:style-name="P77">2. Alterar o PessoasCtrl.js dentro da pasta pessoas </text:p>
      <text:p text:style-name="P63">pessoas</text:p>
      <text:p text:style-name="P45"><text:span text:style-name="T36"><text:s text:c="4"/></text:span>.<text:span text:style-name="T39">controller</text:span>(<text:span text:style-name="T23">'PessoasCtrl'</text:span>,</text:p>
      <text:p text:style-name="P45"><text:s text:c="8"/>[<text:span text:style-name="T23">'$scope'</text:span>,<text:span text:style-name="T23">'PessoasSrv'</text:span>,<text:span text:style-name="T23">'$location'</text:span>, <text:span text:style-name="T23">'$routeParams'</text:span>,</text:p>
      <text:p text:style-name="P45"><text:s text:c="12"/><text:span text:style-name="T13">function</text:span>($scope, <text:span text:style-name="T73">PessoasSrv</text:span>, $location, $routeParams){</text:p>
      <text:p text:style-name="P45"><text:s text:c="16"/>$scope.<text:span text:style-name="T47">load </text:span>= <text:span text:style-name="T13">function</text:span>(){</text:p>
      <text:p text:style-name="P45"><text:s text:c="20"/>$scope.<text:span text:style-name="T39">registros </text:span>= <text:span text:style-name="T73">PessoasSrv</text:span>.query();</text:p>
      <text:p text:style-name="P45"><text:s text:c="16"/>}</text:p>
      <text:p text:style-name="P45"><text:s text:c="16"/>$scope.<text:span text:style-name="T47">clear </text:span>= <text:span text:style-name="T13">function</text:span>() {</text:p>
      <text:p text:style-name="P45"><text:s text:c="20"/>$scope.<text:span text:style-name="T39">item </text:span>= <text:span text:style-name="T23">""</text:span>;</text:p>
      <text:p text:style-name="P45"><text:s text:c="16"/>}</text:p>
      <text:p text:style-name="P45"><text:s text:c="16"/>$scope.<text:span text:style-name="T47">get </text:span>= <text:span text:style-name="T13">function</text:span>() {</text:p>
      <text:p text:style-name="P45"><text:s text:c="20"/>$scope.<text:span text:style-name="T39">item </text:span>= <text:span text:style-name="T73">PessoasSrv</text:span>.<text:span text:style-name="T47">get</text:span>({<text:span text:style-name="T39">id</text:span>: $routeParams.<text:span text:style-name="T39">id</text:span>})</text:p>
      <text:p text:style-name="P45"><text:s text:c="16"/>}</text:p>
      <text:p text:style-name="P45"><text:s text:c="16"/>$scope.<text:span text:style-name="T47">add </text:span>= <text:span text:style-name="T13">function</text:span>(item) {</text:p>
      <text:p text:style-name="P45"><text:s text:c="20"/>$scope.<text:span text:style-name="T39">result </text:span>= <text:span text:style-name="T73">PessoasSrv</text:span>.<text:span text:style-name="T47">save</text:span>(</text:p>
      <text:p text:style-name="P45"><text:s text:c="24"/>{},</text:p>
      <text:p text:style-name="P45"><text:s text:c="24"/><text:span text:style-name="T37">$jQuery</text:span>.param(item),</text:p>
      <text:p text:style-name="P45"><text:s text:c="24"/><text:span text:style-name="T13">function</text:span>(data, status, headers, config) { <text:span text:style-name="T52">// sucesso no add</text:span></text:p>
      <text:p text:style-name="P45"><text:span text:style-name="T51"><text:s text:c="28"/></text:span>$location.path(<text:span text:style-name="T23">'/'</text:span>);</text:p>
      <text:p text:style-name="P45"><text:s text:c="24"/>},</text:p>
      <text:p text:style-name="P45"><text:s text:c="24"/><text:span text:style-name="T13">function</text:span>(data, status, headers, config) { <text:span text:style-name="T52">// falha no add</text:span></text:p>
      <text:p text:style-name="P45"><text:span text:style-name="T51"><text:s text:c="28"/></text:span><text:span text:style-name="T47">alert</text:span>(<text:span text:style-name="T23">'Ocorreu um erro: ' </text:span>+ data.messages[<text:span text:style-name="T1">0</text:span>]);</text:p>
      <text:p text:style-name="P45"><text:s text:c="24"/>}</text:p>
      <text:p text:style-name="P45"><text:s text:c="20"/>);</text:p>
      <text:p text:style-name="P45"><text:s text:c="16"/>}</text:p>
      <text:p text:style-name="P45"><text:s text:c="16"/>$scope.<text:span text:style-name="T47">editar </text:span>= <text:span text:style-name="T13">function</text:span>(item) {</text:p>
      <text:p text:style-name="P45"><text:s text:c="20"/><text:span text:style-name="T13">var </text:span><text:span text:style-name="T70">params </text:span>= <text:span text:style-name="T37">$jQuery</text:span>.param(<text:span text:style-name="T45">JSON</text:span>.<text:span text:style-name="T45">parse</text:span>(angular.toJson(item)));</text:p>
      <text:p text:style-name="P45"><text:s text:c="20"/>$scope.<text:span text:style-name="T39">result </text:span>= <text:span text:style-name="T73">PessoasSrv</text:span>.<text:span text:style-name="T39">update</text:span>(</text:p>
      <text:p text:style-name="P45"><text:s text:c="24"/>{<text:span text:style-name="T39">id</text:span>: $routeParams.<text:span text:style-name="T39">id</text:span>},</text:p>
      <text:p text:style-name="P45"><text:s text:c="24"/><text:span text:style-name="T70">params</text:span>,</text:p>
      <text:p text:style-name="P45"><text:s text:c="24"/><text:span text:style-name="T13">function</text:span>(data, status, headers, config) { <text:span text:style-name="T52">// sucesso no edit</text:span></text:p>
      <text:p text:style-name="P45"><text:span text:style-name="T51"><text:s text:c="28"/></text:span>$location.path(<text:span text:style-name="T23">'/'</text:span>);</text:p>
      <text:p text:style-name="P45"><text:s text:c="24"/>},</text:p>
      <text:p text:style-name="P45"><text:s text:c="24"/><text:span text:style-name="T13">function</text:span>(data, status, headers, config) { <text:span text:style-name="T52">// falha no edit</text:span></text:p>
      <text:p text:style-name="P45"><text:span text:style-name="T51"><text:s text:c="28"/></text:span><text:span text:style-name="T47">alert</text:span>(<text:span text:style-name="T23">'Ocorreu um erro: ' </text:span>+ data.messages[<text:span text:style-name="T1">0</text:span>]);</text:p>
      <text:p text:style-name="P45"><text:s text:c="24"/>}</text:p>
      <text:p text:style-name="P45"><text:s text:c="20"/>)</text:p>
      <text:p text:style-name="P45"><text:s text:c="16"/>}</text:p>
      <text:p text:style-name="P45"><text:s text:c="16"/>$scope.<text:span text:style-name="T47">delete </text:span>= <text:span text:style-name="T13">function</text:span>(id) {</text:p>
      <text:p text:style-name="P45"><text:soft-page-break/><text:s text:c="20"/><text:span text:style-name="T13">if</text:span>(<text:span text:style-name="T47">confirm</text:span>(<text:span text:style-name="T23">'Deseja realmente excluir essa pessoa?'</text:span>)) {</text:p>
      <text:p text:style-name="P45"><text:s text:c="24"/><text:span text:style-name="T73">PessoasSrv</text:span>.<text:span text:style-name="T47">remove</text:span>(</text:p>
      <text:p text:style-name="P45"><text:s text:c="28"/>{<text:span text:style-name="T39">id</text:span>: id},</text:p>
      <text:p text:style-name="P45"><text:s text:c="28"/>{},</text:p>
      <text:p text:style-name="P45"><text:s text:c="28"/><text:span text:style-name="T13">function</text:span>(data, status, headers, config) { <text:span text:style-name="T52">// sucesso no delete</text:span></text:p>
      <text:p text:style-name="P45"><text:span text:style-name="T51"><text:s text:c="32"/></text:span>$scope.<text:span text:style-name="T47">load</text:span>();</text:p>
      <text:p text:style-name="P45"><text:s text:c="28"/>},</text:p>
      <text:p text:style-name="P45"><text:s text:c="28"/><text:span text:style-name="T13">function</text:span>(data, status, headers, config) { <text:span text:style-name="T52">// falha no delete</text:span></text:p>
      <text:p text:style-name="P45"><text:span text:style-name="T51"><text:s text:c="32"/></text:span><text:span text:style-name="T47">alert</text:span>(<text:span text:style-name="T23">'Ocorreu um erro: ' </text:span>+ data.messages[<text:span text:style-name="T1">0</text:span>]);</text:p>
      <text:p text:style-name="P45"><text:s text:c="28"/>}</text:p>
      <text:p text:style-name="P45"><text:s text:c="24"/>)</text:p>
      <text:p text:style-name="P45"><text:s text:c="20"/>} <text:span text:style-name="T13">else </text:span>{</text:p>
      <text:p text:style-name="P45"><text:s text:c="24"/>$scope.<text:span text:style-name="T47">load</text:span>();</text:p>
      <text:p text:style-name="P45"><text:s text:c="20"/>}</text:p>
      <text:p text:style-name="P45"><text:s text:c="16"/>}</text:p>
      <text:p text:style-name="P45"><text:s text:c="12"/>}</text:p>
      <text:p text:style-name="P45"><text:s text:c="8"/>]</text:p>
      <text:p text:style-name="P50">);</text:p>
      <text:p text:style-name="P80"/>
      <text:p text:style-name="P77"/>
      <text:p text:style-name="P4">3. Testar</text:p>
      <text:p text:style-name="P16">Iniciar servidor PHP pela linha de comando</text:p>
      <text:list xml:id="list1835615368" text:continue-numbering="true" text:style-name="L1">
        <text:list-item>
          <text:p text:style-name="P71">Entrar na pasta do projeto ~/cursos/curso-angular e entrar com o comando</text:p>
        </text:list-item>
        <text:list-item>
          <text:p text:style-name="P74">php -S 0.0.0.0:8888</text:p>
        </text:list-item>
        <text:list-item>
          <text:p text:style-name="P75">Acessar: <text:span text:style-name="T33"><text:s/>http://localhost:8888/</text:span></text:p>
        </text:list-item>
        <text:list-item>
          <text:p text:style-name="P71">Testar excluindo uma pessoa</text:p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calligra="http://www.calligra.org/2005/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Monospace" svg:font-family="Monospace"/>
    <style:font-face style:name="OpenSymbol" svg:font-family="OpenSymbol"/>
    <style:font-face style:name="Times New Roman" svg:font-family="'Times New Roman'"/>
    <style:font-face style:name="courier new" svg:font-family="'courier new'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 Condensed" style:font-size-asian="12pt" style:language-asian="en" style:country-asian="US" style:font-name-complex="DejaVu Sans Condensed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Title" style:family="paragraph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class="text">
      <style:paragraph-properties fo:margin-top="0cm" fo:margin-bottom="0.212cm"/>
    </style:style>
    <style:style style:name="Subtitle" style:family="paragraph" style:next-style-name="Text_20_body" style:class="chapter">
      <style:paragraph-properties fo:text-align="center" style:justify-single-word="false"/>
      <style:text-properties fo:font-size="14pt" fo:font-style="italic"/>
    </style:style>
    <style:style style:name="Contents_20_Heading" style:display-name="Contents Heading" style:family="paragraph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Footer" style:family="paragraph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next-style-name="Text_20_body" style:default-outline-level="2" style:class="text">
      <style:text-properties fo:font-size="14pt" fo:font-style="italic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List" style:family="paragraph" style:class="list"/>
    <style:style style:name="Preformatted_20_Text" style:display-name="Preformatted Text" style:family="paragraph" style:class="html">
      <style:paragraph-properties fo:margin-top="0cm" fo:margin-bottom="0cm"/>
      <style:text-properties style:font-name="Liberation Mono" fo:font-size="10pt"/>
    </style:style>
    <style:style style:name="Caption" style:family="paragraph" style:class="extra">
      <style:paragraph-properties fo:margin-top="0.212cm" fo:margin-bottom="0.212cm" text:number-lines="false" text:line-number="0"/>
      <style:text-properties fo:font-size="12pt" fo:font-style="italic"/>
    </style:style>
    <style:style style:name="Index_20_Link" style:display-name="Index Link" style:family="text"/>
    <style:style style:name="Emphasis" style:family="text">
      <style:text-properties fo:font-style="italic"/>
    </style:style>
    <style:style style:name="Bullet_20_Symbols" style:display-name="Bullet Symbols" style:family="text">
      <style:text-properties style:font-name="OpenSymbol"/>
    </style:style>
    <style:style style:name="Strong_20_Emphasis" style:display-name="Strong Emphasis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en" fo:country="US" style:letter-kerning="true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>
      <style:footer>
        <text:p text:style-name="MP1"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Unknown</meta:initial-creator>
    <meta:editing-cycles>1555</meta:editing-cycles>
    <dc:date>2015-08-02T08:58:30</dc:date>
    <meta:creation-date>2013-05-20T22:31:09</meta:creation-date>
    <dc:creator>James Freitas</dc:creator>
    <meta:editing-duration>PT16H35M17S</meta:editing-duration>
    <meta:document-statistic meta:table-count="0" meta:image-count="0" meta:object-count="0" meta:page-count="49" meta:paragraph-count="1630" meta:word-count="5789" meta:character-count="56571"/>
  </office:meta>
</office:document-meta>
</file>